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717in"/>
    </style:style>
    <style:style style:name="co3" style:family="table-column">
      <style:table-column-properties fo:break-before="auto" style:column-width="0.7071in"/>
    </style:style>
    <style:style style:name="co4" style:family="table-column">
      <style:table-column-properties fo:break-before="auto" style:column-width="1.1575in"/>
    </style:style>
    <style:style style:name="co5" style:family="table-column">
      <style:table-column-properties fo:break-before="auto" style:column-width="0.6429in"/>
    </style:style>
    <style:style style:name="co6" style:family="table-column">
      <style:table-column-properties fo:break-before="auto" style:column-width="0.3in"/>
    </style:style>
    <style:style style:name="co7" style:family="table-column">
      <style:table-column-properties fo:break-before="auto" style:column-width="2.1118in"/>
    </style:style>
    <style:style style:name="co9" style:family="table-column">
      <style:table-column-properties fo:break-before="auto" style:column-width="1.8437in"/>
    </style:style>
    <style:style style:name="co10" style:family="table-column">
      <style:table-column-properties fo:break-before="auto" style:column-width="2.3902in"/>
    </style:style>
    <style:style style:name="co11" style:family="table-column">
      <style:table-column-properties fo:break-before="auto" style:column-width="2.1654in"/>
    </style:style>
    <style:style style:name="co12" style:family="table-column">
      <style:table-column-properties fo:break-before="auto" style:column-width="0.5783in"/>
    </style:style>
    <style:style style:name="co13" style:family="table-column">
      <style:table-column-properties fo:break-before="auto" style:column-width="0.3854in"/>
    </style:style>
    <style:style style:name="co14" style:family="table-column">
      <style:table-column-properties fo:break-before="auto" style:column-width="0.9543in"/>
    </style:style>
    <style:style style:name="co15" style:family="table-column">
      <style:table-column-properties fo:break-before="auto" style:column-width="1.1791in"/>
    </style:style>
    <style:style style:name="co16" style:family="table-column">
      <style:table-column-properties fo:break-before="auto" style:column-width="1.4043in"/>
    </style:style>
    <style:style style:name="co17" style:family="table-column">
      <style:table-column-properties fo:break-before="auto" style:column-width="5.6071in"/>
    </style:style>
    <style:style style:name="co18" style:family="table-column">
      <style:table-column-properties fo:break-before="auto" style:column-width="5.1354in"/>
    </style:style>
    <style:style style:name="co19" style:family="table-column">
      <style:table-column-properties fo:break-before="auto" style:column-width="1.8543in"/>
    </style:style>
    <style:style style:name="co20" style:family="table-column">
      <style:table-column-properties fo:break-before="auto" style:column-width="1.222in"/>
    </style:style>
    <style:style style:name="co21" style:family="table-column">
      <style:table-column-properties fo:break-before="auto" style:column-width="2.4016in"/>
    </style:style>
    <style:style style:name="co22" style:family="table-column">
      <style:table-column-properties fo:break-before="auto" style:column-width="1.4472in"/>
    </style:style>
    <style:style style:name="co23" style:family="table-column">
      <style:table-column-properties fo:break-before="auto" style:column-width="4.278in"/>
    </style:style>
    <style:style style:name="co24" style:family="table-column">
      <style:table-column-properties fo:break-before="auto" style:column-width="1.9508in"/>
    </style:style>
    <style:style style:name="co25" style:family="table-column">
      <style:table-column-properties fo:break-before="auto" style:column-width="4.5346in"/>
    </style:style>
    <style:style style:name="co26" style:family="table-column">
      <style:table-column-properties fo:break-before="auto" style:column-width="1.5327in"/>
    </style:style>
    <style:style style:name="co27" style:family="table-column">
      <style:table-column-properties fo:break-before="auto" style:column-width="3.4307in"/>
    </style:style>
    <style:style style:name="co28" style:family="table-column">
      <style:table-column-properties fo:break-before="auto" style:column-width="2.0583in"/>
    </style:style>
    <style:style style:name="co29" style:family="table-column">
      <style:table-column-properties fo:break-before="auto" style:column-width="5.8862in"/>
    </style:style>
    <style:style style:name="co30" style:family="table-column">
      <style:table-column-properties fo:break-before="auto" style:column-width="1.7902in"/>
    </style:style>
    <style:style style:name="co31" style:family="table-column">
      <style:table-column-properties fo:break-before="auto" style:column-width="0.8146in"/>
    </style:style>
    <style:style style:name="co32" style:family="table-column">
      <style:table-column-properties fo:break-before="auto" style:column-width="0.5146in"/>
    </style:style>
    <style:style style:name="co33" style:family="table-column">
      <style:table-column-properties fo:break-before="auto" style:column-width="1.6508in"/>
    </style:style>
    <style:style style:name="co34" style:family="table-column">
      <style:table-column-properties fo:break-before="auto" style:column-width="1.6075in"/>
    </style:style>
    <style:style style:name="co35" style:family="table-column">
      <style:table-column-properties fo:break-before="auto" style:column-width="2.4in"/>
    </style:style>
    <style:style style:name="co36" style:family="table-column">
      <style:table-column-properties fo:break-before="auto" style:column-width="1.0075in"/>
    </style:style>
    <style:style style:name="co37" style:family="table-column">
      <style:table-column-properties fo:break-before="auto" style:column-width="1.0827in"/>
    </style:style>
    <style:style style:name="co38" style:family="table-column">
      <style:table-column-properties fo:break-before="auto" style:column-width="1.8756in"/>
    </style:style>
    <style:style style:name="co39" style:family="table-column">
      <style:table-column-properties fo:break-before="auto" style:column-width="3.9882in"/>
    </style:style>
    <style:style style:name="co40" style:family="table-column">
      <style:table-column-properties fo:break-before="auto" style:column-width="3.4409in"/>
    </style:style>
    <style:style style:name="co41" style:family="table-column">
      <style:table-column-properties fo:break-before="auto" style:column-width="0.3429in"/>
    </style:style>
    <style:style style:name="co42" style:family="table-column">
      <style:table-column-properties fo:break-before="auto" style:column-width="0.5035in"/>
    </style:style>
    <style:style style:name="co43" style:family="table-column">
      <style:table-column-properties fo:break-before="auto" style:column-width="0.6217in"/>
    </style:style>
    <style:style style:name="co44" style:family="table-column">
      <style:table-column-properties fo:break-before="auto" style:column-width="1.4575in"/>
    </style:style>
    <style:style style:name="co45" style:family="table-column">
      <style:table-column-properties fo:break-before="auto" style:column-width="1.3291in"/>
    </style:style>
    <style:style style:name="co46" style:family="table-column">
      <style:table-column-properties fo:break-before="auto" style:column-width="3.5807in"/>
    </style:style>
    <style:style style:name="co47" style:family="table-column">
      <style:table-column-properties fo:break-before="auto" style:column-width="4.8563in"/>
    </style:style>
    <style:style style:name="co48" style:family="table-column">
      <style:table-column-properties fo:break-before="auto" style:column-width="0.3638in"/>
    </style:style>
    <style:style style:name="co49" style:family="table-column">
      <style:table-column-properties fo:break-before="auto" style:column-width="0.4181in"/>
    </style:style>
    <style:style style:name="co50" style:family="table-column">
      <style:table-column-properties fo:break-before="auto" style:column-width="3.5272in"/>
    </style:style>
    <style:style style:name="co51" style:family="table-column">
      <style:table-column-properties fo:break-before="auto" style:column-width="4.2453in"/>
    </style:style>
    <style:style style:name="co52" style:family="table-column">
      <style:table-column-properties fo:break-before="auto" style:column-width="0.3752in"/>
    </style:style>
    <style:style style:name="co53" style:family="table-column">
      <style:table-column-properties fo:break-before="auto" style:column-width="0.4602in"/>
    </style:style>
    <style:style style:name="co54" style:family="table-column">
      <style:table-column-properties fo:break-before="auto" style:column-width="0.6535in"/>
    </style:style>
    <style:style style:name="co55" style:family="table-column">
      <style:table-column-properties fo:break-before="auto" style:column-width="1.0398in"/>
    </style:style>
    <style:style style:name="co56" style:family="table-column">
      <style:table-column-properties fo:break-before="auto" style:column-width="2.948in"/>
    </style:style>
    <style:style style:name="co57" style:family="table-column">
      <style:table-column-properties fo:break-before="auto" style:column-width="5.1571in"/>
    </style:style>
    <style:style style:name="co58" style:family="table-column">
      <style:table-column-properties fo:break-before="auto" style:column-width="0.8925in"/>
    </style:style>
    <style:style style:name="co59" style:family="table-column">
      <style:table-column-properties fo:break-before="auto" style:column-width="0.4043in"/>
    </style:style>
    <style:style style:name="co60" style:family="table-column">
      <style:table-column-properties fo:break-before="auto" style:column-width="2.3925in"/>
    </style:style>
    <style:style style:name="co61" style:family="table-column">
      <style:table-column-properties fo:break-before="auto" style:column-width="17.7091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1"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text-properties fo:font-weight="bold" style:font-weight-asian="bold" style:font-weight-complex="bold"/>
    </style:style>
    <style:style style:name="ce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7" style:family="table-cell" style:parent-style-name="Default">
      <style:table-cell-properties fo:border-bottom="none"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9"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13" style:family="table-cell" style:parent-style-name="Default" style:data-style-name="N0"/>
    <style:style style:name="ce14" style:family="table-cell" style:parent-style-name="Default">
      <style:table-cell-properties style:text-align-source="fix" style:repeat-content="false"/>
      <style:paragraph-properties fo:text-align="start" fo:margin-left="0in"/>
    </style:style>
    <style:style style:name="ce15" style:family="table-cell" style:parent-style-name="Default" style:data-style-name="N0">
      <style:text-properties fo:font-weight="bold" style:font-weight-asian="bold" style:font-weight-complex="bold"/>
    </style:style>
    <style:style style:name="T1" style:family="text">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Lokace" table:style-name="ta1">
        <table:table-column table:style-name="co1" table:default-cell-style-name="Default"/>
        <table:table-column table:style-name="co2" table:default-cell-style-name="Default"/>
        <table:table-column table:style-name="co1" table:default-cell-style-name="ce2"/>
        <table:table-column table:style-name="co1" table:default-cell-style-name="Default"/>
        <table:table-column table:style-name="co3" table:default-cell-style-name="ce2"/>
        <table:table-column table:style-name="co4" table:default-cell-style-name="Default"/>
        <table:table-column table:style-name="co1" table:default-cell-style-name="Default"/>
        <table:table-column table:style-name="co5" table:default-cell-style-name="Default"/>
        <table:table-column table:style-name="co1" table:default-cell-style-name="ce3"/>
        <table:table-column table:style-name="co6" table:number-columns-repeated="6" table:default-cell-style-name="ce3"/>
        <table:table-column table:style-name="co6" table:number-columns-repeated="3" table:default-cell-style-name="Default"/>
        <table:table-column table:style-name="co7" table:default-cell-style-name="Default"/>
        <table:table-column table:style-name="co3" table:default-cell-style-name="Default"/>
        <table:table-row table:style-name="ro1">
          <table:table-cell table:number-columns-repeated="20"/>
        </table:table-row>
        <table:table-row table:style-name="ro1">
          <table:table-cell/>
          <table:table-cell table:style-name="ce1" office:value-type="string">
            <text:p>CNT</text:p>
          </table:table-cell>
          <table:table-cell table:style-name="ce1" office:value-type="string">
            <text:p>Prostredi</text:p>
          </table:table-cell>
          <table:table-cell table:style-name="ce1" office:value-type="string">
            <text:p>Code</text:p>
          </table:table-cell>
          <table:table-cell table:style-name="ce1" office:value-type="string">
            <text:p>Balicek</text:p>
          </table:table-cell>
          <table:table-cell table:style-name="ce1" office:value-type="string">
            <text:p>Img</text:p>
          </table:table-cell>
          <table:table-cell table:style-name="ce1" office:value-type="string">
            <text:p>Jmeno</text:p>
          </table:table-cell>
          <table:table-cell table:style-name="ce1" office:value-type="string">
            <text:p>Hide</text:p>
          </table:table-cell>
          <table:table-cell table:style-name="ce1" office:value-type="string">
            <text:p>Search</text:p>
          </table:table-cell>
          <table:table-cell table:style-name="ce4" office:value-type="string" table:number-columns-spanned="3" table:number-rows-spanned="1">
            <text:p>E Vzduch</text:p>
          </table:table-cell>
          <table:covered-table-cell table:style-name="ce7"/>
          <table:covered-table-cell table:style-name="ce9"/>
          <table:table-cell table:style-name="ce4" office:value-type="string" table:number-columns-spanned="3" table:number-rows-spanned="1">
            <text:p>E Zeme</text:p>
          </table:table-cell>
          <table:covered-table-cell table:style-name="ce7"/>
          <table:covered-table-cell table:style-name="ce9"/>
          <table:table-cell table:style-name="ce4" office:value-type="string" table:number-columns-spanned="3" table:number-rows-spanned="1">
            <text:p>E Stin</text:p>
          </table:table-cell>
          <table:covered-table-cell table:style-name="ce7" office:value-type="string">
            <text:p>E Zeme</text:p>
          </table:covered-table-cell>
          <table:covered-table-cell table:style-name="ce9" office:value-type="string">
            <text:p>E Stin</text:p>
          </table:covered-table-cell>
          <table:table-cell table:style-name="ce1" office:value-type="string">
            <text:p>Text</text:p>
          </table:table-cell>
          <table:table-cell/>
        </table:table-row>
        <table:table-row table:style-name="ro1">
          <table:table-cell/>
          <table:table-cell office:value-type="float" office:value="1">
            <text:p>1</text:p>
          </table:table-cell>
          <table:table-cell office:value-type="string">
            <text:p>Mesto</text:p>
          </table:table-cell>
          <table:table-cell office:value-type="string">
            <text:p>M</text:p>
          </table:table-cell>
          <table:table-cell office:value-type="string">
            <text:p>E</text:p>
          </table:table-cell>
          <table:table-cell office:value-type="string">
            <text:p>png/house.png</text:p>
          </table:table-cell>
          <table:table-cell office:value-type="string">
            <text:p>Kostel</text:p>
          </table:table-cell>
          <table:table-cell office:value-type="float" office:value="3">
            <text:p>3</text:p>
          </table:table-cell>
          <table:table-cell office:value-type="float" office:value="1">
            <text:p>1</text:p>
          </table:table-cell>
          <table:table-cell table:style-name="ce5" office:value-type="float" office:value="1">
            <text:p>1</text:p>
          </table:table-cell>
          <table:table-cell table:style-name="ce2" office:value-type="float" office:value="0">
            <text:p>0</text:p>
          </table:table-cell>
          <table:table-cell table:style-name="ce10" office:value-type="string">
            <text:p>+1</text:p>
          </table:table-cell>
          <table:table-cell table:style-name="ce5" office:value-type="float" office:value="0">
            <text:p>0</text:p>
          </table:table-cell>
          <table:table-cell table:style-name="ce2" office:value-type="float" office:value="1">
            <text:p>1</text:p>
          </table:table-cell>
          <table:table-cell table:style-name="ce10"/>
          <table:table-cell table:style-name="ce5" office:value-type="float" office:value="1">
            <text:p>1</text:p>
          </table:table-cell>
          <table:table-cell table:style-name="ce2" office:value-type="float" office:value="1">
            <text:p>1</text:p>
          </table:table-cell>
          <table:table-cell table:style-name="ce10"/>
          <table:table-cell office:value-type="string">
            <text:p>Poboreny kostelik</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D</text:p>
          </table:table-cell>
          <table:table-cell office:value-type="string">
            <text:p>png/house.png</text:p>
          </table:table-cell>
          <table:table-cell office:value-type="string">
            <text:p>Bytovka</text:p>
          </table:table-cell>
          <table:table-cell office:value-type="float" office:value="4">
            <text:p>4</text:p>
          </table:table-cell>
          <table:table-cell office:value-type="float" office:value="3">
            <text:p>3</text:p>
          </table:table-cell>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5" office:value-type="float" office:value="1">
            <text:p>1</text:p>
          </table:table-cell>
          <table:table-cell table:style-name="ce2" office:value-type="float" office:value="1">
            <text:p>1</text:p>
          </table:table-cell>
          <table:table-cell table:style-name="ce10"/>
          <table:table-cell office:value-type="string">
            <text:p>S dvorkem</text:p>
          </table:table-cell>
          <table:table-cell/>
        </table:table-row>
        <table:table-row table:style-name="ro1">
          <table:table-cell/>
          <table:table-cell office:value-type="float" office:value="3">
            <text:p>3</text:p>
          </table:table-cell>
          <table:table-cell office:value-type="string">
            <text:p>Mesto</text:p>
          </table:table-cell>
          <table:table-cell office:value-type="string">
            <text:p>M</text:p>
          </table:table-cell>
          <table:table-cell office:value-type="string">
            <text:p>C</text:p>
          </table:table-cell>
          <table:table-cell office:value-type="string">
            <text:p>png/house.png</text:p>
          </table:table-cell>
          <table:table-cell office:value-type="string">
            <text:p>Domek</text:p>
          </table:table-cell>
          <table:table-cell office:value-type="float" office:value="3">
            <text:p>3</text:p>
          </table:table-cell>
          <table:table-cell office:value-type="string">
            <text:p>2 s</text:p>
          </table:table-cell>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5" office:value-type="float" office:value="1">
            <text:p>1</text:p>
          </table:table-cell>
          <table:table-cell table:style-name="ce2" office:value-type="float" office:value="0">
            <text:p>0</text:p>
          </table:table-cell>
          <table:table-cell table:style-name="ce10" office:value-type="string">
            <text:p>+1</text:p>
          </table:table-cell>
          <table:table-cell office:value-type="string">
            <text:p>Zarostla zahradka</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A</text:p>
          </table:table-cell>
          <table:table-cell office:value-type="string">
            <text:p>png/house.png</text:p>
          </table:table-cell>
          <table:table-cell office:value-type="string">
            <text:p>Male namesti</text:p>
          </table:table-cell>
          <table:table-cell office:value-type="float" office:value="1">
            <text:p>1</text:p>
          </table:table-cell>
          <table:table-cell office:value-type="float" office:value="0">
            <text:p>0</text:p>
          </table:table-cell>
          <table:table-cell table:style-name="ce5" office:value-type="float" office:value="1">
            <text:p>1</text:p>
          </table:table-cell>
          <table:table-cell table:style-name="ce2" office:value-type="float" office:value="1">
            <text:p>1</text:p>
          </table:table-cell>
          <table:table-cell table:style-name="ce10"/>
          <table:table-cell table:style-name="ce5" office:value-type="float" office:value="1">
            <text:p>1</text:p>
          </table:table-cell>
          <table:table-cell table:style-name="ce2" office:value-type="float" office:value="1">
            <text:p>1</text:p>
          </table:table-cell>
          <table:table-cell table:style-name="ce10"/>
          <table:table-cell table:style-name="ce5" office:value-type="float" office:value="0">
            <text:p>0</text:p>
          </table:table-cell>
          <table:table-cell table:style-name="ce2" office:value-type="float" office:value="0">
            <text:p>0</text:p>
          </table:table-cell>
          <table:table-cell table:style-name="ce10"/>
          <table:table-cell office:value-type="string">
            <text:p>S kasnou</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B</text:p>
          </table:table-cell>
          <table:table-cell office:value-type="string">
            <text:p>png/house.png</text:p>
          </table:table-cell>
          <table:table-cell office:value-type="string">
            <text:p>Skladiste</text:p>
          </table:table-cell>
          <table:table-cell office:value-type="float" office:value="2">
            <text:p>2</text:p>
          </table:table-cell>
          <table:table-cell office:value-type="string">
            <text:p>2 s</text:p>
          </table:table-cell>
          <table:table-cell table:style-name="ce5" office:value-type="float" office:value="0">
            <text:p>0</text:p>
          </table:table-cell>
          <table:table-cell table:style-name="ce2" office:value-type="float" office:value="1">
            <text:p>1</text:p>
          </table:table-cell>
          <table:table-cell table:style-name="ce10"/>
          <table:table-cell table:style-name="ce5" office:value-type="float" office:value="0">
            <text:p>0</text:p>
          </table:table-cell>
          <table:table-cell table:style-name="ce2" office:value-type="float" office:value="1">
            <text:p>1</text:p>
          </table:table-cell>
          <table:table-cell table:style-name="ce10"/>
          <table:table-cell table:style-name="ce5" office:value-type="float" office:value="1">
            <text:p>1</text:p>
          </table:table-cell>
          <table:table-cell table:style-name="ce2" office:value-type="float" office:value="1">
            <text:p>1</text:p>
          </table:table-cell>
          <table:table-cell table:style-name="ce10" office:value-type="string">
            <text:p>+1</text:p>
          </table:table-cell>
          <table:table-cell office:value-type="string">
            <text:p>Zdi sama dira</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C</text:p>
          </table:table-cell>
          <table:table-cell office:value-type="string">
            <text:p>png/house.png</text:p>
          </table:table-cell>
          <table:table-cell office:value-type="string">
            <text:p>Garaze</text:p>
          </table:table-cell>
          <table:table-cell office:value-type="float" office:value="2">
            <text:p>2</text:p>
          </table:table-cell>
          <table:table-cell office:value-type="string">
            <text:p>2 V</text:p>
          </table:table-cell>
          <table:table-cell table:style-name="ce5" office:value-type="float" office:value="0">
            <text:p>0</text:p>
          </table:table-cell>
          <table:table-cell table:style-name="ce2" office:value-type="float" office:value="1">
            <text:p>1</text:p>
          </table:table-cell>
          <table:table-cell table:style-name="ce10"/>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5" office:value-type="float" office:value="1">
            <text:p>1</text:p>
          </table:table-cell>
          <table:table-cell table:style-name="ce2" office:value-type="float" office:value="1">
            <text:p>1</text:p>
          </table:table-cell>
          <table:table-cell table:style-name="ce10"/>
          <table:table-cell office:value-type="string">
            <text:p>Odolavaji casu</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B</text:p>
          </table:table-cell>
          <table:table-cell office:value-type="string">
            <text:p>png/house.png</text:p>
          </table:table-cell>
          <table:table-cell office:value-type="string">
            <text:p>Maly obchod</text:p>
          </table:table-cell>
          <table:table-cell office:value-type="float" office:value="2">
            <text:p>2</text:p>
          </table:table-cell>
          <table:table-cell office:value-type="string">
            <text:p>2 s</text:p>
          </table:table-cell>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5" office:value-type="float" office:value="1">
            <text:p>1</text:p>
          </table:table-cell>
          <table:table-cell table:style-name="ce2" office:value-type="float" office:value="1">
            <text:p>1</text:p>
          </table:table-cell>
          <table:table-cell table:style-name="ce10"/>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office:value-type="string">
            <text:p>Dvere dokoran</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A</text:p>
          </table:table-cell>
          <table:table-cell office:value-type="string">
            <text:p>png/house.png</text:p>
          </table:table-cell>
          <table:table-cell office:value-type="string">
            <text:p>Hriste</text:p>
          </table:table-cell>
          <table:table-cell table:number-columns-repeated="2" office:value-type="float" office:value="1">
            <text:p>1</text:p>
          </table:table-cell>
          <table:table-cell table:style-name="ce5" office:value-type="float" office:value="0">
            <text:p>0</text:p>
          </table:table-cell>
          <table:table-cell table:style-name="ce2" office:value-type="float" office:value="3">
            <text:p>3</text:p>
          </table:table-cell>
          <table:table-cell table:style-name="ce10"/>
          <table:table-cell table:style-name="ce2" office:value-type="float" office:value="1">
            <text:p>1</text:p>
          </table:table-cell>
          <table:table-cell table:style-name="ce2" office:value-type="float" office:value="0">
            <text:p>0</text:p>
          </table:table-cell>
          <table:table-cell table:style-name="ce2" office:value-type="string">
            <text:p>+1</text:p>
          </table:table-cell>
          <table:table-cell table:style-name="ce5" office:value-type="float" office:value="0">
            <text:p>0</text:p>
          </table:table-cell>
          <table:table-cell table:style-name="ce2" office:value-type="float" office:value="0">
            <text:p>0</text:p>
          </table:table-cell>
          <table:table-cell table:style-name="ce10"/>
          <table:table-cell office:value-type="string">
            <text:p>Sportu zdar</text:p>
          </table:table-cell>
          <table:table-cell/>
        </table:table-row>
        <table:table-row table:style-name="ro1">
          <table:table-cell/>
          <table:table-cell office:value-type="float" office:value="1">
            <text:p>1</text:p>
          </table:table-cell>
          <table:table-cell office:value-type="string">
            <text:p>Mesto</text:p>
          </table:table-cell>
          <table:table-cell office:value-type="string">
            <text:p>M</text:p>
          </table:table-cell>
          <table:table-cell office:value-type="string">
            <text:p>C</text:p>
          </table:table-cell>
          <table:table-cell office:value-type="string">
            <text:p>png/house.png</text:p>
          </table:table-cell>
          <table:table-cell office:value-type="string">
            <text:p>Herna</text:p>
          </table:table-cell>
          <table:table-cell office:value-type="float" office:value="3">
            <text:p>3</text:p>
          </table:table-cell>
          <table:table-cell office:value-type="string">
            <text:p>1 s</text:p>
          </table:table-cell>
          <table:table-cell table:style-name="ce5" office:value-type="float" office:value="0">
            <text:p>0</text:p>
          </table:table-cell>
          <table:table-cell table:style-name="ce2" office:value-type="float" office:value="1">
            <text:p>1</text:p>
          </table:table-cell>
          <table:table-cell table:style-name="ce10"/>
          <table:table-cell table:style-name="ce2" office:value-type="float" office:value="1">
            <text:p>1</text:p>
          </table:table-cell>
          <table:table-cell table:style-name="ce2" office:value-type="float" office:value="0">
            <text:p>0</text:p>
          </table:table-cell>
          <table:table-cell table:style-name="ce10"/>
          <table:table-cell table:style-name="ce5" office:value-type="float" office:value="1">
            <text:p>1</text:p>
          </table:table-cell>
          <table:table-cell table:style-name="ce2" office:value-type="float" office:value="1">
            <text:p>1</text:p>
          </table:table-cell>
          <table:table-cell table:style-name="ce10"/>
          <table:table-cell office:value-type="string">
            <text:p>Doupe stesteny</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B</text:p>
          </table:table-cell>
          <table:table-cell office:value-type="string">
            <text:p>png/house.png</text:p>
          </table:table-cell>
          <table:table-cell office:value-type="string">
            <text:p>Restaurace</text:p>
          </table:table-cell>
          <table:table-cell table:number-columns-repeated="2" office:value-type="float" office:value="2">
            <text:p>2</text:p>
          </table:table-cell>
          <table:table-cell table:style-name="ce5" office:value-type="float" office:value="0">
            <text:p>0</text:p>
          </table:table-cell>
          <table:table-cell table:style-name="ce2" office:value-type="float" office:value="1">
            <text:p>1</text:p>
          </table:table-cell>
          <table:table-cell table:style-name="ce10" office:value-type="string">
            <text:p>+1</text:p>
          </table:table-cell>
          <table:table-cell table:style-name="ce2" office:value-type="float" office:value="0">
            <text:p>0</text:p>
          </table:table-cell>
          <table:table-cell table:style-name="ce2" office:value-type="float" office:value="1">
            <text:p>1</text:p>
          </table:table-cell>
          <table:table-cell table:style-name="ce2" office:value-type="string">
            <text:p>+1</text:p>
          </table:table-cell>
          <table:table-cell table:style-name="ce5" office:value-type="float" office:value="0">
            <text:p>0</text:p>
          </table:table-cell>
          <table:table-cell table:style-name="ce2" office:value-type="float" office:value="2">
            <text:p>2</text:p>
          </table:table-cell>
          <table:table-cell table:style-name="ce10"/>
          <table:table-cell office:value-type="string">
            <text:p>S rozbitym akvarkem</text:p>
          </table:table-cell>
          <table:table-cell/>
        </table:table-row>
        <table:table-row table:style-name="ro1">
          <table:table-cell/>
          <table:table-cell office:value-type="float" office:value="1">
            <text:p>1</text:p>
          </table:table-cell>
          <table:table-cell office:value-type="string">
            <text:p>Mesto</text:p>
          </table:table-cell>
          <table:table-cell office:value-type="string">
            <text:p>M</text:p>
          </table:table-cell>
          <table:table-cell office:value-type="string">
            <text:p>D</text:p>
          </table:table-cell>
          <table:table-cell office:value-type="string">
            <text:p>png/house.png</text:p>
          </table:table-cell>
          <table:table-cell office:value-type="string">
            <text:p>Kasino</text:p>
          </table:table-cell>
          <table:table-cell office:value-type="float" office:value="2">
            <text:p>2</text:p>
          </table:table-cell>
          <table:table-cell office:value-type="string">
            <text:p>1 V</text:p>
          </table:table-cell>
          <table:table-cell table:style-name="ce5" office:value-type="float" office:value="0">
            <text:p>0</text:p>
          </table:table-cell>
          <table:table-cell table:style-name="ce2" office:value-type="float" office:value="0">
            <text:p>0</text:p>
          </table:table-cell>
          <table:table-cell table:style-name="ce10"/>
          <table:table-cell table:style-name="ce2" office:value-type="float" office:value="0">
            <text:p>0</text:p>
          </table:table-cell>
          <table:table-cell table:style-name="ce2" office:value-type="float" office:value="2">
            <text:p>2</text:p>
          </table:table-cell>
          <table:table-cell table:style-name="ce10"/>
          <table:table-cell table:style-name="ce5" office:value-type="float" office:value="1">
            <text:p>1</text:p>
          </table:table-cell>
          <table:table-cell table:style-name="ce2" office:value-type="float" office:value="1">
            <text:p>1</text:p>
          </table:table-cell>
          <table:table-cell table:style-name="ce10"/>
          <table:table-cell office:value-type="string">
            <text:p>Omlacena krasa</text:p>
          </table:table-cell>
          <table:table-cell/>
        </table:table-row>
        <table:table-row table:style-name="ro1">
          <table:table-cell/>
          <table:table-cell office:value-type="float" office:value="1">
            <text:p>1</text:p>
          </table:table-cell>
          <table:table-cell office:value-type="string">
            <text:p>Mesto</text:p>
          </table:table-cell>
          <table:table-cell office:value-type="string">
            <text:p>M</text:p>
          </table:table-cell>
          <table:table-cell office:value-type="string">
            <text:p>E</text:p>
          </table:table-cell>
          <table:table-cell office:value-type="string">
            <text:p>png/house.png</text:p>
          </table:table-cell>
          <table:table-cell office:value-type="string">
            <text:p>Obchodak</text:p>
          </table:table-cell>
          <table:table-cell office:value-type="float" office:value="3">
            <text:p>3</text:p>
          </table:table-cell>
          <table:table-cell office:value-type="string">
            <text:p>3 V</text:p>
          </table:table-cell>
          <table:table-cell table:style-name="ce5" office:value-type="float" office:value="1">
            <text:p>1</text:p>
          </table:table-cell>
          <table:table-cell table:style-name="ce2" office:value-type="float" office:value="0">
            <text:p>0</text:p>
          </table:table-cell>
          <table:table-cell table:style-name="ce10" office:value-type="string">
            <text:p>+1</text:p>
          </table:table-cell>
          <table:table-cell table:style-name="ce2" office:value-type="float" office:value="0">
            <text:p>0</text:p>
          </table:table-cell>
          <table:table-cell table:style-name="ce2" office:value-type="float" office:value="1">
            <text:p>1</text:p>
          </table:table-cell>
          <table:table-cell table:style-name="ce2" office:value-type="string">
            <text:p>+1</text:p>
          </table:table-cell>
          <table:table-cell table:style-name="ce5" office:value-type="float" office:value="0">
            <text:p>0</text:p>
          </table:table-cell>
          <table:table-cell table:style-name="ce2" office:value-type="float" office:value="1">
            <text:p>1</text:p>
          </table:table-cell>
          <table:table-cell table:style-name="ce10"/>
          <table:table-cell office:value-type="string">
            <text:p>Svatostanek komerce</text:p>
          </table:table-cell>
          <table:table-cell/>
        </table:table-row>
        <table:table-row table:style-name="ro1">
          <table:table-cell/>
          <table:table-cell office:value-type="float" office:value="1">
            <text:p>1</text:p>
          </table:table-cell>
          <table:table-cell office:value-type="string">
            <text:p>Mesto</text:p>
          </table:table-cell>
          <table:table-cell office:value-type="string">
            <text:p>M</text:p>
          </table:table-cell>
          <table:table-cell office:value-type="string">
            <text:p>E</text:p>
          </table:table-cell>
          <table:table-cell office:value-type="string">
            <text:p>png/house.png</text:p>
          </table:table-cell>
          <table:table-cell office:value-type="string">
            <text:p>Divadlo</text:p>
          </table:table-cell>
          <table:table-cell office:value-type="float" office:value="2">
            <text:p>2</text:p>
          </table:table-cell>
          <table:table-cell office:value-type="string">
            <text:p>2 s</text:p>
          </table:table-cell>
          <table:table-cell table:style-name="ce5" office:value-type="float" office:value="1">
            <text:p>1</text:p>
          </table:table-cell>
          <table:table-cell table:style-name="ce2" office:value-type="float" office:value="1">
            <text:p>1</text:p>
          </table:table-cell>
          <table:table-cell table:style-name="ce10"/>
          <table:table-cell table:style-name="ce2" office:value-type="float" office:value="0">
            <text:p>0</text:p>
          </table:table-cell>
          <table:table-cell table:style-name="ce2" office:value-type="float" office:value="1">
            <text:p>1</text:p>
          </table:table-cell>
          <table:table-cell table:style-name="ce10"/>
          <table:table-cell table:style-name="ce5" office:value-type="float" office:value="0">
            <text:p>0</text:p>
          </table:table-cell>
          <table:table-cell table:style-name="ce2" office:value-type="float" office:value="2">
            <text:p>2</text:p>
          </table:table-cell>
          <table:table-cell table:style-name="ce10"/>
          <table:table-cell office:value-type="string">
            <text:p>Zavrene</text:p>
          </table:table-cell>
          <table:table-cell/>
        </table:table-row>
        <table:table-row table:style-name="ro1">
          <table:table-cell/>
          <table:table-cell office:value-type="float" office:value="2">
            <text:p>2</text:p>
          </table:table-cell>
          <table:table-cell office:value-type="string">
            <text:p>Mesto</text:p>
          </table:table-cell>
          <table:table-cell office:value-type="string">
            <text:p>M</text:p>
          </table:table-cell>
          <table:table-cell office:value-type="string">
            <text:p>D</text:p>
          </table:table-cell>
          <table:table-cell office:value-type="string">
            <text:p>png/house.png</text:p>
          </table:table-cell>
          <table:table-cell office:value-type="string">
            <text:p>Kancelare</text:p>
          </table:table-cell>
          <table:table-cell office:value-type="float" office:value="3">
            <text:p>3</text:p>
          </table:table-cell>
          <table:table-cell office:value-type="string">
            <text:p>2 s</text:p>
          </table:table-cell>
          <table:table-cell table:style-name="ce5" office:value-type="float" office:value="0">
            <text:p>0</text:p>
          </table:table-cell>
          <table:table-cell table:style-name="ce2" office:value-type="float" office:value="1">
            <text:p>1</text:p>
          </table:table-cell>
          <table:table-cell table:style-name="ce10"/>
          <table:table-cell table:style-name="ce2" office:value-type="float" office:value="0">
            <text:p>0</text:p>
          </table:table-cell>
          <table:table-cell table:style-name="ce2" office:value-type="float" office:value="1">
            <text:p>1</text:p>
          </table:table-cell>
          <table:table-cell table:style-name="ce10"/>
          <table:table-cell table:style-name="ce5" office:value-type="float" office:value="0">
            <text:p>0</text:p>
          </table:table-cell>
          <table:table-cell table:style-name="ce2" office:value-type="float" office:value="2">
            <text:p>2</text:p>
          </table:table-cell>
          <table:table-cell table:style-name="ce10" office:value-type="string">
            <text:p>+1</text:p>
          </table:table-cell>
          <table:table-cell office:value-type="string">
            <text:p>Prazdne a depresivni</text:p>
          </table:table-cell>
          <table:table-cell/>
        </table:table-row>
        <table:table-row table:style-name="ro1">
          <table:table-cell/>
          <table:table-cell office:value-type="float" office:value="1">
            <text:p>1</text:p>
          </table:table-cell>
          <table:table-cell office:value-type="string">
            <text:p>Mesto</text:p>
          </table:table-cell>
          <table:table-cell office:value-type="string">
            <text:p>M</text:p>
          </table:table-cell>
          <table:table-cell office:value-type="string">
            <text:p>--</text:p>
          </table:table-cell>
          <table:table-cell office:value-type="string">
            <text:p>png/house.png</text:p>
          </table:table-cell>
          <table:table-cell office:value-type="string">
            <text:p>Pristav</text:p>
          </table:table-cell>
          <table:table-cell office:value-type="float" office:value="2">
            <text:p>2</text:p>
          </table:table-cell>
          <table:table-cell office:value-type="string">
            <text:p>2 s</text:p>
          </table:table-cell>
          <table:table-cell table:style-name="ce6" office:value-type="float" office:value="0">
            <text:p>0</text:p>
          </table:table-cell>
          <table:table-cell table:style-name="ce8" office:value-type="float" office:value="1">
            <text:p>1</text:p>
          </table:table-cell>
          <table:table-cell table:style-name="ce11" office:value-type="string">
            <text:p>+1</text:p>
          </table:table-cell>
          <table:table-cell table:style-name="ce6" office:value-type="float" office:value="1">
            <text:p>1</text:p>
          </table:table-cell>
          <table:table-cell table:style-name="ce8" office:value-type="float" office:value="0">
            <text:p>0</text:p>
          </table:table-cell>
          <table:table-cell table:style-name="ce11"/>
          <table:table-cell table:style-name="ce6" office:value-type="float" office:value="1">
            <text:p>1</text:p>
          </table:table-cell>
          <table:table-cell table:style-name="ce8" office:value-type="float" office:value="1">
            <text:p>1</text:p>
          </table:table-cell>
          <table:table-cell table:style-name="ce11"/>
          <table:table-cell office:value-type="string">
            <text:p>Tvuj cil</text:p>
          </table:table-cell>
          <table:table-cell/>
        </table:table-row>
        <table:table-row table:style-name="ro1">
          <table:table-cell table:number-columns-repeated="20"/>
        </table:table-row>
        <table:table-row table:style-name="ro1">
          <table:table-cell table:number-columns-repeated="2"/>
          <table:table-cell table:style-name="Default"/>
          <table:table-cell/>
          <table:table-cell table:style-name="Default"/>
          <table:table-cell table:number-columns-repeated="3"/>
          <table:table-cell table:style-name="Default" table:number-columns-repeated="7"/>
          <table:table-cell table:number-columns-repeated="5"/>
        </table:table-row>
        <table:table-row table:style-name="ro1" table:number-rows-repeated="1048556">
          <table:table-cell table:number-columns-repeated="20"/>
        </table:table-row>
        <table:table-row table:style-name="ro1">
          <table:table-cell table:number-columns-repeated="20"/>
        </table:table-row>
      </table:table>
      <table:table table:name="Nepritel" table:style-name="ta1">
        <table:table-column table:style-name="co1" table:number-columns-repeated="9"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2">
          <table:table-cell table:number-columns-repeated="12"/>
        </table:table-row>
        <table:table-row table:style-name="ro1">
          <table:table-cell/>
          <table:table-cell table:style-name="ce12" office:value-type="string">
            <text:p>CNT</text:p>
          </table:table-cell>
          <table:table-cell table:style-name="ce12" office:value-type="string">
            <text:p>Category</text:p>
          </table:table-cell>
          <table:table-cell table:style-name="ce12" office:value-type="string">
            <text:p>Code</text:p>
          </table:table-cell>
          <table:table-cell table:style-name="ce12" office:value-type="string">
            <text:p>Level</text:p>
          </table:table-cell>
          <table:table-cell table:style-name="ce12" office:value-type="string">
            <text:p>Name</text:p>
          </table:table-cell>
          <table:table-cell table:style-name="ce12" office:value-type="string">
            <text:p>Str Air</text:p>
          </table:table-cell>
          <table:table-cell table:style-name="ce12" office:value-type="string">
            <text:p>Str Land</text:p>
          </table:table-cell>
          <table:table-cell table:style-name="ce12" office:value-type="string">
            <text:p>Str Shadow</text:p>
          </table:table-cell>
          <table:table-cell table:style-name="ce12" office:value-type="string">
            <text:p>Img</text:p>
          </table:table-cell>
          <table:table-cell table:style-name="ce12" office:value-type="string">
            <text:p>Vlastnost</text:p>
          </table:table-cell>
          <table:table-cell table:style-name="ce12" office:value-type="string">
            <text:p>Text</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1">
            <text:p>1</text:p>
          </table:table-cell>
          <table:table-cell office:value-type="string">
            <text:p>Lina</text:p>
          </table:table-cell>
          <table:table-cell table:number-columns-repeated="2" office:value-type="float" office:value="1">
            <text:p>1</text:p>
          </table:table-cell>
          <table:table-cell office:value-type="float" office:value="2">
            <text:p>2</text:p>
          </table:table-cell>
          <table:table-cell office:value-type="string">
            <text:p>png/monster.png</text:p>
          </table:table-cell>
          <table:table-cell office:value-type="string">
            <text:p>Nic extra</text:p>
          </table:table-cell>
          <table:table-cell office:value-type="string">
            <text:p>Pomala a lina</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1">
            <text:p>1</text:p>
          </table:table-cell>
          <table:table-cell office:value-type="string">
            <text:p>Rychla</text:p>
          </table:table-cell>
          <table:table-cell table:number-columns-repeated="2" office:value-type="float" office:value="2">
            <text:p>2</text:p>
          </table:table-cell>
          <table:table-cell office:value-type="float" office:value="1">
            <text:p>1</text:p>
          </table:table-cell>
          <table:table-cell office:value-type="string">
            <text:p>png/monster.png</text:p>
          </table:table-cell>
          <table:table-cell office:value-type="string">
            <text:p>Nic extra</text:p>
          </table:table-cell>
          <table:table-cell office:value-type="string">
            <text:p>Cila a hladova</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1">
            <text:p>1</text:p>
          </table:table-cell>
          <table:table-cell office:value-type="string">
            <text:p>Ozbrojena</text:p>
          </table:table-cell>
          <table:table-cell table:number-columns-repeated="2" office:value-type="float" office:value="1">
            <text:p>1</text:p>
          </table:table-cell>
          <table:table-cell office:value-type="float" office:value="2">
            <text:p>2</text:p>
          </table:table-cell>
          <table:table-cell office:value-type="string">
            <text:p>png/monster.png</text:p>
          </table:table-cell>
          <table:table-cell office:value-type="string">
            <text:p>Zranuje za 2</text:p>
          </table:table-cell>
          <table:table-cell office:value-type="string">
            <text:p>Ma nejaky klacek</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1">
            <text:p>1</text:p>
          </table:table-cell>
          <table:table-cell office:value-type="string">
            <text:p>Pliziva</text:p>
          </table:table-cell>
          <table:table-cell table:number-columns-repeated="2" office:value-type="float" office:value="1">
            <text:p>1</text:p>
          </table:table-cell>
          <table:table-cell office:value-type="float" office:value="3">
            <text:p>3</text:p>
          </table:table-cell>
          <table:table-cell office:value-type="string">
            <text:p>png/monster.png</text:p>
          </table:table-cell>
          <table:table-cell office:value-type="string">
            <text:p>Nic extra</text:p>
          </table:table-cell>
          <table:table-cell office:value-type="string">
            <text:p>Ticha a smrtici</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1">
            <text:p>1</text:p>
          </table:table-cell>
          <table:table-cell office:value-type="string">
            <text:p>Vlk</text:p>
          </table:table-cell>
          <table:table-cell office:value-type="float" office:value="1">
            <text:p>1</text:p>
          </table:table-cell>
          <table:table-cell office:value-type="float" office:value="3">
            <text:p>3</text:p>
          </table:table-cell>
          <table:table-cell office:value-type="float" office:value="1">
            <text:p>1</text:p>
          </table:table-cell>
          <table:table-cell office:value-type="string">
            <text:p>png/monster.png</text:p>
          </table:table-cell>
          <table:table-cell office:value-type="string">
            <text:p>Nic extra</text:p>
          </table:table-cell>
          <table:table-cell office:value-type="string">
            <text:p>Rychly jako blesk</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1">
            <text:p>1</text:p>
          </table:table-cell>
          <table:table-cell office:value-type="string">
            <text:p>S Kamenem</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png/monster.png</text:p>
          </table:table-cell>
          <table:table-cell office:value-type="string">
            <text:p>Nic extra</text:p>
          </table:table-cell>
          <table:table-cell office:value-type="string">
            <text:p>Schovej hlavu</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2">
            <text:p>2</text:p>
          </table:table-cell>
          <table:table-cell office:value-type="string">
            <text:p>S Pistoli</text:p>
          </table:table-cell>
          <table:table-cell office:value-type="float" office:value="2">
            <text:p>2</text:p>
          </table:table-cell>
          <table:table-cell office:value-type="float" office:value="3">
            <text:p>3</text:p>
          </table:table-cell>
          <table:table-cell office:value-type="float" office:value="2">
            <text:p>2</text:p>
          </table:table-cell>
          <table:table-cell office:value-type="string">
            <text:p>png/monster.png</text:p>
          </table:table-cell>
          <table:table-cell office:value-type="string">
            <text:p>Zbrane na blizko maji_-1</text:p>
          </table:table-cell>
          <table:table-cell office:value-type="string">
            <text:p>Ma pistoli</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2">
            <text:p>2</text:p>
          </table:table-cell>
          <table:table-cell office:value-type="string">
            <text:p>Puma</text:p>
          </table:table-cell>
          <table:table-cell table:number-columns-repeated="2" office:value-type="float" office:value="2">
            <text:p>2</text:p>
          </table:table-cell>
          <table:table-cell office:value-type="float" office:value="3">
            <text:p>3</text:p>
          </table:table-cell>
          <table:table-cell office:value-type="string">
            <text:p>png/monster.png</text:p>
          </table:table-cell>
          <table:table-cell office:value-type="string">
            <text:p>Nic extra</text:p>
          </table:table-cell>
          <table:table-cell office:value-type="string">
            <text:p>Rychla a ticha</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2">
            <text:p>2</text:p>
          </table:table-cell>
          <table:table-cell office:value-type="string">
            <text:p>Zakerna</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png/monster.png</text:p>
          </table:table-cell>
          <table:table-cell office:value-type="string">
            <text:p>Nic extra</text:p>
          </table:table-cell>
          <table:table-cell office:value-type="string">
            <text:p>Ma ostre drapy|Skvele splha</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2">
            <text:p>2</text:p>
          </table:table-cell>
          <table:table-cell office:value-type="string">
            <text:p>Nakazena</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png/monster.png</text:p>
          </table:table-cell>
          <table:table-cell office:value-type="string">
            <text:p>Kdyz zrani tak da i otravu</text:p>
          </table:table-cell>
          <table:table-cell office:value-type="string">
            <text:p>Ta nevypada zdrave</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3">
            <text:p>3</text:p>
          </table:table-cell>
          <table:table-cell office:value-type="string">
            <text:p>S Puskou</text:p>
          </table:table-cell>
          <table:table-cell office:value-type="float" office:value="3">
            <text:p>3</text:p>
          </table:table-cell>
          <table:table-cell office:value-type="float" office:value="4">
            <text:p>4</text:p>
          </table:table-cell>
          <table:table-cell office:value-type="float" office:value="2">
            <text:p>2</text:p>
          </table:table-cell>
          <table:table-cell office:value-type="string">
            <text:p>png/monster.png</text:p>
          </table:table-cell>
          <table:table-cell office:value-type="string">
            <text:p>Zbrane na blizko maji_-1</text:p>
          </table:table-cell>
          <table:table-cell office:value-type="string">
            <text:p>Ostrazita a nebezpecna</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3">
            <text:p>3</text:p>
          </table:table-cell>
          <table:table-cell office:value-type="string">
            <text:p>Stin</text:p>
          </table:table-cell>
          <table:table-cell office:value-type="float" office:value="4">
            <text:p>4</text:p>
          </table:table-cell>
          <table:table-cell office:value-type="float" office:value="2">
            <text:p>2</text:p>
          </table:table-cell>
          <table:table-cell office:value-type="float" office:value="3">
            <text:p>3</text:p>
          </table:table-cell>
          <table:table-cell office:value-type="string">
            <text:p>png/monster.png</text:p>
          </table:table-cell>
          <table:table-cell office:value-type="string">
            <text:p>Zbrane nadalku maji_-1</text:p>
          </table:table-cell>
          <table:table-cell office:value-type="string">
            <text:p>Jako by tu nebyl. A najednou Utok.</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3">
            <text:p>3</text:p>
          </table:table-cell>
          <table:table-cell office:value-type="string">
            <text:p>Plizivec</text:p>
          </table:table-cell>
          <table:table-cell office:value-type="float" office:value="2">
            <text:p>2</text:p>
          </table:table-cell>
          <table:table-cell office:value-type="float" office:value="3">
            <text:p>3</text:p>
          </table:table-cell>
          <table:table-cell office:value-type="float" office:value="4">
            <text:p>4</text:p>
          </table:table-cell>
          <table:table-cell office:value-type="string">
            <text:p>png/monster.png</text:p>
          </table:table-cell>
          <table:table-cell office:value-type="string">
            <text:p>Obrana mista je o 1 mensi</text:p>
          </table:table-cell>
          <table:table-cell office:value-type="string">
            <text:p>Domy jsou prazdne. Kdo v nich byl zemrel.</text:p>
          </table:table-cell>
        </table:table-row>
        <table:table-row table:style-name="ro1">
          <table:table-cell/>
          <table:table-cell office:value-type="float" office:value="1">
            <text:p>1</text:p>
          </table:table-cell>
          <table:table-cell office:value-type="string">
            <text:p>Zombie</text:p>
          </table:table-cell>
          <table:table-cell office:value-type="string">
            <text:p>X</text:p>
          </table:table-cell>
          <table:table-cell office:value-type="float" office:value="3">
            <text:p>3</text:p>
          </table:table-cell>
          <table:table-cell office:value-type="string">
            <text:p>Panther</text:p>
          </table:table-cell>
          <table:table-cell office:value-type="float" office:value="4">
            <text:p>4</text:p>
          </table:table-cell>
          <table:table-cell office:value-type="float" office:value="3">
            <text:p>3</text:p>
          </table:table-cell>
          <table:table-cell office:value-type="float" office:value="4">
            <text:p>4</text:p>
          </table:table-cell>
          <table:table-cell office:value-type="string">
            <text:p>png/monster.png</text:p>
          </table:table-cell>
          <table:table-cell office:value-type="string">
            <text:p>Nic extra</text:p>
          </table:table-cell>
          <table:table-cell office:value-type="string">
            <text:p>Vrrrau</text:p>
          </table:table-cell>
        </table:table-row>
        <table:table-row table:style-name="ro1" table:number-rows-repeated="4">
          <table:table-cell table:number-columns-repeated="12"/>
        </table:table-row>
        <table:table-row table:style-name="ro1">
          <table:table-cell/>
          <table:table-cell table:style-name="ce12" office:value-type="string">
            <text:p>CNT</text:p>
          </table:table-cell>
          <table:table-cell table:style-name="ce12" office:value-type="string">
            <text:p>Category</text:p>
          </table:table-cell>
          <table:table-cell table:style-name="ce12" office:value-type="string">
            <text:p>Code</text:p>
          </table:table-cell>
          <table:table-cell table:style-name="ce12" office:value-type="string">
            <text:p>Level</text:p>
          </table:table-cell>
          <table:table-cell table:style-name="ce12" office:value-type="string">
            <text:p>Name</text:p>
          </table:table-cell>
          <table:table-cell table:style-name="ce12" office:value-type="string">
            <text:p>Str Air</text:p>
          </table:table-cell>
          <table:table-cell table:style-name="ce12" office:value-type="string">
            <text:p>Str Land</text:p>
          </table:table-cell>
          <table:table-cell table:style-name="ce12" office:value-type="string">
            <text:p>Str Shadow</text:p>
          </table:table-cell>
          <table:table-cell table:style-name="ce12" office:value-type="string">
            <text:p>Img</text:p>
          </table:table-cell>
          <table:table-cell table:style-name="ce12" office:value-type="string">
            <text:p>Vlastnost</text:p>
          </table:table-cell>
          <table:table-cell table:style-name="ce12" office:value-type="string">
            <text:p>Text</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1">
            <text:p>1</text:p>
          </table:table-cell>
          <table:table-cell office:value-type="string">
            <text:p>Obrnena</text:p>
          </table:table-cell>
          <table:table-cell table:number-columns-repeated="2" office:value-type="float" office:value="3">
            <text:p>3</text:p>
          </table:table-cell>
          <table:table-cell table:style-name="ce13" office:value-type="float" office:value="4">
            <text:p>4</text:p>
          </table:table-cell>
          <table:table-cell office:value-type="string">
            <text:p>png/monster.png</text:p>
          </table:table-cell>
          <table:table-cell office:value-type="string">
            <text:p>Tezkou zbrani ji date za_+1</text:p>
          </table:table-cell>
          <table:table-cell office:value-type="string">
            <text:p>A nejsou jen na ozdobu</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1">
            <text:p>1</text:p>
          </table:table-cell>
          <table:table-cell office:value-type="string">
            <text:p>Ozbrojena</text:p>
          </table:table-cell>
          <table:table-cell office:value-type="float" office:value="4">
            <text:p>4</text:p>
          </table:table-cell>
          <table:table-cell office:value-type="float" office:value="3">
            <text:p>3</text:p>
          </table:table-cell>
          <table:table-cell table:style-name="ce13" office:value-type="float" office:value="2">
            <text:p>2</text:p>
          </table:table-cell>
          <table:table-cell office:value-type="string">
            <text:p>png/monster.png</text:p>
          </table:table-cell>
          <table:table-cell office:value-type="string">
            <text:p>Zbrane na blizko maji_-1</text:p>
          </table:table-cell>
          <table:table-cell office:value-type="string">
            <text:p>Ma pusku</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1">
            <text:p>1</text:p>
          </table:table-cell>
          <table:table-cell office:value-type="string">
            <text:p>S vybusninou</text:p>
          </table:table-cell>
          <table:table-cell office:value-type="float" office:value="3">
            <text:p>3</text:p>
          </table:table-cell>
          <table:table-cell office:value-type="float" office:value="2">
            <text:p>2</text:p>
          </table:table-cell>
          <table:table-cell table:style-name="ce13" office:value-type="float" office:value="4">
            <text:p>4</text:p>
          </table:table-cell>
          <table:table-cell office:value-type="string">
            <text:p>png/monster.png</text:p>
          </table:table-cell>
          <table:table-cell office:value-type="string">
            <text:p>Zraneni 4</text:p>
          </table:table-cell>
          <table:table-cell office:value-type="string">
            <text:p>Ma granat</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1">
            <text:p>1</text:p>
          </table:table-cell>
          <table:table-cell office:value-type="string">
            <text:p>Morova</text:p>
          </table:table-cell>
          <table:table-cell table:number-columns-repeated="2" office:value-type="float" office:value="3">
            <text:p>3</text:p>
          </table:table-cell>
          <table:table-cell table:style-name="ce13" office:value-type="float" office:value="3">
            <text:p>3</text:p>
          </table:table-cell>
          <table:table-cell office:value-type="string">
            <text:p>png/monster.png</text:p>
          </table:table-cell>
          <table:table-cell office:value-type="string">
            <text:p>Vzdy da otravu</text:p>
          </table:table-cell>
          <table:table-cell office:value-type="string">
            <text:p>S fialovou kuzi</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1">
            <text:p>1</text:p>
          </table:table-cell>
          <table:table-cell office:value-type="string">
            <text:p>S Kyjem</text:p>
          </table:table-cell>
          <table:table-cell table:number-columns-repeated="2" office:value-type="float" office:value="2">
            <text:p>2</text:p>
          </table:table-cell>
          <table:table-cell table:style-name="ce13" office:value-type="float" office:value="4">
            <text:p>4</text:p>
          </table:table-cell>
          <table:table-cell office:value-type="string">
            <text:p>png/monster.png</text:p>
          </table:table-cell>
          <table:table-cell office:value-type="string">
            <text:p>Zraneni 2</text:p>
          </table:table-cell>
          <table:table-cell office:value-type="string">
            <text:p>Ma velky klacek</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1">
            <text:p>1</text:p>
          </table:table-cell>
          <table:table-cell office:value-type="string">
            <text:p>S Posilami</text:p>
          </table:table-cell>
          <table:table-cell table:number-columns-repeated="2" office:value-type="float" office:value="2">
            <text:p>2</text:p>
          </table:table-cell>
          <table:table-cell table:style-name="ce13" office:value-type="float" office:value="2">
            <text:p>2</text:p>
          </table:table-cell>
          <table:table-cell office:value-type="string">
            <text:p>png/monster.png</text:p>
          </table:table-cell>
          <table:table-cell office:value-type="string">
            <text:p>Preidej posilu_X</text:p>
          </table:table-cell>
          <table:table-cell office:value-type="string">
            <text:p>Skupinka</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2">
            <text:p>2</text:p>
          </table:table-cell>
          <table:table-cell office:value-type="string">
            <text:p>Alfa</text:p>
          </table:table-cell>
          <table:table-cell table:number-columns-repeated="3" office:value-type="float" office:value="2">
            <text:p>2</text:p>
          </table:table-cell>
          <table:table-cell office:value-type="string">
            <text:p>png/monster.png</text:p>
          </table:table-cell>
          <table:table-cell office:value-type="string">
            <text:p>Pridej 2 posily_X</text:p>
          </table:table-cell>
          <table:table-cell office:value-type="string">
            <text:p>Podrztasky</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2">
            <text:p>2</text:p>
          </table:table-cell>
          <table:table-cell office:value-type="string">
            <text:p>Medved</text:p>
          </table:table-cell>
          <table:table-cell office:value-type="float" office:value="2">
            <text:p>2</text:p>
          </table:table-cell>
          <table:table-cell office:value-type="float" office:value="4">
            <text:p>4</text:p>
          </table:table-cell>
          <table:table-cell office:value-type="float" office:value="5">
            <text:p>5</text:p>
          </table:table-cell>
          <table:table-cell office:value-type="string">
            <text:p>png/monster.png</text:p>
          </table:table-cell>
          <table:table-cell office:value-type="string">
            <text:p>Zranuje za 3</text:p>
          </table:table-cell>
          <table:table-cell office:value-type="string">
            <text:p>Brum</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2">
            <text:p>2</text:p>
          </table:table-cell>
          <table:table-cell office:value-type="string">
            <text:p>Uhor</text:p>
          </table:table-cell>
          <table:table-cell table:number-columns-repeated="2" office:value-type="float" office:value="3">
            <text:p>3</text:p>
          </table:table-cell>
          <table:table-cell office:value-type="float" office:value="5">
            <text:p>5</text:p>
          </table:table-cell>
          <table:table-cell office:value-type="string">
            <text:p>png/monster.png</text:p>
          </table:table-cell>
          <table:table-cell office:value-type="string">
            <text:p>Kdyz zrani tak ubere i 1 odvahu</text:p>
          </table:table-cell>
          <table:table-cell office:value-type="string">
            <text:p>Jiskri a kouse</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2">
            <text:p>2</text:p>
          </table:table-cell>
          <table:table-cell office:value-type="string">
            <text:p>Bijec</text:p>
          </table:table-cell>
          <table:table-cell table:number-columns-repeated="3" office:value-type="float" office:value="4">
            <text:p>4</text:p>
          </table:table-cell>
          <table:table-cell office:value-type="string">
            <text:p>png/monster.png</text:p>
          </table:table-cell>
          <table:table-cell office:value-type="string">
            <text:p>Zranuje za 2</text:p>
          </table:table-cell>
          <table:table-cell office:value-type="string">
            <text:p>Chodici tank</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3">
            <text:p>3</text:p>
          </table:table-cell>
          <table:table-cell office:value-type="string">
            <text:p>Komando</text:p>
          </table:table-cell>
          <table:table-cell table:number-columns-repeated="3" office:value-type="float" office:value="3">
            <text:p>3</text:p>
          </table:table-cell>
          <table:table-cell office:value-type="string">
            <text:p>png/monster.png</text:p>
          </table:table-cell>
          <table:table-cell office:value-type="string">
            <text:p>Bojuj s touto kartou 2x</text:p>
          </table:table-cell>
          <table:table-cell office:value-type="string">
            <text:p>Bojuji jako tym</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3">
            <text:p>3</text:p>
          </table:table-cell>
          <table:table-cell office:value-type="string">
            <text:p>Zablesk</text:p>
          </table:table-cell>
          <table:table-cell office:value-type="float" office:value="4">
            <text:p>4</text:p>
          </table:table-cell>
          <table:table-cell office:value-type="float" office:value="5">
            <text:p>5</text:p>
          </table:table-cell>
          <table:table-cell office:value-type="float" office:value="4">
            <text:p>4</text:p>
          </table:table-cell>
          <table:table-cell office:value-type="string">
            <text:p>png/monster.png</text:p>
          </table:table-cell>
          <table:table-cell office:value-type="string">
            <text:p>Navic zrani a vzdy ubere i 1 odvahu</text:p>
          </table:table-cell>
          <table:table-cell office:value-type="string">
            <text:p>Jeji zables je posledni co uvidis</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3">
            <text:p>3</text:p>
          </table:table-cell>
          <table:table-cell office:value-type="string">
            <text:p>Hulk</text:p>
          </table:table-cell>
          <table:table-cell office:value-type="float" office:value="5">
            <text:p>5</text:p>
          </table:table-cell>
          <table:table-cell office:value-type="float" office:value="6">
            <text:p>6</text:p>
          </table:table-cell>
          <table:table-cell office:value-type="float" office:value="5">
            <text:p>5</text:p>
          </table:table-cell>
          <table:table-cell office:value-type="string">
            <text:p>png/monster.png</text:p>
          </table:table-cell>
          <table:table-cell office:value-type="string">
            <text:p>Tezkou zbrani ji date za_+1</text:p>
          </table:table-cell>
          <table:table-cell office:value-type="string">
            <text:p>Chodici hora zkazy</text:p>
          </table:table-cell>
        </table:table-row>
        <table:table-row table:style-name="ro1">
          <table:table-cell/>
          <table:table-cell office:value-type="float" office:value="1">
            <text:p>1</text:p>
          </table:table-cell>
          <table:table-cell office:value-type="string">
            <text:p>Zombie</text:p>
          </table:table-cell>
          <table:table-cell office:value-type="string">
            <text:p>!!</text:p>
          </table:table-cell>
          <table:table-cell office:value-type="float" office:value="3">
            <text:p>3</text:p>
          </table:table-cell>
          <table:table-cell office:value-type="string">
            <text:p>S kulometem</text:p>
          </table:table-cell>
          <table:table-cell table:number-columns-repeated="2" office:value-type="float" office:value="5">
            <text:p>5</text:p>
          </table:table-cell>
          <table:table-cell office:value-type="float" office:value="3">
            <text:p>3</text:p>
          </table:table-cell>
          <table:table-cell office:value-type="string">
            <text:p>png/monster.png</text:p>
          </table:table-cell>
          <table:table-cell office:value-type="string">
            <text:p>Zbrane na blizko maji_-1</text:p>
          </table:table-cell>
          <table:table-cell office:value-type="string">
            <text:p>Vylozene nefer</text:p>
          </table:table-cell>
        </table:table-row>
      </table:table>
      <table:table table:name="Dovednosti" table:style-name="ta1">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number-columns-repeated="7"/>
        </table:table-row>
        <table:table-row table:style-name="ro1">
          <table:table-cell/>
          <table:table-cell office:value-type="string">
            <text:p>Slabiny</text:p>
          </table:table-cell>
          <table:table-cell table:number-columns-repeated="5"/>
        </table:table-row>
        <table:table-row table:style-name="ro1">
          <table:table-cell table:number-columns-repeated="7"/>
        </table:table-row>
        <table:table-row table:style-name="ro1">
          <table:table-cell office:value-type="string">
            <text:p>cnt</text:p>
          </table:table-cell>
          <table:table-cell office:value-type="string">
            <text:p>Code</text:p>
          </table:table-cell>
          <table:table-cell office:value-type="string">
            <text:p>Lvl</text:p>
          </table:table-cell>
          <table:table-cell office:value-type="string">
            <text:p>When</text:p>
          </table:table-cell>
          <table:table-cell office:value-type="string">
            <text:p>Name</text:p>
          </table:table-cell>
          <table:table-cell office:value-type="string">
            <text:p>Img</text:p>
          </table:table-cell>
          <table:table-cell office:value-type="string">
            <text:p>Text</text:p>
          </table:table-cell>
        </table:table-row>
        <table:table-row table:style-name="ro1">
          <table:table-cell office:value-type="float" office:value="1">
            <text:p>1</text:p>
          </table:table-cell>
          <table:table-cell office:value-type="string">
            <text:p>S</text:p>
          </table:table-cell>
          <table:table-cell office:value-type="string">
            <text:p>x</text:p>
          </table:table-cell>
          <table:table-cell office:value-type="string">
            <text:p>Trening</text:p>
          </table:table-cell>
          <table:table-cell office:value-type="string">
            <text:p>Silna</text:p>
          </table:table-cell>
          <table:table-cell office:value-type="string">
            <text:p>png/question.png</text:p>
          </table:table-cell>
          <table:table-cell office:value-type="string">
            <text:p>+1_Zk na_kazdou dovednost urovne 1</text:p>
          </table:table-cell>
        </table:table-row>
        <table:table-row table:style-name="ro1">
          <table:table-cell office:value-type="float" office:value="1">
            <text:p>1</text:p>
          </table:table-cell>
          <table:table-cell office:value-type="string">
            <text:p>S</text:p>
          </table:table-cell>
          <table:table-cell office:value-type="string">
            <text:p>x</text:p>
          </table:table-cell>
          <table:table-cell office:value-type="string">
            <text:p>Zacatek hry</text:p>
          </table:table-cell>
          <table:table-cell office:value-type="string">
            <text:p>Slaba</text:p>
          </table:table-cell>
          <table:table-cell office:value-type="string">
            <text:p>png/question.png</text:p>
          </table:table-cell>
          <table:table-cell office:value-type="string">
            <text:p>-1_Zivot -1_Sila</text:p>
          </table:table-cell>
        </table:table-row>
        <table:table-row table:style-name="ro1">
          <table:table-cell office:value-type="float" office:value="1">
            <text:p>1</text:p>
          </table:table-cell>
          <table:table-cell office:value-type="string">
            <text:p>S</text:p>
          </table:table-cell>
          <table:table-cell office:value-type="string">
            <text:p>x</text:p>
          </table:table-cell>
          <table:table-cell office:value-type="string">
            <text:p>Zacatek hry</text:p>
          </table:table-cell>
          <table:table-cell office:value-type="string">
            <text:p>Neduziva</text:p>
          </table:table-cell>
          <table:table-cell office:value-type="string">
            <text:p>png/question.png</text:p>
          </table:table-cell>
          <table:table-cell office:value-type="string">
            <text:p>-2_Zivoty</text:p>
          </table:table-cell>
        </table:table-row>
        <table:table-row table:style-name="ro1">
          <table:table-cell office:value-type="float" office:value="1">
            <text:p>1</text:p>
          </table:table-cell>
          <table:table-cell office:value-type="string">
            <text:p>S</text:p>
          </table:table-cell>
          <table:table-cell office:value-type="string">
            <text:p>x</text:p>
          </table:table-cell>
          <table:table-cell office:value-type="string">
            <text:p>Po misi</text:p>
          </table:table-cell>
          <table:table-cell office:value-type="string">
            <text:p>Zapometliva</text:p>
          </table:table-cell>
          <table:table-cell office:value-type="string">
            <text:p>png/question.png</text:p>
          </table:table-cell>
          <table:table-cell office:value-type="string">
            <text:p>-1 Material po kazde misi</text:p>
          </table:table-cell>
        </table:table-row>
        <table:table-row table:style-name="ro1">
          <table:table-cell office:value-type="float" office:value="1">
            <text:p>1</text:p>
          </table:table-cell>
          <table:table-cell office:value-type="string">
            <text:p>S</text:p>
          </table:table-cell>
          <table:table-cell office:value-type="string">
            <text:p>x</text:p>
          </table:table-cell>
          <table:table-cell office:value-type="string">
            <text:p>Pri pruzkumu</text:p>
          </table:table-cell>
          <table:table-cell office:value-type="string">
            <text:p>Lehkovazna</text:p>
          </table:table-cell>
          <table:table-cell office:value-type="string">
            <text:p>png/question.png</text:p>
          </table:table-cell>
          <table:table-cell office:value-type="string">
            <text:p>-1_Pri prozkoumavani</text:p>
          </table:table-cell>
        </table:table-row>
        <table:table-row table:style-name="ro1">
          <table:table-cell office:value-type="float" office:value="1">
            <text:p>1</text:p>
          </table:table-cell>
          <table:table-cell office:value-type="string">
            <text:p>S</text:p>
          </table:table-cell>
          <table:table-cell office:value-type="string">
            <text:p>x</text:p>
          </table:table-cell>
          <table:table-cell office:value-type="string">
            <text:p>Trening</text:p>
          </table:table-cell>
          <table:table-cell office:value-type="string">
            <text:p>Zbrkla</text:p>
          </table:table-cell>
          <table:table-cell office:value-type="string">
            <text:p>png/question.png</text:p>
          </table:table-cell>
          <table:table-cell office:value-type="string">
            <text:p>Muze mit jen_1 dovednost nad uroven_1</text:p>
          </table:table-cell>
        </table:table-row>
        <table:table-row table:style-name="ro1" table:number-rows-repeated="3">
          <table:table-cell table:number-columns-repeated="7"/>
        </table:table-row>
        <table:table-row table:style-name="ro1">
          <table:table-cell/>
          <table:table-cell office:value-type="string">
            <text:p>Dovednosti</text:p>
          </table:table-cell>
          <table:table-cell table:number-columns-repeated="5"/>
        </table:table-row>
        <table:table-row table:style-name="ro1">
          <table:table-cell table:number-columns-repeated="7"/>
        </table:table-row>
        <table:table-row table:style-name="ro1">
          <table:table-cell office:value-type="string">
            <text:p>cnt</text:p>
          </table:table-cell>
          <table:table-cell office:value-type="string">
            <text:p>Code</text:p>
          </table:table-cell>
          <table:table-cell office:value-type="string">
            <text:p>Lvl</text:p>
          </table:table-cell>
          <table:table-cell office:value-type="string">
            <text:p>When</text:p>
          </table:table-cell>
          <table:table-cell office:value-type="string">
            <text:p>Name</text:p>
          </table:table-cell>
          <table:table-cell office:value-type="string">
            <text:p>Img</text:p>
          </table:table-cell>
          <table:table-cell office:value-type="string">
            <text:p>Text</text:p>
          </table:table-cell>
        </table:table-row>
        <table:table-row table:style-name="ro1">
          <table:table-cell office:value-type="float" office:value="1">
            <text:p>1</text:p>
          </table:table-cell>
          <table:table-cell office:value-type="string">
            <text:p>D</text:p>
          </table:table-cell>
          <table:table-cell office:value-type="float" office:value="0">
            <text:p>0</text:p>
          </table:table-cell>
          <table:table-cell office:value-type="string">
            <text:p>2x za misi</text:p>
          </table:table-cell>
          <table:table-cell office:value-type="string">
            <text:p>Hlidka</text:p>
          </table:table-cell>
          <table:table-cell office:value-type="string">
            <text:p>png/question.png</text:p>
          </table:table-cell>
          <table:table-cell office:value-type="string">
            <text:p>Tahni karty utoku_V ci_Z pred planovanim hracu</text:p>
          </table:table-cell>
        </table:table-row>
        <table:table-row table:style-name="ro1">
          <table:table-cell office:value-type="float" office:value="1">
            <text:p>1</text:p>
          </table:table-cell>
          <table:table-cell office:value-type="string">
            <text:p>D</text:p>
          </table:table-cell>
          <table:table-cell office:value-type="float" office:value="0">
            <text:p>0</text:p>
          </table:table-cell>
          <table:table-cell office:value-type="string">
            <text:p>2x za misi</text:p>
          </table:table-cell>
          <table:table-cell office:value-type="string">
            <text:p>Prvni pomoc</text:p>
          </table:table-cell>
          <table:table-cell office:value-type="string">
            <text:p>png/question.png</text:p>
          </table:table-cell>
          <table:table-cell office:value-type="string">
            <text:p>Doplneni az 3_zivotu jednomu hraci</text:p>
          </table:table-cell>
        </table:table-row>
        <table:table-row table:style-name="ro1">
          <table:table-cell office:value-type="float" office:value="1">
            <text:p>1</text:p>
          </table:table-cell>
          <table:table-cell office:value-type="string">
            <text:p>D</text:p>
          </table:table-cell>
          <table:table-cell office:value-type="float" office:value="0">
            <text:p>0</text:p>
          </table:table-cell>
          <table:table-cell office:value-type="string">
            <text:p>2 kola</text:p>
          </table:table-cell>
          <table:table-cell office:value-type="string">
            <text:p>Strelecka pozice</text:p>
          </table:table-cell>
          <table:table-cell office:value-type="string">
            <text:p>png/question.png</text:p>
          </table:table-cell>
          <table:table-cell office:value-type="string">
            <text:p>Bonus_+1 k_utoku_V ci_Z palnou zbrani</text:p>
          </table:table-cell>
        </table:table-row>
        <table:table-row table:style-name="ro1">
          <table:table-cell office:value-type="float" office:value="1">
            <text:p>1</text:p>
          </table:table-cell>
          <table:table-cell office:value-type="string">
            <text:p>D</text:p>
          </table:table-cell>
          <table:table-cell office:value-type="float" office:value="0">
            <text:p>0</text:p>
          </table:table-cell>
          <table:table-cell office:value-type="string">
            <text:p>Bez omezeni</text:p>
          </table:table-cell>
          <table:table-cell office:value-type="string">
            <text:p>Utok padnou zbrani</text:p>
          </table:table-cell>
          <table:table-cell office:value-type="string">
            <text:p>png/question.png</text:p>
          </table:table-cell>
          <table:table-cell office:value-type="string">
            <text:p>Bonus_+1 k_utoku zbrani na blizko</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3 kola</text:p>
          </table:table-cell>
          <table:table-cell office:value-type="string">
            <text:p>Bojove kryti</text:p>
          </table:table-cell>
          <table:table-cell office:value-type="string">
            <text:p>png/question.png</text:p>
          </table:table-cell>
          <table:table-cell office:value-type="string">
            <text:p>Stoji 1_Material|+1_k_boji_V_a_Z pro vsechny</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2 kola</text:p>
          </table:table-cell>
          <table:table-cell office:value-type="string">
            <text:p>Kryci palba</text:p>
          </table:table-cell>
          <table:table-cell office:value-type="string">
            <text:p>png/question.png</text:p>
          </table:table-cell>
          <table:table-cell office:value-type="string">
            <text:p>Stoji 1_munici|+1_k_utoku palnou zbrani</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2x za misi</text:p>
          </table:table-cell>
          <table:table-cell office:value-type="string">
            <text:p>Lepsi pruzkum</text:p>
          </table:table-cell>
          <table:table-cell office:value-type="string">
            <text:p>png/question.png</text:p>
          </table:table-cell>
          <table:table-cell office:value-type="string">
            <text:p>+1_pri pruzkumu</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Mimo misi</text:p>
          </table:table-cell>
          <table:table-cell office:value-type="string">
            <text:p>Lov jidla</text:p>
          </table:table-cell>
          <table:table-cell office:value-type="string">
            <text:p>png/question.png</text:p>
          </table:table-cell>
          <table:table-cell office:value-type="string">
            <text:p>Misto sberu muze ulovit 2 jidla</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Pred misi</text:p>
          </table:table-cell>
          <table:table-cell office:value-type="string">
            <text:p>Pruzkum</text:p>
          </table:table-cell>
          <table:table-cell office:value-type="string">
            <text:p>png/question.png</text:p>
          </table:table-cell>
          <table:table-cell office:value-type="string">
            <text:p>Odhal pred misi 1 zakladniho nepritele</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1x za misi</text:p>
          </table:table-cell>
          <table:table-cell office:value-type="string">
            <text:p>Pruzkum bojem</text:p>
          </table:table-cell>
          <table:table-cell office:value-type="string">
            <text:p>png/question.png</text:p>
          </table:table-cell>
          <table:table-cell office:value-type="string">
            <text:p>Boj do stinu_-1 a_zaroven pruzkum_-1</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2 kola</text:p>
          </table:table-cell>
          <table:table-cell office:value-type="string">
            <text:p>Pruzny plan</text:p>
          </table:table-cell>
          <table:table-cell office:value-type="string">
            <text:p>png/question.png</text:p>
          </table:table-cell>
          <table:table-cell office:value-type="string">
            <text:p>Zmen plany hrace s_postihem_-1</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1x za misi</text:p>
          </table:table-cell>
          <table:table-cell office:value-type="string">
            <text:p>Resuscitace</text:p>
          </table:table-cell>
          <table:table-cell office:value-type="string">
            <text:p>png/question.png</text:p>
          </table:table-cell>
          <table:table-cell office:value-type="string">
            <text:p>Doplni 1 zivot vyleci 1 nakazu a 1 zraneni</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Mimo misi</text:p>
          </table:table-cell>
          <table:table-cell office:value-type="string">
            <text:p>Shaneni materialu</text:p>
          </table:table-cell>
          <table:table-cell office:value-type="string">
            <text:p>png/question.png</text:p>
          </table:table-cell>
          <table:table-cell office:value-type="string">
            <text:p>Pri_sberu donese 1_jidlo a_1_material</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Mimo misi</text:p>
          </table:table-cell>
          <table:table-cell office:value-type="string">
            <text:p>Stavba skryse</text:p>
          </table:table-cell>
          <table:table-cell office:value-type="string">
            <text:p>png/question.png</text:p>
          </table:table-cell>
          <table:table-cell office:value-type="string">
            <text:p>Stoji 2 Materialy|Vyleci 1_zivot kazdemu|Vyleci 1_zraneni</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Pred misi</text:p>
          </table:table-cell>
          <table:table-cell office:value-type="string">
            <text:p>Pruzkum !</text:p>
          </table:table-cell>
          <table:table-cell office:value-type="string">
            <text:p>png/question.png</text:p>
          </table:table-cell>
          <table:table-cell office:value-type="string">
            <text:p>Odhal pred misi jednoho vazneho nepritele</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1x za misi</text:p>
          </table:table-cell>
          <table:table-cell office:value-type="string">
            <text:p>Hrac stesteny</text:p>
          </table:table-cell>
          <table:table-cell office:value-type="string">
            <text:p>png/question.png</text:p>
          </table:table-cell>
          <table:table-cell office:value-type="string">
            <text:p>Tahni znova kartu nahody</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1x za misi</text:p>
          </table:table-cell>
          <table:table-cell office:value-type="string">
            <text:p>Showman</text:p>
          </table:table-cell>
          <table:table-cell office:value-type="string">
            <text:p>png/question.png</text:p>
          </table:table-cell>
          <table:table-cell office:value-type="string">
            <text:p>Dopln jine postave az 2_odvahy</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1x za misi</text:p>
          </table:table-cell>
          <table:table-cell office:value-type="string">
            <text:p>Epidemiolog</text:p>
          </table:table-cell>
          <table:table-cell office:value-type="string">
            <text:p>png/question.png</text:p>
          </table:table-cell>
          <table:table-cell office:value-type="string">
            <text:p>Za 1_jidlo zabran nakaze postavy v misi</text:p>
          </table:table-cell>
        </table:table-row>
        <table:table-row table:style-name="ro1">
          <table:table-cell office:value-type="float" office:value="1">
            <text:p>1</text:p>
          </table:table-cell>
          <table:table-cell office:value-type="string">
            <text:p>D</text:p>
          </table:table-cell>
          <table:table-cell office:value-type="float" office:value="1">
            <text:p>1</text:p>
          </table:table-cell>
          <table:table-cell office:value-type="string">
            <text:p>Bez omezeni</text:p>
          </table:table-cell>
          <table:table-cell office:value-type="string">
            <text:p>Odolnost</text:p>
          </table:table-cell>
          <table:table-cell office:value-type="string">
            <text:p>png/question.png</text:p>
          </table:table-cell>
          <table:table-cell office:value-type="string">
            <text:p>Pri otrave ci zraneni tahni kartu. Cervene – nic se nestalo</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2x za misi</text:p>
          </table:table-cell>
          <table:table-cell office:value-type="string">
            <text:p>Drtivy utok</text:p>
          </table:table-cell>
          <table:table-cell office:value-type="string">
            <text:p>png/question.png</text:p>
          </table:table-cell>
          <table:table-cell office:value-type="string">
            <text:p>Bonus_+2 k_utoku zbrani na blizko</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1x za misi</text:p>
          </table:table-cell>
          <table:table-cell office:value-type="string">
            <text:p>Hlidka 2</text:p>
          </table:table-cell>
          <table:table-cell office:value-type="string">
            <text:p>png/question.png</text:p>
          </table:table-cell>
          <table:table-cell office:value-type="string">
            <text:p>Tahni karty utoku_V_a_Z pred planovanim hracu</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Mimo misi</text:p>
          </table:table-cell>
          <table:table-cell office:value-type="string">
            <text:p>Oprava vybaveni</text:p>
          </table:table-cell>
          <table:table-cell office:value-type="string">
            <text:p>png/question.png</text:p>
          </table:table-cell>
          <table:table-cell office:value-type="string">
            <text:p>Jedna oprava je po_kazde misi zadarmo</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Mimo misi</text:p>
          </table:table-cell>
          <table:table-cell office:value-type="string">
            <text:p>Organizace</text:p>
          </table:table-cell>
          <table:table-cell office:value-type="string">
            <text:p>png/question.png</text:p>
          </table:table-cell>
          <table:table-cell office:value-type="string">
            <text:p>Unese 1_vec navic (musi mit silu)</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2x za misi</text:p>
          </table:table-cell>
          <table:table-cell office:value-type="string">
            <text:p>Prorazeni krytu</text:p>
          </table:table-cell>
          <table:table-cell office:value-type="string">
            <text:p>png/question.png</text:p>
          </table:table-cell>
          <table:table-cell office:value-type="string">
            <text:p>+1_k_utoku palnou zbrani</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Pred misi</text:p>
          </table:table-cell>
          <table:table-cell office:value-type="string">
            <text:p>Pruzkum 2</text:p>
          </table:table-cell>
          <table:table-cell office:value-type="string">
            <text:p>png/question.png</text:p>
          </table:table-cell>
          <table:table-cell office:value-type="string">
            <text:p>Odhal pred misi dva zakladni nepratele</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3 kola</text:p>
          </table:table-cell>
          <table:table-cell office:value-type="string">
            <text:p>Pruzkum bojem 2</text:p>
          </table:table-cell>
          <table:table-cell office:value-type="string">
            <text:p>png/question.png</text:p>
          </table:table-cell>
          <table:table-cell office:value-type="string">
            <text:p>Boj do stinu_+0 a_zaroven pruzkum_-1</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2x za misi</text:p>
          </table:table-cell>
          <table:table-cell office:value-type="string">
            <text:p>Pruzny plan 2</text:p>
          </table:table-cell>
          <table:table-cell office:value-type="string">
            <text:p>png/question.png</text:p>
          </table:table-cell>
          <table:table-cell office:value-type="string">
            <text:p>Zmen plany hrace bez postihu</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1x za misi</text:p>
          </table:table-cell>
          <table:table-cell office:value-type="string">
            <text:p>Resuscitace 2</text:p>
          </table:table-cell>
          <table:table-cell office:value-type="string">
            <text:p>png/question.png</text:p>
          </table:table-cell>
          <table:table-cell office:value-type="string">
            <text:p>Doplneni az 4_zivotu tymu (dohromady) a_vyleci nakazu</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Mimo misi</text:p>
          </table:table-cell>
          <table:table-cell office:value-type="string">
            <text:p>Strategie</text:p>
          </table:table-cell>
          <table:table-cell office:value-type="string">
            <text:p>png/question.png</text:p>
          </table:table-cell>
          <table:table-cell office:value-type="string">
            <text:p>Je mozne pokazde znovu nalosovat jednu z misi</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3x za misi</text:p>
          </table:table-cell>
          <table:table-cell office:value-type="string">
            <text:p>Strelecka pozice 2</text:p>
          </table:table-cell>
          <table:table-cell office:value-type="string">
            <text:p>png/question.png</text:p>
          </table:table-cell>
          <table:table-cell office:value-type="string">
            <text:p>Bonus_+1 k_utoku_V_ci_Z palnou zbrani</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Pred kolem</text:p>
          </table:table-cell>
          <table:table-cell office:value-type="string">
            <text:p>Taktika</text:p>
          </table:table-cell>
          <table:table-cell office:value-type="string">
            <text:p>png/question.png</text:p>
          </table:table-cell>
          <table:table-cell office:value-type="string">
            <text:p>Muze pri planovani karet rict zadarmo 1_vetu</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2 kola</text:p>
          </table:table-cell>
          <table:table-cell office:value-type="string">
            <text:p>Vyckavani</text:p>
          </table:table-cell>
          <table:table-cell office:value-type="string">
            <text:p>png/question.png</text:p>
          </table:table-cell>
          <table:table-cell office:value-type="string">
            <text:p>Postih_-1 ted a bonus_+1 pro pristi kolo</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Mimo misi</text:p>
          </table:table-cell>
          <table:table-cell office:value-type="string">
            <text:p>Vyroba munice</text:p>
          </table:table-cell>
          <table:table-cell office:value-type="string">
            <text:p>png/question.png</text:p>
          </table:table-cell>
          <table:table-cell office:value-type="string">
            <text:p>1_naboje zdarma (pro jednu postavu)</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3 kola</text:p>
          </table:table-cell>
          <table:table-cell office:value-type="string">
            <text:p>Pruzkum v misi</text:p>
          </table:table-cell>
          <table:table-cell office:value-type="string">
            <text:p>png/question.png</text:p>
          </table:table-cell>
          <table:table-cell office:value-type="string">
            <text:p>Vybirej dalsi lokaci a udalost ze 2 karet</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3 kola</text:p>
          </table:table-cell>
          <table:table-cell office:value-type="string">
            <text:p>Skryty pruzkum</text:p>
          </table:table-cell>
          <table:table-cell office:value-type="string">
            <text:p>png/question.png</text:p>
          </table:table-cell>
          <table:table-cell office:value-type="string">
            <text:p>Tahni karty utoku_S pred hraci|Pruzkum_-1 a boj do stinu_+1</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Mimo misi</text:p>
          </table:table-cell>
          <table:table-cell office:value-type="string">
            <text:p>Oportunista</text:p>
          </table:table-cell>
          <table:table-cell office:value-type="string">
            <text:p>png/question.png</text:p>
          </table:table-cell>
          <table:table-cell office:value-type="string">
            <text:p>Zaverecny bonus mise vyber vzdy ze 2 karet</text:p>
          </table:table-cell>
        </table:table-row>
        <table:table-row table:style-name="ro1">
          <table:table-cell office:value-type="float" office:value="1">
            <text:p>1</text:p>
          </table:table-cell>
          <table:table-cell office:value-type="string">
            <text:p>D</text:p>
          </table:table-cell>
          <table:table-cell office:value-type="float" office:value="2">
            <text:p>2</text:p>
          </table:table-cell>
          <table:table-cell office:value-type="string">
            <text:p>Mimo misi</text:p>
          </table:table-cell>
          <table:table-cell office:value-type="string">
            <text:p>Trener</text:p>
          </table:table-cell>
          <table:table-cell office:value-type="string">
            <text:p>png/question.png</text:p>
          </table:table-cell>
          <table:table-cell office:value-type="string">
            <text:p>Za 2_materialy muze po misi vyrobit dalsi 1 dovednost navic</text:p>
          </table:table-cell>
        </table:table-row>
      </table:table>
      <table:table table:name="Popisky" table:style-name="ta1">
        <table:table-column table:style-name="co1" table:number-columns-repeated="3" table:default-cell-style-name="Default"/>
        <table:table-column table:style-name="co18" table:default-cell-style-name="Default"/>
        <table:table-row table:style-name="ro1" table:number-rows-repeated="2">
          <table:table-cell table:number-columns-repeated="4"/>
        </table:table-row>
        <table:table-row table:style-name="ro1">
          <table:table-cell table:number-columns-repeated="2"/>
          <table:table-cell office:value-type="string">
            <text:p>Cnt</text:p>
          </table:table-cell>
          <table:table-cell office:value-type="string">
            <text:p>Text</text:p>
          </table:table-cell>
        </table:table-row>
        <table:table-row table:style-name="ro1">
          <table:table-cell table:number-columns-repeated="2"/>
          <table:table-cell office:value-type="float" office:value="4">
            <text:p>4</text:p>
          </table:table-cell>
          <table:table-cell office:value-type="string">
            <text:p>Zasobniky|||Mala zbran||----------||Dlouha zbran||----------||Tezka zbran</text:p>
          </table:table-cell>
        </table:table-row>
        <table:table-row table:style-name="ro1">
          <table:table-cell table:number-columns-repeated="2"/>
          <table:table-cell office:value-type="float" office:value="1">
            <text:p>1</text:p>
          </table:table-cell>
          <table:table-cell office:value-type="string">
            <text:p>Nepritel_A|||||||</text:p>
          </table:table-cell>
        </table:table-row>
        <table:table-row table:style-name="ro1">
          <table:table-cell table:number-columns-repeated="2"/>
          <table:table-cell office:value-type="float" office:value="1">
            <text:p>1</text:p>
          </table:table-cell>
          <table:table-cell office:value-type="string">
            <text:p>Nepritel_B|||||||</text:p>
          </table:table-cell>
        </table:table-row>
        <table:table-row table:style-name="ro1">
          <table:table-cell table:number-columns-repeated="2"/>
          <table:table-cell office:value-type="float" office:value="1">
            <text:p>1</text:p>
          </table:table-cell>
          <table:table-cell office:value-type="string">
            <text:p>Nepritel_C|||||||</text:p>
          </table:table-cell>
        </table:table-row>
        <table:table-row table:style-name="ro1">
          <table:table-cell table:number-columns-repeated="2"/>
          <table:table-cell office:value-type="float" office:value="1">
            <text:p>1</text:p>
          </table:table-cell>
          <table:table-cell office:value-type="string">
            <text:p>Nepritel_A|Tezky|||||||</text:p>
          </table:table-cell>
        </table:table-row>
        <table:table-row table:style-name="ro1">
          <table:table-cell table:number-columns-repeated="2"/>
          <table:table-cell office:value-type="float" office:value="1">
            <text:p>1</text:p>
          </table:table-cell>
          <table:table-cell office:value-type="string">
            <text:p>Nepritel_B|Tezky|||||||</text:p>
          </table:table-cell>
        </table:table-row>
        <table:table-row table:style-name="ro1">
          <table:table-cell table:number-columns-repeated="2"/>
          <table:table-cell office:value-type="float" office:value="1">
            <text:p>1</text:p>
          </table:table-cell>
          <table:table-cell office:value-type="string">
            <text:p>Nepritel_C|Tezky|||||||</text:p>
          </table:table-cell>
        </table:table-row>
        <table:table-row table:style-name="ro1">
          <table:table-cell table:number-columns-repeated="2"/>
          <table:table-cell office:value-type="float" office:value="1">
            <text:p>1</text:p>
          </table:table-cell>
          <table:table-cell office:value-type="string">
            <text:p>Material||----------||Jidlo||----------||Predmety</text:p>
          </table:table-cell>
        </table:table-row>
        <table:table-row table:style-name="ro1">
          <table:table-cell table:number-columns-repeated="2"/>
          <table:table-cell office:value-type="float" office:value="1">
            <text:p>1</text:p>
          </table:table-cell>
          <table:table-cell office:value-type="string">
            <text:p>Ohrozeni_V|Vduch||||||</text:p>
          </table:table-cell>
        </table:table-row>
        <table:table-row table:style-name="ro1">
          <table:table-cell table:number-columns-repeated="2"/>
          <table:table-cell office:value-type="float" office:value="1">
            <text:p>1</text:p>
          </table:table-cell>
          <table:table-cell office:value-type="string">
            <text:p>Ohrozeni_Z|Zem||||||</text:p>
          </table:table-cell>
        </table:table-row>
        <table:table-row table:style-name="ro1">
          <table:table-cell table:number-columns-repeated="2"/>
          <table:table-cell office:value-type="float" office:value="1">
            <text:p>1</text:p>
          </table:table-cell>
          <table:table-cell office:value-type="string">
            <text:p>Ohrozeni_S|Stin||||||</text:p>
          </table:table-cell>
        </table:table-row>
        <table:table-row table:style-name="ro1">
          <table:table-cell table:number-columns-repeated="2"/>
          <table:table-cell office:value-type="float" office:value="1">
            <text:p>1</text:p>
          </table:table-cell>
          <table:table-cell office:value-type="string">
            <text:p>Bezna|Ohrozeni</text:p>
          </table:table-cell>
        </table:table-row>
        <table:table-row table:style-name="ro1">
          <table:table-cell table:number-columns-repeated="2"/>
          <table:table-cell office:value-type="float" office:value="1">
            <text:p>1</text:p>
          </table:table-cell>
          <table:table-cell office:value-type="string">
            <text:p>Tezka|Ohrozeni</text:p>
          </table:table-cell>
        </table:table-row>
        <table:table-row table:style-name="ro1">
          <table:table-cell table:number-columns-repeated="2"/>
          <table:table-cell office:value-type="float" office:value="1">
            <text:p>1</text:p>
          </table:table-cell>
          <table:table-cell office:value-type="string">
            <text:p>Lokace|||||||</text:p>
          </table:table-cell>
        </table:table-row>
        <table:table-row table:style-name="ro1">
          <table:table-cell table:number-columns-repeated="2"/>
          <table:table-cell office:value-type="float" office:value="1">
            <text:p>1</text:p>
          </table:table-cell>
          <table:table-cell office:value-type="string">
            <text:p>Udalosti|||||||</text:p>
          </table:table-cell>
        </table:table-row>
        <table:table-row table:style-name="ro1">
          <table:table-cell table:number-columns-repeated="2"/>
          <table:table-cell office:value-type="float" office:value="1">
            <text:p>1</text:p>
          </table:table-cell>
          <table:table-cell office:value-type="string">
            <text:p>Ctvrt||----------||Zaverecny|bonus||----------||Vyzva</text:p>
          </table:table-cell>
        </table:table-row>
        <table:table-row table:style-name="ro1">
          <table:table-cell table:number-columns-repeated="2"/>
          <table:table-cell office:value-type="float" office:value="1">
            <text:p>1</text:p>
          </table:table-cell>
          <table:table-cell office:value-type="string">
            <text:p>Predmety|||||||</text:p>
          </table:table-cell>
        </table:table-row>
        <table:table-row table:style-name="ro1">
          <table:table-cell table:number-columns-repeated="2"/>
          <table:table-cell office:value-type="float" office:value="1">
            <text:p>1</text:p>
          </table:table-cell>
          <table:table-cell office:value-type="string">
            <text:p><text:span text:style-name="T1">Faze kola|1||----------|Nahlas|----------|</text:span>Tahni lokaci|||||</text:p>
          </table:table-cell>
        </table:table-row>
        <table:table-row table:style-name="ro1">
          <table:table-cell table:number-columns-repeated="2"/>
          <table:table-cell office:value-type="float" office:value="1">
            <text:p>1</text:p>
          </table:table-cell>
          <table:table-cell office:value-type="string">
            <text:p><text:span text:style-name="T1">Faze kola|2||----------|Potichu|----------|Odkryj</text:span> nepratele||Planuj akcni karty (i frajeriny)</text:p>
          </table:table-cell>
        </table:table-row>
        <table:table-row table:style-name="ro1">
          <table:table-cell table:number-columns-repeated="2"/>
          <table:table-cell office:value-type="float" office:value="1">
            <text:p>1</text:p>
          </table:table-cell>
          <table:table-cell office:value-type="string">
            <text:p><text:span text:style-name="T1">Faze kola|3||----------|Nahlas|----------|</text:span>Odkryj karty||Pridej dovednosti||Vyhodnot</text:p>
          </table:table-cell>
        </table:table-row>
      </table:table>
      <table:table table:name="Pro Hrace" table:style-name="ta1">
        <table:table-column table:style-name="co1" table:number-columns-repeated="3" table:default-cell-style-name="Default"/>
        <table:table-column table:style-name="co1" table:default-cell-style-name="ce14"/>
        <table:table-column table:style-name="co19" table:number-columns-repeated="2" table:default-cell-style-name="ce14"/>
        <table:table-row table:style-name="ro1" table:number-rows-repeated="2">
          <table:table-cell table:number-columns-repeated="3"/>
          <table:table-cell table:style-name="Default" table:number-columns-repeated="3"/>
        </table:table-row>
        <table:table-row table:style-name="ro1">
          <table:table-cell table:number-columns-repeated="3"/>
          <table:table-cell office:value-type="string">
            <text:p>Cnt</text:p>
          </table:table-cell>
          <table:table-cell office:value-type="string">
            <text:p>Text</text:p>
          </table:table-cell>
          <table:table-cell office:value-type="string">
            <text:p>ICO</text:p>
          </table:table-cell>
        </table:table-row>
        <table:table-row table:style-name="ro1">
          <table:table-cell table:number-columns-repeated="3"/>
          <table:table-cell office:value-type="float" office:value="5">
            <text:p>5</text:p>
          </table:table-cell>
          <table:table-cell office:value-type="string">
            <text:p>Vzduch</text:p>
          </table:table-cell>
          <table:table-cell office:value-type="string">
            <text:p>icons/wing.png</text:p>
          </table:table-cell>
        </table:table-row>
        <table:table-row table:style-name="ro1">
          <table:table-cell table:number-columns-repeated="3"/>
          <table:table-cell office:value-type="float" office:value="5">
            <text:p>5</text:p>
          </table:table-cell>
          <table:table-cell office:value-type="string">
            <text:p>Zeme</text:p>
          </table:table-cell>
          <table:table-cell office:value-type="string">
            <text:p>icons/boot.png</text:p>
          </table:table-cell>
        </table:table-row>
        <table:table-row table:style-name="ro1">
          <table:table-cell table:number-columns-repeated="3"/>
          <table:table-cell office:value-type="float" office:value="5">
            <text:p>5</text:p>
          </table:table-cell>
          <table:table-cell office:value-type="string">
            <text:p>Stin</text:p>
          </table:table-cell>
          <table:table-cell office:value-type="string">
            <text:p>icons/mask.png</text:p>
          </table:table-cell>
        </table:table-row>
        <table:table-row table:style-name="ro1">
          <table:table-cell table:number-columns-repeated="3"/>
          <table:table-cell office:value-type="float" office:value="5">
            <text:p>5</text:p>
          </table:table-cell>
          <table:table-cell office:value-type="string">
            <text:p>Pruzkum</text:p>
          </table:table-cell>
          <table:table-cell office:value-type="string">
            <text:p>icons/search.png</text:p>
          </table:table-cell>
        </table:table-row>
        <table:table-row table:style-name="ro1">
          <table:table-cell table:number-columns-repeated="3"/>
          <table:table-cell office:value-type="float" office:value="4">
            <text:p>4</text:p>
          </table:table-cell>
          <table:table-cell office:value-type="string">
            <text:p>Frajerina|Boj +1</text:p>
          </table:table-cell>
          <table:table-cell office:value-type="string">
            <text:p>icons/fist.png</text:p>
          </table:table-cell>
        </table:table-row>
        <table:table-row table:style-name="ro1">
          <table:table-cell table:number-columns-repeated="3"/>
          <table:table-cell office:value-type="float" office:value="4">
            <text:p>4</text:p>
          </table:table-cell>
          <table:table-cell office:value-type="string">
            <text:p>Frajerina|Kryt +1</text:p>
          </table:table-cell>
          <table:table-cell office:value-type="string">
            <text:p>icons/shield.png</text:p>
          </table:table-cell>
        </table:table-row>
        <table:table-row table:style-name="ro1">
          <table:table-cell table:number-columns-repeated="3"/>
          <table:table-cell office:value-type="float" office:value="4">
            <text:p>4</text:p>
          </table:table-cell>
          <table:table-cell office:value-type="string">
            <text:p>Frajerina|Pomoc +1</text:p>
          </table:table-cell>
          <table:table-cell office:value-type="string">
            <text:p>icons/life.png</text:p>
          </table:table-cell>
        </table:table-row>
      </table:table>
      <table:table table:name="Zbrane" table:style-name="ta1">
        <table:table-column table:style-name="co1" table:number-columns-repeated="2" table:default-cell-style-name="Default"/>
        <table:table-column table:style-name="co1" table:number-columns-repeated="2" table:default-cell-style-name="ce13"/>
        <table:table-column table:style-name="co20" table:default-cell-style-name="ce13"/>
        <table:table-column table:style-name="co1" table:number-columns-repeated="8" table:default-cell-style-name="ce13"/>
        <table:table-column table:style-name="co21" table:default-cell-style-name="ce13"/>
        <table:table-column table:style-name="co1" table:number-columns-repeated="4" table:default-cell-style-name="ce13"/>
        <table:table-row table:style-name="ro1" table:number-rows-repeated="2">
          <table:table-cell table:number-columns-repeated="2"/>
          <table:table-cell table:style-name="Default" table:number-columns-repeated="16"/>
        </table:table-row>
        <table:table-row table:style-name="ro1">
          <table:table-cell table:number-columns-repeated="2"/>
          <table:table-cell office:value-type="string">
            <text:p>Zbrane</text:p>
          </table:table-cell>
          <table:table-cell table:number-columns-repeated="15"/>
        </table:table-row>
        <table:table-row table:style-name="ro1">
          <table:table-cell table:number-columns-repeated="18"/>
        </table:table-row>
        <table:table-row table:style-name="ro1">
          <table:table-cell table:number-columns-repeated="2"/>
          <table:table-cell office:value-type="string">
            <text:p>zakladni</text:p>
          </table:table-cell>
          <table:table-cell table:number-columns-repeated="15"/>
        </table:table-row>
        <table:table-row table:style-name="ro1">
          <table:table-cell table:number-columns-repeated="2"/>
          <table:table-cell office:value-type="string">
            <text:p>cnt</text:p>
          </table:table-cell>
          <table:table-cell office:value-type="string">
            <text:p>code</text:p>
          </table:table-cell>
          <table:table-cell office:value-type="string">
            <text:p>Jmeno</text:p>
          </table:table-cell>
          <table:table-cell office:value-type="string">
            <text:p>Img</text:p>
          </table:table-cell>
          <table:table-cell office:value-type="string">
            <text:p>Velikost</text:p>
          </table:table-cell>
          <table:table-cell office:value-type="string">
            <text:p>Cena</text:p>
          </table:table-cell>
          <table:table-cell office:value-type="string">
            <text:p>V</text:p>
          </table:table-cell>
          <table:table-cell office:value-type="string">
            <text:p>Z</text:p>
          </table:table-cell>
          <table:table-cell office:value-type="string">
            <text:p>S</text:p>
          </table:table-cell>
          <table:table-cell office:value-type="string">
            <text:p>Munice</text:p>
          </table:table-cell>
          <table:table-cell office:value-type="string">
            <text:p>Balicek</text:p>
          </table:table-cell>
          <table:table-cell office:value-type="string">
            <text:p>Text</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Kamen</text:p>
          </table:table-cell>
          <table:table-cell office:value-type="string">
            <text:p>png/gun.png</text:p>
          </table:table-cell>
          <table:table-cell office:value-type="string">
            <text:p>V</text:p>
          </table:table-cell>
          <table:table-cell office:value-type="string">
            <text:p>x</text:p>
          </table:table-cell>
          <table:table-cell table:number-columns-repeated="2" office:value-type="float" office:value="2">
            <text:p>2</text:p>
          </table:table-cell>
          <table:table-cell office:value-type="float" office:value="1">
            <text:p>1</text:p>
          </table:table-cell>
          <table:table-cell office:value-type="string">
            <text:p>1x</text:p>
          </table:table-cell>
          <table:table-cell office:value-type="string">
            <text:p>(--)</text:p>
          </table:table-cell>
          <table:table-cell office:value-type="string">
            <text:p>Jen se trefit</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Klacek</text:p>
          </table:table-cell>
          <table:table-cell office:value-type="string">
            <text:p>png/gun.png</text:p>
          </table:table-cell>
          <table:table-cell office:value-type="string">
            <text:p>V</text:p>
          </table:table-cell>
          <table:table-cell office:value-type="string">
            <text:p>x</text:p>
          </table:table-cell>
          <table:table-cell table:number-columns-repeated="2" office:value-type="float" office:value="1">
            <text:p>1</text:p>
          </table:table-cell>
          <table:table-cell office:value-type="float" office:value="2">
            <text:p>2</text:p>
          </table:table-cell>
          <table:table-cell office:value-type="string">
            <text:p>x</text:p>
          </table:table-cell>
          <table:table-cell office:value-type="string">
            <text:p>(--)</text:p>
          </table:table-cell>
          <table:table-cell office:value-type="string">
            <text:p>Kratsi a obratnejsi</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Hul</text:p>
          </table:table-cell>
          <table:table-cell office:value-type="string">
            <text:p>png/gun.png</text:p>
          </table:table-cell>
          <table:table-cell office:value-type="string">
            <text:p>L</text:p>
          </table:table-cell>
          <table:table-cell office:value-type="string">
            <text:p>x</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x</text:p>
          </table:table-cell>
          <table:table-cell office:value-type="string">
            <text:p>(--)</text:p>
          </table:table-cell>
          <table:table-cell office:value-type="string">
            <text:p>Delsi a padnejsi</text:p>
          </table:table-cell>
          <table:table-cell table:number-columns-repeated="4"/>
        </table:table-row>
        <table:table-row table:style-name="ro1">
          <table:table-cell table:number-columns-repeated="18"/>
        </table:table-row>
        <table:table-row table:style-name="ro1">
          <table:table-cell table:number-columns-repeated="2"/>
          <table:table-cell office:value-type="string">
            <text:p>k najdeni</text:p>
          </table:table-cell>
          <table:table-cell table:number-columns-repeated="15"/>
        </table:table-row>
        <table:table-row table:style-name="ro1">
          <table:table-cell table:number-columns-repeated="2"/>
          <table:table-cell office:value-type="string">
            <text:p>cnt</text:p>
          </table:table-cell>
          <table:table-cell office:value-type="string">
            <text:p>code</text:p>
          </table:table-cell>
          <table:table-cell office:value-type="string">
            <text:p>Jmeno</text:p>
          </table:table-cell>
          <table:table-cell office:value-type="string">
            <text:p>Img</text:p>
          </table:table-cell>
          <table:table-cell office:value-type="string">
            <text:p>Velikost</text:p>
          </table:table-cell>
          <table:table-cell office:value-type="string">
            <text:p>Cena</text:p>
          </table:table-cell>
          <table:table-cell office:value-type="string">
            <text:p>V</text:p>
          </table:table-cell>
          <table:table-cell office:value-type="string">
            <text:p>Z</text:p>
          </table:table-cell>
          <table:table-cell office:value-type="string">
            <text:p>S</text:p>
          </table:table-cell>
          <table:table-cell office:value-type="string">
            <text:p>Munice</text:p>
          </table:table-cell>
          <table:table-cell office:value-type="string">
            <text:p>Balicek</text:p>
          </table:table-cell>
          <table:table-cell office:value-type="string">
            <text:p>Text</text:p>
          </table:table-cell>
          <table:table-cell table:number-columns-repeated="4"/>
        </table:table-row>
        <table:table-row table:style-name="ro1">
          <table:table-cell table:number-columns-repeated="2"/>
          <table:table-cell office:value-type="float" office:value="4">
            <text:p>4</text:p>
          </table:table-cell>
          <table:table-cell office:value-type="string">
            <text:p>Z</text:p>
          </table:table-cell>
          <table:table-cell office:value-type="string">
            <text:p>Pistole</text:p>
          </table:table-cell>
          <table:table-cell office:value-type="string">
            <text:p>png/gun.png</text:p>
          </table:table-cell>
          <table:table-cell office:value-type="string">
            <text:p>M</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2m</text:p>
          </table:table-cell>
          <table:table-cell office:value-type="string">
            <text:p>oo</text:p>
          </table:table-cell>
          <table:table-cell office:value-type="string">
            <text:p>Mala strelna zbran</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Kulovnice</text:p>
          </table:table-cell>
          <table:table-cell office:value-type="string">
            <text:p>png/gun.png</text:p>
          </table:table-cell>
          <table:table-cell office:value-type="string">
            <text:p>L</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string">
            <text:p>2m</text:p>
          </table:table-cell>
          <table:table-cell office:value-type="string">
            <text:p>spec</text:p>
          </table:table-cell>
          <table:table-cell office:value-type="string">
            <text:p>Dela velke diry</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Samopal</text:p>
          </table:table-cell>
          <table:table-cell office:value-type="string">
            <text:p>png/gun.png</text:p>
          </table:table-cell>
          <table:table-cell office:value-type="string">
            <text:p>V</text:p>
          </table:table-cell>
          <table:table-cell table:number-columns-repeated="4" office:value-type="float" office:value="2">
            <text:p>2</text:p>
          </table:table-cell>
          <table:table-cell office:value-type="string">
            <text:p>3m</text:p>
          </table:table-cell>
          <table:table-cell office:value-type="string">
            <text:p>vojenska</text:p>
          </table:table-cell>
          <table:table-cell office:value-type="string">
            <text:p>Ta ta ta</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Kuse</text:p>
          </table:table-cell>
          <table:table-cell office:value-type="string">
            <text:p>png/gun.png</text:p>
          </table:table-cell>
          <table:table-cell office:value-type="string">
            <text:p>T</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string">
            <text:p>2j</text:p>
          </table:table-cell>
          <table:table-cell office:value-type="string">
            <text:p>oo</text:p>
          </table:table-cell>
          <table:table-cell office:value-type="string">
            <text:p>Kope jak mula</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Luk</text:p>
          </table:table-cell>
          <table:table-cell office:value-type="string">
            <text:p>png/gun.png</text:p>
          </table:table-cell>
          <table:table-cell office:value-type="string">
            <text:p>L</text:p>
          </table:table-cell>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string">
            <text:p>3j</text:p>
          </table:table-cell>
          <table:table-cell office:value-type="string">
            <text:p>oo</text:p>
          </table:table-cell>
          <table:table-cell office:value-type="string">
            <text:p>Dalsi drozd</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Brokovnice</text:p>
          </table:table-cell>
          <table:table-cell office:value-type="string">
            <text:p>png/gun.png</text:p>
          </table:table-cell>
          <table:table-cell office:value-type="string">
            <text:p>L</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string">
            <text:p>2m</text:p>
          </table:table-cell>
          <table:table-cell office:value-type="string">
            <text:p>spec</text:p>
          </table:table-cell>
          <table:table-cell office:value-type="string">
            <text:p>Prach a broky</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Kr. Brokovnice</text:p>
          </table:table-cell>
          <table:table-cell office:value-type="string">
            <text:p>png/gun.png</text:p>
          </table:table-cell>
          <table:table-cell office:value-type="string">
            <text:p>V</text:p>
          </table:table-cell>
          <table:table-cell table:number-columns-repeated="2" office:value-type="float" office:value="2">
            <text:p>2</text:p>
          </table:table-cell>
          <table:table-cell table:number-columns-repeated="2" office:value-type="float" office:value="3">
            <text:p>3</text:p>
          </table:table-cell>
          <table:table-cell office:value-type="string">
            <text:p>2m</text:p>
          </table:table-cell>
          <table:table-cell office:value-type="string">
            <text:p>spec</text:p>
          </table:table-cell>
          <table:table-cell office:value-type="string">
            <text:p>Mafia style</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Palcat</text:p>
          </table:table-cell>
          <table:table-cell office:value-type="string">
            <text:p>png/gun.png</text:p>
          </table:table-cell>
          <table:table-cell office:value-type="string">
            <text:p>V</text:p>
          </table:table-cell>
          <table:table-cell table:number-columns-repeated="2" office:value-type="float" office:value="1">
            <text:p>1</text:p>
          </table:table-cell>
          <table:table-cell table:number-columns-repeated="2" office:value-type="float" office:value="2">
            <text:p>2</text:p>
          </table:table-cell>
          <table:table-cell office:value-type="string">
            <text:p>x</text:p>
          </table:table-cell>
          <table:table-cell office:value-type="string">
            <text:p>spec</text:p>
          </table:table-cell>
          <table:table-cell office:value-type="string">
            <text:p>Funguje od casu Zizky</text:p>
          </table:table-cell>
          <table:table-cell table:number-columns-repeated="4"/>
        </table:table-row>
        <table:table-row table:style-name="ro1">
          <table:table-cell table:number-columns-repeated="2"/>
          <table:table-cell office:value-type="float" office:value="3">
            <text:p>3</text:p>
          </table:table-cell>
          <table:table-cell office:value-type="string">
            <text:p>Z</text:p>
          </table:table-cell>
          <table:table-cell office:value-type="string">
            <text:p>Maceta</text:p>
          </table:table-cell>
          <table:table-cell office:value-type="string">
            <text:p>png/gun.png</text:p>
          </table:table-cell>
          <table:table-cell office:value-type="string">
            <text:p>M</text:p>
          </table:table-cell>
          <table:table-cell table:number-columns-repeated="3" office:value-type="float" office:value="1">
            <text:p>1</text:p>
          </table:table-cell>
          <table:table-cell office:value-type="float" office:value="3">
            <text:p>3</text:p>
          </table:table-cell>
          <table:table-cell office:value-type="string">
            <text:p>x</text:p>
          </table:table-cell>
          <table:table-cell office:value-type="string">
            <text:p>oo</text:p>
          </table:table-cell>
          <table:table-cell office:value-type="string">
            <text:p>Arnold v jungli</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Auto. Pistole</text:p>
          </table:table-cell>
          <table:table-cell office:value-type="string">
            <text:p>png/gun.png</text:p>
          </table:table-cell>
          <table:table-cell office:value-type="string">
            <text:p>V</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string">
            <text:p>2m</text:p>
          </table:table-cell>
          <table:table-cell office:value-type="string">
            <text:p>spec</text:p>
          </table:table-cell>
          <table:table-cell office:value-type="string">
            <text:p>Mafie po cesku</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Utocna puska</text:p>
          </table:table-cell>
          <table:table-cell office:value-type="string">
            <text:p>png/gun.png</text:p>
          </table:table-cell>
          <table:table-cell office:value-type="string">
            <text:p>L</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string">
            <text:p>3mm</text:p>
          </table:table-cell>
          <table:table-cell office:value-type="string">
            <text:p>vojenska</text:p>
          </table:table-cell>
          <table:table-cell office:value-type="string">
            <text:p>Seriozni zbran</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Kulomet</text:p>
          </table:table-cell>
          <table:table-cell office:value-type="string">
            <text:p>png/gun.png</text:p>
          </table:table-cell>
          <table:table-cell office:value-type="string">
            <text:p>T</text:p>
          </table:table-cell>
          <table:table-cell table:number-columns-repeated="3" office:value-type="float" office:value="3">
            <text:p>3</text:p>
          </table:table-cell>
          <table:table-cell office:value-type="float" office:value="1">
            <text:p>1</text:p>
          </table:table-cell>
          <table:table-cell office:value-type="string">
            <text:p>3mm</text:p>
          </table:table-cell>
          <table:table-cell office:value-type="string">
            <text:p>vojenska</text:p>
          </table:table-cell>
          <table:table-cell office:value-type="string">
            <text:p>Dela cucky</text:p>
          </table:table-cell>
          <table:table-cell table:number-columns-repeated="4"/>
        </table:table-row>
        <table:table-row table:style-name="ro1">
          <table:table-cell table:number-columns-repeated="2"/>
          <table:table-cell office:value-type="float" office:value="3">
            <text:p>3</text:p>
          </table:table-cell>
          <table:table-cell office:value-type="string">
            <text:p>Z</text:p>
          </table:table-cell>
          <table:table-cell office:value-type="string">
            <text:p>Mot. Pila</text:p>
          </table:table-cell>
          <table:table-cell office:value-type="string">
            <text:p>png/gun.png</text:p>
          </table:table-cell>
          <table:table-cell office:value-type="string">
            <text:p>V</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office:value-type="string">
            <text:p>4m</text:p>
          </table:table-cell>
          <table:table-cell office:value-type="string">
            <text:p>spec</text:p>
          </table:table-cell>
          <table:table-cell office:value-type="string">
            <text:p>Porcovani nepratele</text:p>
          </table:table-cell>
          <table:table-cell table:number-columns-repeated="4"/>
        </table:table-row>
        <table:table-row table:style-name="ro1">
          <table:table-cell table:number-columns-repeated="2"/>
          <table:table-cell office:value-type="float" office:value="3">
            <text:p>3</text:p>
          </table:table-cell>
          <table:table-cell office:value-type="string">
            <text:p>Z</text:p>
          </table:table-cell>
          <table:table-cell office:value-type="string">
            <text:p>Sekera</text:p>
          </table:table-cell>
          <table:table-cell office:value-type="string">
            <text:p>png/gun.png</text:p>
          </table:table-cell>
          <table:table-cell office:value-type="string">
            <text:p>V</text:p>
          </table:table-cell>
          <table:table-cell table:number-columns-repeated="2" office:value-type="float" office:value="1">
            <text:p>1</text:p>
          </table:table-cell>
          <table:table-cell table:number-columns-repeated="2" office:value-type="float" office:value="2">
            <text:p>2</text:p>
          </table:table-cell>
          <table:table-cell office:value-type="string">
            <text:p>x</text:p>
          </table:table-cell>
          <table:table-cell office:value-type="string">
            <text:p>oo</text:p>
          </table:table-cell>
          <table:table-cell office:value-type="string">
            <text:p>Lumber jack</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Kopi</text:p>
          </table:table-cell>
          <table:table-cell office:value-type="string">
            <text:p>png/gun.png</text:p>
          </table:table-cell>
          <table:table-cell office:value-type="string">
            <text:p>L</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string">
            <text:p>x</text:p>
          </table:table-cell>
          <table:table-cell office:value-type="string">
            <text:p>spec</text:p>
          </table:table-cell>
          <table:table-cell office:value-type="string">
            <text:p>Sparta!!!</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Kyj</text:p>
          </table:table-cell>
          <table:table-cell office:value-type="string">
            <text:p>png/gun.png</text:p>
          </table:table-cell>
          <table:table-cell office:value-type="string">
            <text:p>T</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office:value-type="string">
            <text:p>x</text:p>
          </table:table-cell>
          <table:table-cell office:value-type="string">
            <text:p>spec</text:p>
          </table:table-cell>
          <table:table-cell office:value-type="string">
            <text:p>Velkej klacek s hreby</text:p>
          </table:table-cell>
          <table:table-cell table:number-columns-repeated="4"/>
        </table:table-row>
        <table:table-row table:style-name="ro1">
          <table:table-cell table:number-columns-repeated="2"/>
          <table:table-cell office:value-type="float" office:value="1">
            <text:p>1</text:p>
          </table:table-cell>
          <table:table-cell office:value-type="string">
            <text:p>Z</text:p>
          </table:table-cell>
          <table:table-cell office:value-type="string">
            <text:p>Bazuka</text:p>
          </table:table-cell>
          <table:table-cell office:value-type="string">
            <text:p>png/gun.png</text:p>
          </table:table-cell>
          <table:table-cell office:value-type="string">
            <text:p>T</text:p>
          </table:table-cell>
          <table:table-cell table:number-columns-repeated="2" office:value-type="float" office:value="3">
            <text:p>3</text:p>
          </table:table-cell>
          <table:table-cell office:value-type="float" office:value="4">
            <text:p>4</text:p>
          </table:table-cell>
          <table:table-cell office:value-type="float" office:value="1">
            <text:p>1</text:p>
          </table:table-cell>
          <table:table-cell office:value-type="string">
            <text:p>1mm</text:p>
          </table:table-cell>
          <table:table-cell office:value-type="string">
            <text:p>vojenska</text:p>
          </table:table-cell>
          <table:table-cell office:value-type="string">
            <text:p>Ka boom</text:p>
          </table:table-cell>
          <table:table-cell table:number-columns-repeated="4"/>
        </table:table-row>
        <table:table-row table:style-name="ro1">
          <table:table-cell table:number-columns-repeated="2"/>
          <table:table-cell office:value-type="float" office:value="2">
            <text:p>2</text:p>
          </table:table-cell>
          <table:table-cell office:value-type="string">
            <text:p>Z</text:p>
          </table:table-cell>
          <table:table-cell office:value-type="string">
            <text:p>Granat</text:p>
          </table:table-cell>
          <table:table-cell office:value-type="string">
            <text:p>png/gun.png</text:p>
          </table:table-cell>
          <table:table-cell office:value-type="string">
            <text:p>M</text:p>
          </table:table-cell>
          <table:table-cell office:value-type="float" office:value="2">
            <text:p>2</text:p>
          </table:table-cell>
          <table:table-cell office:value-type="float" office:value="0">
            <text:p>0</text:p>
          </table:table-cell>
          <table:table-cell table:number-columns-repeated="2" office:value-type="float" office:value="4">
            <text:p>4</text:p>
          </table:table-cell>
          <table:table-cell office:value-type="string">
            <text:p>1jm</text:p>
          </table:table-cell>
          <table:table-cell office:value-type="string">
            <text:p>vojenska</text:p>
          </table:table-cell>
          <table:table-cell office:value-type="string">
            <text:p>O hodne lepsi nez kamen</text:p>
          </table:table-cell>
          <table:table-cell table:number-columns-repeated="4"/>
        </table:table-row>
        <table:table-row table:style-name="ro1" table:number-rows-repeated="5">
          <table:table-cell table:number-columns-repeated="18"/>
        </table:table-row>
        <table:table-row table:style-name="ro1">
          <table:table-cell table:number-columns-repeated="18"/>
        </table:table-row>
      </table:table>
      <table:table table:name="Vybaveni" table:style-name="ta1">
        <table:table-column table:style-name="co1" table:default-cell-style-name="Default"/>
        <table:table-column table:style-name="co1" table:number-columns-repeated="3" table:default-cell-style-name="ce13"/>
        <table:table-column table:style-name="co22" table:default-cell-style-name="Default"/>
        <table:table-column table:style-name="co1" table:number-columns-repeated="3" table:default-cell-style-name="ce13"/>
        <table:table-column table:style-name="co23" table:default-cell-style-name="ce13"/>
        <table:table-column table:style-name="co23" table:number-columns-repeated="2" table:default-cell-style-name="Default"/>
        <table:table-row table:style-name="ro1" table:number-rows-repeated="2">
          <table:table-cell/>
          <table:table-cell table:style-name="Default" table:number-columns-repeated="3"/>
          <table:table-cell/>
          <table:table-cell table:style-name="Default" table:number-columns-repeated="4"/>
          <table:table-cell table:number-columns-repeated="2"/>
        </table:table-row>
        <table:table-row table:style-name="ro1">
          <table:table-cell/>
          <table:table-cell table:style-name="ce15" office:value-type="string">
            <text:p>cnt</text:p>
          </table:table-cell>
          <table:table-cell table:style-name="ce15" office:value-type="string">
            <text:p>code</text:p>
          </table:table-cell>
          <table:table-cell table:style-name="ce15" office:value-type="string">
            <text:p>jmeno</text:p>
          </table:table-cell>
          <table:table-cell table:style-name="ce15" office:value-type="string">
            <text:p>img</text:p>
          </table:table-cell>
          <table:table-cell table:style-name="ce15" office:value-type="string">
            <text:p>Cena</text:p>
          </table:table-cell>
          <table:table-cell table:style-name="ce15" office:value-type="string">
            <text:p>velikost</text:p>
          </table:table-cell>
          <table:table-cell table:style-name="ce15" office:value-type="string">
            <text:p>Balicek</text:p>
          </table:table-cell>
          <table:table-cell table:style-name="ce15" office:value-type="string">
            <text:p>efekt</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Past</text:p>
          </table:table-cell>
          <table:table-cell office:value-type="string">
            <text:p>icons/search.png</text:p>
          </table:table-cell>
          <table:table-cell table:number-columns-repeated="2" office:value-type="float" office:value="1">
            <text:p>1</text:p>
          </table:table-cell>
          <table:table-cell office:value-type="string">
            <text:p>spec</text:p>
          </table:table-cell>
          <table:table-cell office:value-type="string">
            <text:p>1x za misi|+1_boj_Z/S|mimo misi|+1 jidlo</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Past 2</text:p>
          </table:table-cell>
          <table:table-cell office:value-type="string">
            <text:p>icons/search.png</text:p>
          </table:table-cell>
          <table:table-cell table:number-columns-repeated="2" office:value-type="float" office:value="2">
            <text:p>2</text:p>
          </table:table-cell>
          <table:table-cell office:value-type="string">
            <text:p>spec</text:p>
          </table:table-cell>
          <table:table-cell office:value-type="string">
            <text:p>1x za misi|+2_boj_Z/S|mimo misi|+1 jidlo</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Baterka</text:p>
          </table:table-cell>
          <table:table-cell office:value-type="string">
            <text:p>icons/search.png</text:p>
          </table:table-cell>
          <table:table-cell table:number-columns-repeated="2" office:value-type="float" office:value="1">
            <text:p>1</text:p>
          </table:table-cell>
          <table:table-cell office:value-type="string">
            <text:p>oo</text:p>
          </table:table-cell>
          <table:table-cell office:value-type="string">
            <text:p>4x za misi|Pri pruzkumu|+1_P a_-1_S</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Noktovizor</text:p>
          </table:table-cell>
          <table:table-cell office:value-type="string">
            <text:p>icons/search.png</text:p>
          </table:table-cell>
          <table:table-cell office:value-type="float" office:value="2">
            <text:p>2</text:p>
          </table:table-cell>
          <table:table-cell office:value-type="float" office:value="1">
            <text:p>1</text:p>
          </table:table-cell>
          <table:table-cell office:value-type="string">
            <text:p>vojenska</text:p>
          </table:table-cell>
          <table:table-cell office:value-type="string">
            <text:p>2x za misi|+1_P/S</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Lep. Opasek</text:p>
          </table:table-cell>
          <table:table-cell office:value-type="string">
            <text:p>icons/search.png</text:p>
          </table:table-cell>
          <table:table-cell office:value-type="float" office:value="1">
            <text:p>1</text:p>
          </table:table-cell>
          <table:table-cell office:value-type="string">
            <text:p>x</text:p>
          </table:table-cell>
          <table:table-cell office:value-type="string">
            <text:p>spec</text:p>
          </table:table-cell>
          <table:table-cell office:value-type="string">
            <text:p>Nosnost +1_vec|Nepocita se do limitu</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Lep. Batoh</text:p>
          </table:table-cell>
          <table:table-cell office:value-type="string">
            <text:p>icons/search.png</text:p>
          </table:table-cell>
          <table:table-cell office:value-type="float" office:value="2">
            <text:p>2</text:p>
          </table:table-cell>
          <table:table-cell office:value-type="string">
            <text:p>x</text:p>
          </table:table-cell>
          <table:table-cell office:value-type="string">
            <text:p>spec</text:p>
          </table:table-cell>
          <table:table-cell office:value-type="string">
            <text:p>Postava nesmi mit T|Nosnost +2_veci|Nepocita se do limitu</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Lekarna</text:p>
          </table:table-cell>
          <table:table-cell office:value-type="string">
            <text:p>icons/search.png</text:p>
          </table:table-cell>
          <table:table-cell office:value-type="float" office:value="1">
            <text:p>1</text:p>
          </table:table-cell>
          <table:table-cell office:value-type="float" office:value="2">
            <text:p>2</text:p>
          </table:table-cell>
          <table:table-cell office:value-type="string">
            <text:p>oo</text:p>
          </table:table-cell>
          <table:table-cell office:value-type="string">
            <text:p>1x za misi|+2_Zivoty nebo Resuscitace</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Nastroje</text:p>
          </table:table-cell>
          <table:table-cell office:value-type="string">
            <text:p>icons/search.png</text:p>
          </table:table-cell>
          <table:table-cell office:value-type="float" office:value="1">
            <text:p>1</text:p>
          </table:table-cell>
          <table:table-cell office:value-type="float" office:value="2">
            <text:p>2</text:p>
          </table:table-cell>
          <table:table-cell office:value-type="string">
            <text:p>oo</text:p>
          </table:table-cell>
          <table:table-cell office:value-type="string">
            <text:p>Jedna oprava zdarma ci skrap_+1</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Koreni</text:p>
          </table:table-cell>
          <table:table-cell office:value-type="string">
            <text:p>icons/search.png</text:p>
          </table:table-cell>
          <table:table-cell office:value-type="float" office:value="1">
            <text:p>1</text:p>
          </table:table-cell>
          <table:table-cell office:value-type="float" office:value="2">
            <text:p>2</text:p>
          </table:table-cell>
          <table:table-cell office:value-type="string">
            <text:p>oo</text:p>
          </table:table-cell>
          <table:table-cell office:value-type="string">
            <text:p>Mimo misi|+1_Jidlo</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Prikryvky</text:p>
          </table:table-cell>
          <table:table-cell office:value-type="string">
            <text:p>icons/search.png</text:p>
          </table:table-cell>
          <table:table-cell office:value-type="float" office:value="1">
            <text:p>1</text:p>
          </table:table-cell>
          <table:table-cell office:value-type="float" office:value="2">
            <text:p>2</text:p>
          </table:table-cell>
          <table:table-cell office:value-type="string">
            <text:p>oo</text:p>
          </table:table-cell>
          <table:table-cell office:value-type="string">
            <text:p>Mimo misi|+1_Leceni</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Dalekohled</text:p>
          </table:table-cell>
          <table:table-cell office:value-type="string">
            <text:p>icons/search.png</text:p>
          </table:table-cell>
          <table:table-cell table:number-columns-repeated="2" office:value-type="float" office:value="1">
            <text:p>1</text:p>
          </table:table-cell>
          <table:table-cell office:value-type="string">
            <text:p>oo</text:p>
          </table:table-cell>
          <table:table-cell office:value-type="string">
            <text:p>Pred misi|odhali jedno X|a 1x za misi|Odhali nepritele V</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Kompas</text:p>
          </table:table-cell>
          <table:table-cell office:value-type="string">
            <text:p>icons/search.png</text:p>
          </table:table-cell>
          <table:table-cell table:number-columns-repeated="2" office:value-type="float" office:value="1">
            <text:p>1</text:p>
          </table:table-cell>
          <table:table-cell office:value-type="string">
            <text:p>oo</text:p>
          </table:table-cell>
          <table:table-cell office:value-type="string">
            <text:p>Po misi +1 k_zaverecnym bodum</text:p>
          </table:table-cell>
          <table:table-cell table:number-columns-repeated="2"/>
        </table:table-row>
        <table:table-row table:style-name="ro1">
          <table:table-cell/>
          <table:table-cell office:value-type="float" office:value="3">
            <text:p>3</text:p>
          </table:table-cell>
          <table:table-cell office:value-type="string">
            <text:p>V</text:p>
          </table:table-cell>
          <table:table-cell office:value-type="string">
            <text:p>Box na Munici</text:p>
          </table:table-cell>
          <table:table-cell office:value-type="string">
            <text:p>icons/search.png</text:p>
          </table:table-cell>
          <table:table-cell table:number-columns-repeated="2" office:value-type="float" office:value="2">
            <text:p>2</text:p>
          </table:table-cell>
          <table:table-cell office:value-type="string">
            <text:p>vojenska</text:p>
          </table:table-cell>
          <table:table-cell office:value-type="string">
            <text:p>Unese dalsi 2_zasobniky pro jednu ze_zbrani</text:p>
          </table:table-cell>
          <table:table-cell table:number-columns-repeated="2"/>
        </table:table-row>
        <table:table-row table:style-name="ro1">
          <table:table-cell/>
          <table:table-cell office:value-type="float" office:value="3">
            <text:p>3</text:p>
          </table:table-cell>
          <table:table-cell office:value-type="string">
            <text:p>Z</text:p>
          </table:table-cell>
          <table:table-cell office:value-type="string">
            <text:p>Stit</text:p>
          </table:table-cell>
          <table:table-cell office:value-type="string">
            <text:p>icons/search.png</text:p>
          </table:table-cell>
          <table:table-cell office:value-type="float" office:value="1">
            <text:p>1</text:p>
          </table:table-cell>
          <table:table-cell office:value-type="string">
            <text:p>T</text:p>
          </table:table-cell>
          <table:table-cell office:value-type="string">
            <text:p>oo</text:p>
          </table:table-cell>
          <table:table-cell office:value-type="string">
            <text:p>Jako T_zbran|Pridava 3_zivoty zbroje</text:p>
          </table:table-cell>
          <table:table-cell table:number-columns-repeated="2"/>
        </table:table-row>
        <table:table-row table:style-name="ro1">
          <table:table-cell/>
          <table:table-cell office:value-type="float" office:value="2">
            <text:p>2</text:p>
          </table:table-cell>
          <table:table-cell office:value-type="string">
            <text:p>Z</text:p>
          </table:table-cell>
          <table:table-cell office:value-type="string">
            <text:p>Policejni Stit</text:p>
          </table:table-cell>
          <table:table-cell office:value-type="string">
            <text:p>icons/search.png</text:p>
          </table:table-cell>
          <table:table-cell office:value-type="float" office:value="2">
            <text:p>2</text:p>
          </table:table-cell>
          <table:table-cell office:value-type="string">
            <text:p>T</text:p>
          </table:table-cell>
          <table:table-cell office:value-type="string">
            <text:p>spec</text:p>
          </table:table-cell>
          <table:table-cell office:value-type="string">
            <text:p>Jako T_zbran|Pridava 5_zivotu zbroje</text:p>
          </table:table-cell>
          <table:table-cell table:number-columns-repeated="2"/>
        </table:table-row>
        <table:table-row table:style-name="ro1">
          <table:table-cell/>
          <table:table-cell office:value-type="float" office:value="2">
            <text:p>2</text:p>
          </table:table-cell>
          <table:table-cell office:value-type="string">
            <text:p>V</text:p>
          </table:table-cell>
          <table:table-cell office:value-type="string">
            <text:p>Protijed</text:p>
          </table:table-cell>
          <table:table-cell office:value-type="string">
            <text:p>icons/search.png</text:p>
          </table:table-cell>
          <table:table-cell office:value-type="float" office:value="2">
            <text:p>2</text:p>
          </table:table-cell>
          <table:table-cell office:value-type="float" office:value="1">
            <text:p>1</text:p>
          </table:table-cell>
          <table:table-cell office:value-type="string">
            <text:p>oo</text:p>
          </table:table-cell>
          <table:table-cell office:value-type="string">
            <text:p>Ochrani 1 postavu pred efektem nakazy</text:p>
          </table:table-cell>
          <table:table-cell table:number-columns-repeated="2"/>
        </table:table-row>
        <table:table-row table:style-name="ro1">
          <table:table-cell/>
          <table:table-cell office:value-type="float" office:value="2">
            <text:p>2</text:p>
          </table:table-cell>
          <table:table-cell office:value-type="string">
            <text:p>V</text:p>
          </table:table-cell>
          <table:table-cell office:value-type="string">
            <text:p>Stimulant</text:p>
          </table:table-cell>
          <table:table-cell office:value-type="string">
            <text:p>icons/search.png</text:p>
          </table:table-cell>
          <table:table-cell office:value-type="float" office:value="2">
            <text:p>2</text:p>
          </table:table-cell>
          <table:table-cell office:value-type="float" office:value="1">
            <text:p>1</text:p>
          </table:table-cell>
          <table:table-cell office:value-type="string">
            <text:p>oo</text:p>
          </table:table-cell>
          <table:table-cell office:value-type="string">
            <text:p>1x za misi|doplni postave 2 odvahy</text:p>
          </table:table-cell>
          <table:table-cell table:number-columns-repeated="2"/>
        </table:table-row>
        <table:table-row table:style-name="ro1" table:number-rows-repeated="4">
          <table:table-cell table:number-columns-repeated="4"/>
          <table:table-cell table:style-name="ce13"/>
          <table:table-cell table:number-columns-repeated="6"/>
        </table:table-row>
        <table:table-row table:style-name="ro1">
          <table:table-cell table:number-columns-repeated="4"/>
          <table:table-cell table:style-name="ce13"/>
          <table:table-cell table:number-columns-repeated="6"/>
        </table:table-row>
      </table:table>
      <table:table table:name="Vozidla" table:style-name="ta1">
        <table:table-column table:style-name="co1" table:default-cell-style-name="Default"/>
        <table:table-column table:style-name="co1" table:number-columns-repeated="9" table:default-cell-style-name="ce13"/>
        <table:table-column table:style-name="co24" table:default-cell-style-name="Default"/>
        <table:table-column table:style-name="co25" table:default-cell-style-name="Default"/>
        <table:table-row table:style-name="ro1">
          <table:table-cell/>
          <table:table-cell table:style-name="Default" table:number-columns-repeated="9"/>
          <table:table-cell table:number-columns-repeated="2"/>
        </table:table-row>
        <table:table-row table:style-name="ro1">
          <table:table-cell/>
          <table:table-cell office:value-type="string">
            <text:p>cnt</text:p>
          </table:table-cell>
          <table:table-cell office:value-type="string">
            <text:p>code</text:p>
          </table:table-cell>
          <table:table-cell office:value-type="string">
            <text:p>Jmeno</text:p>
          </table:table-cell>
          <table:table-cell office:value-type="string">
            <text:p>Balik</text:p>
          </table:table-cell>
          <table:table-cell office:value-type="string">
            <text:p>Cena</text:p>
          </table:table-cell>
          <table:table-cell office:value-type="string">
            <text:p>Uveze</text:p>
          </table:table-cell>
          <table:table-cell office:value-type="string">
            <text:p>Uzdravi</text:p>
          </table:table-cell>
          <table:table-cell office:value-type="string">
            <text:p>Sezere</text:p>
          </table:table-cell>
          <table:table-cell office:value-type="string">
            <text:p>Scrap</text:p>
          </table:table-cell>
          <table:table-cell table:style-name="ce13" office:value-type="string">
            <text:p>Img</text:p>
          </table:table-cell>
          <table:table-cell office:value-type="string">
            <text:p>Text</text:p>
          </table:table-cell>
        </table:table-row>
        <table:table-row table:style-name="ro1">
          <table:table-cell/>
          <table:table-cell office:value-type="float" office:value="6">
            <text:p>6</text:p>
          </table:table-cell>
          <table:table-cell office:value-type="string">
            <text:p>A</text:p>
          </table:table-cell>
          <table:table-cell office:value-type="string">
            <text:p>Kolo</text:p>
          </table:table-cell>
          <table:table-cell office:value-type="string">
            <text:p>oo</text:p>
          </table:table-cell>
          <table:table-cell office:value-type="float" office:value="2">
            <text:p>2</text:p>
          </table:table-cell>
          <table:table-cell office:value-type="float" office:value="3">
            <text:p>3</text:p>
          </table:table-cell>
          <table:table-cell table:number-columns-repeated="3" office:value-type="string">
            <text:p>x</text:p>
          </table:table-cell>
          <table:table-cell office:value-type="string">
            <text:p>icons/boot.png</text:p>
          </table:table-cell>
          <table:table-cell office:value-type="string">
            <text:p>Neco malo uveze</text:p>
          </table:table-cell>
        </table:table-row>
        <table:table-row table:style-name="ro1">
          <table:table-cell/>
          <table:table-cell office:value-type="float" office:value="3">
            <text:p>3</text:p>
          </table:table-cell>
          <table:table-cell office:value-type="string">
            <text:p>A</text:p>
          </table:table-cell>
          <table:table-cell office:value-type="string">
            <text:p>Vozik</text:p>
          </table:table-cell>
          <table:table-cell office:value-type="string">
            <text:p>oo</text:p>
          </table:table-cell>
          <table:table-cell office:value-type="float" office:value="2">
            <text:p>2</text:p>
          </table:table-cell>
          <table:table-cell office:value-type="float" office:value="10">
            <text:p>10</text:p>
          </table:table-cell>
          <table:table-cell table:number-columns-repeated="2" office:value-type="string">
            <text:p>x</text:p>
          </table:table-cell>
          <table:table-cell office:value-type="string">
            <text:p>1m</text:p>
          </table:table-cell>
          <table:table-cell office:value-type="string">
            <text:p>icons/boot.png</text:p>
          </table:table-cell>
          <table:table-cell office:value-type="string">
            <text:p>Uveze vic ale musite ho tahnout</text:p>
          </table:table-cell>
        </table:table-row>
        <table:table-row table:style-name="ro1">
          <table:table-cell/>
          <table:table-cell office:value-type="float" office:value="2">
            <text:p>2</text:p>
          </table:table-cell>
          <table:table-cell office:value-type="string">
            <text:p>A</text:p>
          </table:table-cell>
          <table:table-cell office:value-type="string">
            <text:p>Kun</text:p>
          </table:table-cell>
          <table:table-cell office:value-type="string">
            <text:p>oo</text:p>
          </table:table-cell>
          <table:table-cell office:value-type="float" office:value="3">
            <text:p>3</text:p>
          </table:table-cell>
          <table:table-cell office:value-type="float" office:value="6">
            <text:p>6</text:p>
          </table:table-cell>
          <table:table-cell office:value-type="string">
            <text:p>x</text:p>
          </table:table-cell>
          <table:table-cell office:value-type="string">
            <text:p>1j</text:p>
          </table:table-cell>
          <table:table-cell office:value-type="string">
            <text:p>3j</text:p>
          </table:table-cell>
          <table:table-cell office:value-type="string">
            <text:p>icons/boot.png</text:p>
          </table:table-cell>
          <table:table-cell office:value-type="string">
            <text:p>Tenhle jede sam. Kdyz nakrmis tak jede</text:p>
          </table:table-cell>
        </table:table-row>
        <table:table-row table:style-name="ro1">
          <table:table-cell/>
          <table:table-cell office:value-type="float" office:value="1">
            <text:p>1</text:p>
          </table:table-cell>
          <table:table-cell office:value-type="string">
            <text:p>A</text:p>
          </table:table-cell>
          <table:table-cell office:value-type="string">
            <text:p>Povoz</text:p>
          </table:table-cell>
          <table:table-cell office:value-type="string">
            <text:p>oo</text:p>
          </table:table-cell>
          <table:table-cell office:value-type="float" office:value="3">
            <text:p>3</text:p>
          </table:table-cell>
          <table:table-cell office:value-type="float" office:value="15">
            <text:p>15</text:p>
          </table:table-cell>
          <table:table-cell office:value-type="float" office:value="1">
            <text:p>1</text:p>
          </table:table-cell>
          <table:table-cell office:value-type="string">
            <text:p>1j</text:p>
          </table:table-cell>
          <table:table-cell office:value-type="string">
            <text:p>5j</text:p>
          </table:table-cell>
          <table:table-cell office:value-type="string">
            <text:p>icons/boot.png</text:p>
          </table:table-cell>
          <table:table-cell office:value-type="string">
            <text:p>Kombinace voziku a kone</text:p>
          </table:table-cell>
        </table:table-row>
        <table:table-row table:style-name="ro1">
          <table:table-cell/>
          <table:table-cell office:value-type="float" office:value="1">
            <text:p>1</text:p>
          </table:table-cell>
          <table:table-cell office:value-type="string">
            <text:p>A</text:p>
          </table:table-cell>
          <table:table-cell office:value-type="string">
            <text:p>Motorka</text:p>
          </table:table-cell>
          <table:table-cell office:value-type="string">
            <text:p>oo</text:p>
          </table:table-cell>
          <table:table-cell office:value-type="float" office:value="3">
            <text:p>3</text:p>
          </table:table-cell>
          <table:table-cell office:value-type="float" office:value="8">
            <text:p>8</text:p>
          </table:table-cell>
          <table:table-cell office:value-type="string">
            <text:p>x</text:p>
          </table:table-cell>
          <table:table-cell table:number-columns-repeated="2" office:value-type="string">
            <text:p>1m</text:p>
          </table:table-cell>
          <table:table-cell office:value-type="string">
            <text:p>icons/boot.png</text:p>
          </table:table-cell>
          <table:table-cell office:value-type="string">
            <text:p>Mechanicky kun</text:p>
          </table:table-cell>
        </table:table-row>
        <table:table-row table:style-name="ro1">
          <table:table-cell/>
          <table:table-cell office:value-type="float" office:value="3">
            <text:p>3</text:p>
          </table:table-cell>
          <table:table-cell office:value-type="string">
            <text:p>A</text:p>
          </table:table-cell>
          <table:table-cell office:value-type="string">
            <text:p>Auto</text:p>
          </table:table-cell>
          <table:table-cell office:value-type="string">
            <text:p>oo</text:p>
          </table:table-cell>
          <table:table-cell office:value-type="float" office:value="3">
            <text:p>3</text:p>
          </table:table-cell>
          <table:table-cell office:value-type="float" office:value="15">
            <text:p>15</text:p>
          </table:table-cell>
          <table:table-cell office:value-type="float" office:value="1">
            <text:p>1</text:p>
          </table:table-cell>
          <table:table-cell table:number-columns-repeated="2" office:value-type="string">
            <text:p>2m</text:p>
          </table:table-cell>
          <table:table-cell office:value-type="string">
            <text:p>icons/boot.png</text:p>
          </table:table-cell>
          <table:table-cell office:value-type="string">
            <text:p>Zigulik</text:p>
          </table:table-cell>
        </table:table-row>
        <table:table-row table:style-name="ro1">
          <table:table-cell/>
          <table:table-cell office:value-type="float" office:value="3">
            <text:p>3</text:p>
          </table:table-cell>
          <table:table-cell office:value-type="string">
            <text:p>A</text:p>
          </table:table-cell>
          <table:table-cell office:value-type="string">
            <text:p>Autobus</text:p>
          </table:table-cell>
          <table:table-cell office:value-type="string">
            <text:p>oo</text:p>
          </table:table-cell>
          <table:table-cell office:value-type="float" office:value="4">
            <text:p>4</text:p>
          </table:table-cell>
          <table:table-cell office:value-type="float" office:value="30">
            <text:p>30</text:p>
          </table:table-cell>
          <table:table-cell office:value-type="float" office:value="4">
            <text:p>4</text:p>
          </table:table-cell>
          <table:table-cell table:number-columns-repeated="2" office:value-type="string">
            <text:p>3m</text:p>
          </table:table-cell>
          <table:table-cell office:value-type="string">
            <text:p>icons/boot.png</text:p>
          </table:table-cell>
          <table:table-cell office:value-type="string">
            <text:p>Zeby skolni oranzovej?</text:p>
          </table:table-cell>
        </table:table-row>
        <table:table-row table:style-name="ro1">
          <table:table-cell/>
          <table:table-cell office:value-type="float" office:value="1">
            <text:p>1</text:p>
          </table:table-cell>
          <table:table-cell office:value-type="string">
            <text:p>A</text:p>
          </table:table-cell>
          <table:table-cell office:value-type="string">
            <text:p>Humvee</text:p>
          </table:table-cell>
          <table:table-cell office:value-type="string">
            <text:p>spec</text:p>
          </table:table-cell>
          <table:table-cell office:value-type="float" office:value="4">
            <text:p>4</text:p>
          </table:table-cell>
          <table:table-cell office:value-type="float" office:value="20">
            <text:p>20</text:p>
          </table:table-cell>
          <table:table-cell office:value-type="float" office:value="3">
            <text:p>3</text:p>
          </table:table-cell>
          <table:table-cell table:number-columns-repeated="2" office:value-type="string">
            <text:p>2m</text:p>
          </table:table-cell>
          <table:table-cell office:value-type="string">
            <text:p>icons/boot.png</text:p>
          </table:table-cell>
          <table:table-cell office:value-type="string">
            <text:p>S prekvapive velkou korbou</text:p>
          </table:table-cell>
        </table:table-row>
        <table:table-row table:style-name="ro1" table:number-rows-repeated="3">
          <table:table-cell table:number-columns-repeated="12"/>
        </table:table-row>
        <table:table-row table:style-name="ro1" table:number-rows-repeated="3">
          <table:table-cell table:number-columns-repeated="10"/>
          <table:table-cell table:style-name="ce13"/>
          <table:table-cell/>
        </table:table-row>
        <table:table-row table:style-name="ro1">
          <table:table-cell table:number-columns-repeated="10"/>
          <table:table-cell table:style-name="ce13"/>
          <table:table-cell/>
        </table:table-row>
      </table:table>
      <table:table table:name="Zbroj" table:style-name="ta1">
        <table:table-column table:style-name="co1" table:number-columns-repeated="2" table:default-cell-style-name="Default"/>
        <table:table-column table:style-name="co1" table:number-columns-repeated="7" table:default-cell-style-name="ce13"/>
        <table:table-column table:style-name="co26" table:default-cell-style-name="Default"/>
        <table:table-column table:style-name="co27" table:default-cell-style-name="Default"/>
        <table:table-row table:style-name="ro1" table:number-rows-repeated="2">
          <table:table-cell table:number-columns-repeated="2"/>
          <table:table-cell table:style-name="Default" table:number-columns-repeated="7"/>
          <table:table-cell table:number-columns-repeated="2"/>
        </table:table-row>
        <table:table-row table:style-name="ro1">
          <table:table-cell table:number-columns-repeated="2"/>
          <table:table-cell office:value-type="string">
            <text:p>cnt</text:p>
          </table:table-cell>
          <table:table-cell office:value-type="string">
            <text:p>Code</text:p>
          </table:table-cell>
          <table:table-cell office:value-type="string">
            <text:p>Jmeno</text:p>
          </table:table-cell>
          <table:table-cell office:value-type="string">
            <text:p>Balik</text:p>
          </table:table-cell>
          <table:table-cell office:value-type="string">
            <text:p>Cena</text:p>
          </table:table-cell>
          <table:table-cell office:value-type="string">
            <text:p>Zivotu</text:p>
          </table:table-cell>
          <table:table-cell office:value-type="string">
            <text:p>Unese</text:p>
          </table:table-cell>
          <table:table-cell table:style-name="ce13" office:value-type="string">
            <text:p>Img</text:p>
          </table:table-cell>
          <table:table-cell office:value-type="string">
            <text:p>Text</text:p>
          </table:table-cell>
        </table:table-row>
        <table:table-row table:style-name="ro1">
          <table:table-cell table:number-columns-repeated="2"/>
          <table:table-cell office:value-type="float" office:value="5">
            <text:p>5</text:p>
          </table:table-cell>
          <table:table-cell office:value-type="string">
            <text:p>B</text:p>
          </table:table-cell>
          <table:table-cell office:value-type="string">
            <text:p>Pracovni</text:p>
          </table:table-cell>
          <table:table-cell office:value-type="string">
            <text:p>oo</text:p>
          </table:table-cell>
          <table:table-cell table:number-columns-repeated="2" office:value-type="float" office:value="1">
            <text:p>1</text:p>
          </table:table-cell>
          <table:table-cell office:value-type="float" office:value="0">
            <text:p>0</text:p>
          </table:table-cell>
          <table:table-cell office:value-type="string">
            <text:p>icons/shield.png</text:p>
          </table:table-cell>
          <table:table-cell office:value-type="string">
            <text:p>Hodne kvalitni bunda</text:p>
          </table:table-cell>
        </table:table-row>
        <table:table-row table:style-name="ro1">
          <table:table-cell table:number-columns-repeated="2"/>
          <table:table-cell office:value-type="float" office:value="5">
            <text:p>5</text:p>
          </table:table-cell>
          <table:table-cell office:value-type="string">
            <text:p>B</text:p>
          </table:table-cell>
          <table:table-cell office:value-type="string">
            <text:p>Policejni</text:p>
          </table:table-cell>
          <table:table-cell office:value-type="string">
            <text:p>spec</text:p>
          </table:table-cell>
          <table:table-cell office:value-type="float" office:value="1">
            <text:p>1</text:p>
          </table:table-cell>
          <table:table-cell office:value-type="float" office:value="2">
            <text:p>2</text:p>
          </table:table-cell>
          <table:table-cell office:value-type="float" office:value="0">
            <text:p>0</text:p>
          </table:table-cell>
          <table:table-cell office:value-type="string">
            <text:p>icons/shield.png</text:p>
          </table:table-cell>
          <table:table-cell office:value-type="string">
            <text:p>Teoreticky neprustrelna</text:p>
          </table:table-cell>
        </table:table-row>
        <table:table-row table:style-name="ro1">
          <table:table-cell table:number-columns-repeated="2"/>
          <table:table-cell office:value-type="float" office:value="3">
            <text:p>3</text:p>
          </table:table-cell>
          <table:table-cell office:value-type="string">
            <text:p>B</text:p>
          </table:table-cell>
          <table:table-cell office:value-type="string">
            <text:p>Takticka</text:p>
          </table:table-cell>
          <table:table-cell office:value-type="string">
            <text:p>spec</text:p>
          </table:table-cell>
          <table:table-cell office:value-type="float" office:value="1">
            <text:p>1</text:p>
          </table:table-cell>
          <table:table-cell office:value-type="float" office:value="2">
            <text:p>2</text:p>
          </table:table-cell>
          <table:table-cell office:value-type="float" office:value="1">
            <text:p>1</text:p>
          </table:table-cell>
          <table:table-cell office:value-type="string">
            <text:p>icons/shield.png</text:p>
          </table:table-cell>
          <table:table-cell office:value-type="string">
            <text:p>Se spoustou kapes</text:p>
          </table:table-cell>
        </table:table-row>
        <table:table-row table:style-name="ro1">
          <table:table-cell table:number-columns-repeated="2"/>
          <table:table-cell office:value-type="float" office:value="3">
            <text:p>3</text:p>
          </table:table-cell>
          <table:table-cell office:value-type="string">
            <text:p>B</text:p>
          </table:table-cell>
          <table:table-cell office:value-type="string">
            <text:p>Vojenska</text:p>
          </table:table-cell>
          <table:table-cell office:value-type="string">
            <text:p>vojenska</text:p>
          </table:table-cell>
          <table:table-cell office:value-type="float" office:value="2">
            <text:p>2</text:p>
          </table:table-cell>
          <table:table-cell office:value-type="float" office:value="4">
            <text:p>4</text:p>
          </table:table-cell>
          <table:table-cell office:value-type="float" office:value="0">
            <text:p>0</text:p>
          </table:table-cell>
          <table:table-cell office:value-type="string">
            <text:p>icons/shield.png</text:p>
          </table:table-cell>
          <table:table-cell office:value-type="string">
            <text:p>Maskacova vesta</text:p>
          </table:table-cell>
        </table:table-row>
        <table:table-row table:style-name="ro1">
          <table:table-cell table:number-columns-repeated="2"/>
          <table:table-cell office:value-type="float" office:value="2">
            <text:p>2</text:p>
          </table:table-cell>
          <table:table-cell office:value-type="string">
            <text:p>B</text:p>
          </table:table-cell>
          <table:table-cell office:value-type="string">
            <text:p>Specialni</text:p>
          </table:table-cell>
          <table:table-cell office:value-type="string">
            <text:p>vojenska</text:p>
          </table:table-cell>
          <table:table-cell office:value-type="float" office:value="2">
            <text:p>2</text:p>
          </table:table-cell>
          <table:table-cell office:value-type="float" office:value="6">
            <text:p>6</text:p>
          </table:table-cell>
          <table:table-cell office:value-type="float" office:value="0">
            <text:p>0</text:p>
          </table:table-cell>
          <table:table-cell office:value-type="string">
            <text:p>icons/shield.png</text:p>
          </table:table-cell>
          <table:table-cell office:value-type="string">
            <text:p>Brneni specialnich jednotek</text:p>
          </table:table-cell>
        </table:table-row>
        <table:table-row table:style-name="ro1" table:number-rows-repeated="3">
          <table:table-cell table:number-columns-repeated="11"/>
        </table:table-row>
        <table:table-row table:style-name="ro1">
          <table:table-cell table:number-columns-repeated="11"/>
        </table:table-row>
      </table:table>
      <table:table table:name="Mise" table:style-name="ta1">
        <table:table-column table:style-name="co1" table:number-columns-repeated="2" table:default-cell-style-name="Default"/>
        <table:table-column table:style-name="co20"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number-columns-repeated="2" table:default-cell-style-name="ce2"/>
        <table:table-column table:style-name="co31" table:default-cell-style-name="Default"/>
        <table:table-row table:style-name="ro2" table:number-rows-repeated="2">
          <table:table-cell table:number-columns-repeated="6"/>
          <table:table-cell table:style-name="Default" table:number-columns-repeated="2"/>
          <table:table-cell/>
        </table:table-row>
        <table:table-row table:style-name="ro2">
          <table:table-cell/>
          <table:table-cell office:value-type="string">
            <text:p>Code</text:p>
          </table:table-cell>
          <table:table-cell office:value-type="string">
            <text:p>Category</text:p>
          </table:table-cell>
          <table:table-cell office:value-type="string">
            <text:p>Jmeno</text:p>
          </table:table-cell>
          <table:table-cell office:value-type="string">
            <text:p>Popis</text:p>
          </table:table-cell>
          <table:table-cell office:value-type="string">
            <text:p>Img</text:p>
          </table:table-cell>
          <table:table-cell table:style-name="Default" office:value-type="string">
            <text:p>Lehka</text:p>
          </table:table-cell>
          <table:table-cell table:style-name="Default" office:value-type="string">
            <text:p>Tezka</text:p>
          </table:table-cell>
          <table:table-cell/>
        </table:table-row>
        <table:table-row table:style-name="ro2">
          <table:table-cell/>
          <table:table-cell office:value-type="string">
            <text:p>M</text:p>
          </table:table-cell>
          <table:table-cell office:value-type="string">
            <text:p>Mise</text:p>
          </table:table-cell>
          <table:table-cell office:value-type="string">
            <text:p>Pruzkum</text:p>
          </table:table-cell>
          <table:table-cell office:value-type="string">
            <text:p>Probojovat_se []_lokacemi.</text:p>
          </table:table-cell>
          <table:table-cell office:value-type="string">
            <text:p>png/question.png</text:p>
          </table:table-cell>
          <table:table-cell office:value-type="float" office:value="6">
            <text:p>6</text:p>
          </table:table-cell>
          <table:table-cell office:value-type="float" office:value="8">
            <text:p>8</text:p>
          </table:table-cell>
          <table:table-cell/>
        </table:table-row>
        <table:table-row table:style-name="ro2">
          <table:table-cell/>
          <table:table-cell office:value-type="string">
            <text:p>M</text:p>
          </table:table-cell>
          <table:table-cell office:value-type="string">
            <text:p>Mise</text:p>
          </table:table-cell>
          <table:table-cell office:value-type="string">
            <text:p>Zasoby</text:p>
          </table:table-cell>
          <table:table-cell office:value-type="string">
            <text:p>Prohledat_2x budovu na_lokaci_[] ve vzdalenosti 4+.</text:p>
          </table:table-cell>
          <table:table-cell office:value-type="string">
            <text:p>png/question.png</text:p>
          </table:table-cell>
          <table:table-cell office:value-type="string">
            <text:p>C-E</text:p>
          </table:table-cell>
          <table:table-cell office:value-type="string">
            <text:p>D-E</text:p>
          </table:table-cell>
          <table:table-cell/>
        </table:table-row>
        <table:table-row table:style-name="ro2">
          <table:table-cell/>
          <table:table-cell office:value-type="string">
            <text:p>M</text:p>
          </table:table-cell>
          <table:table-cell office:value-type="string">
            <text:p>Mise</text:p>
          </table:table-cell>
          <table:table-cell office:value-type="string">
            <text:p>Boss</text:p>
          </table:table-cell>
          <table:table-cell office:value-type="string">
            <text:p>Najit a_porazit tezkeho nepritele_C na vzdalenosti 4+.</text:p>
          </table:table-cell>
          <table:table-cell office:value-type="string">
            <text:p>png/question.png</text:p>
          </table:table-cell>
          <table:table-cell office:value-type="string">
            <text:p>-</text:p>
          </table:table-cell>
          <table:table-cell office:value-type="string">
            <text:p>Boj +2</text:p>
          </table:table-cell>
          <table:table-cell/>
        </table:table-row>
        <table:table-row table:style-name="ro2">
          <table:table-cell/>
          <table:table-cell office:value-type="string">
            <text:p>M</text:p>
          </table:table-cell>
          <table:table-cell office:value-type="string">
            <text:p>Mise</text:p>
          </table:table-cell>
          <table:table-cell office:value-type="string">
            <text:p>Konvoj</text:p>
          </table:table-cell>
          <table:table-cell office:value-type="string">
            <text:p>Lokace C-E ve vzdalenosti 3+ maji vozidlo konvoje. Na kazde +Nepritel_Z. Najit []_konvoju.</text:p>
          </table:table-cell>
          <table:table-cell office:value-type="string">
            <text:p>png/question.png</text:p>
          </table:table-cell>
          <table:table-cell office:value-type="float" office:value="3">
            <text:p>3</text:p>
          </table:table-cell>
          <table:table-cell office:value-type="float" office:value="4">
            <text:p>4</text:p>
          </table:table-cell>
          <table:table-cell/>
        </table:table-row>
        <table:table-row table:style-name="ro2">
          <table:table-cell/>
          <table:table-cell office:value-type="string">
            <text:p>M</text:p>
          </table:table-cell>
          <table:table-cell office:value-type="string">
            <text:p>Mise</text:p>
          </table:table-cell>
          <table:table-cell office:value-type="string">
            <text:p>Sabotaz</text:p>
          </table:table-cell>
          <table:table-cell office:value-type="string">
            <text:p>Lokace [] maji nepratelske bunkry a_+Nepritel_C. Najit 4_bunkry.</text:p>
          </table:table-cell>
          <table:table-cell office:value-type="string">
            <text:p>png/question.png</text:p>
          </table:table-cell>
          <table:table-cell office:value-type="string">
            <text:p>B-E</text:p>
          </table:table-cell>
          <table:table-cell office:value-type="string">
            <text:p>C-E</text:p>
          </table:table-cell>
          <table:table-cell/>
        </table:table-row>
        <table:table-row table:style-name="ro2">
          <table:table-cell/>
          <table:table-cell office:value-type="string">
            <text:p>M</text:p>
          </table:table-cell>
          <table:table-cell office:value-type="string">
            <text:p>Mise</text:p>
          </table:table-cell>
          <table:table-cell office:value-type="string">
            <text:p>Civilisti</text:p>
          </table:table-cell>
          <table:table-cell office:value-type="string">
            <text:p>SPEC v kartach nalezu jsou civilisti. Najit je 4. Max [] lokaci.</text:p>
          </table:table-cell>
          <table:table-cell office:value-type="string">
            <text:p>png/question.png</text:p>
          </table:table-cell>
          <table:table-cell office:value-type="float" office:value="10">
            <text:p>10</text:p>
          </table:table-cell>
          <table:table-cell office:value-type="float" office:value="12">
            <text:p>12</text:p>
          </table:table-cell>
          <table:table-cell/>
        </table:table-row>
        <table:table-row table:style-name="ro2">
          <table:table-cell/>
          <table:table-cell office:value-type="string">
            <text:p>M</text:p>
          </table:table-cell>
          <table:table-cell office:value-type="string">
            <text:p>Mise</text:p>
          </table:table-cell>
          <table:table-cell office:value-type="string">
            <text:p>Artefakt</text:p>
          </table:table-cell>
          <table:table-cell office:value-type="string">
            <text:p>Najit v budove [] ve vzdalenosti 3+ kartu predmetu.</text:p>
          </table:table-cell>
          <table:table-cell office:value-type="string">
            <text:p>png/question.png</text:p>
          </table:table-cell>
          <table:table-cell office:value-type="string">
            <text:p>B-D</text:p>
          </table:table-cell>
          <table:table-cell office:value-type="string">
            <text:p>B-C</text:p>
          </table:table-cell>
          <table:table-cell/>
        </table:table-row>
        <table:table-row table:style-name="ro2">
          <table:table-cell/>
          <table:table-cell office:value-type="string">
            <text:p>M</text:p>
          </table:table-cell>
          <table:table-cell office:value-type="string">
            <text:p>Mise</text:p>
          </table:table-cell>
          <table:table-cell office:value-type="string">
            <text:p>Utok</text:p>
          </table:table-cell>
          <table:table-cell office:value-type="string">
            <text:p>Najit a porazit [] nepratel C beznych i_tezkych.</text:p>
          </table:table-cell>
          <table:table-cell office:value-type="string">
            <text:p>png/question.png</text:p>
          </table:table-cell>
          <table:table-cell office:value-type="float" office:value="5">
            <text:p>5</text:p>
          </table:table-cell>
          <table:table-cell office:value-type="float" office:value="7">
            <text:p>7</text:p>
          </table:table-cell>
          <table:table-cell/>
        </table:table-row>
        <table:table-row table:style-name="ro2">
          <table:table-cell/>
          <table:table-cell office:value-type="string">
            <text:p>M</text:p>
          </table:table-cell>
          <table:table-cell office:value-type="string">
            <text:p>Mise</text:p>
          </table:table-cell>
          <table:table-cell office:value-type="string">
            <text:p>Zakladna</text:p>
          </table:table-cell>
          <table:table-cell office:value-type="string">
            <text:p>Najit zakladnu na lokaci_[]. Ve vzdalenosti 4+.</text:p>
          </table:table-cell>
          <table:table-cell office:value-type="string">
            <text:p>png/question.png</text:p>
          </table:table-cell>
          <table:table-cell office:value-type="string">
            <text:p>D-E</text:p>
          </table:table-cell>
          <table:table-cell office:value-type="string">
            <text:p>E</text:p>
          </table:table-cell>
          <table:table-cell/>
        </table:table-row>
        <table:table-row table:style-name="ro2">
          <table:table-cell/>
          <table:table-cell office:value-type="string">
            <text:p>M</text:p>
          </table:table-cell>
          <table:table-cell office:value-type="string">
            <text:p>Mise</text:p>
          </table:table-cell>
          <table:table-cell office:value-type="string">
            <text:p>Specialni misto</text:p>
          </table:table-cell>
          <table:table-cell office:value-type="string">
            <text:p>Zamichat []_Lokaci a pak pridat SPEC lokaci do dalsich 4_Lokaci. Ukol je Spec najit.</text:p>
          </table:table-cell>
          <table:table-cell office:value-type="string">
            <text:p>png/question.png</text:p>
          </table:table-cell>
          <table:table-cell office:value-type="float" office:value="4">
            <text:p>4</text:p>
          </table:table-cell>
          <table:table-cell office:value-type="float" office:value="6">
            <text:p>6</text:p>
          </table:table-cell>
          <table:table-cell/>
        </table:table-row>
      </table:table>
      <table:table table:name="Ukoly" table:style-name="ta1">
        <table:table-column table:style-name="co1" table:number-columns-repeated="2" table:default-cell-style-name="Default"/>
        <table:table-column table:style-name="co1" table:default-cell-style-name="ce13"/>
        <table:table-column table:style-name="co32" table:number-columns-repeated="2" table:default-cell-style-name="ce13"/>
        <table:table-column table:style-name="co1" table:default-cell-style-name="ce13"/>
        <table:table-column table:style-name="co33" table:number-columns-repeated="2" table:default-cell-style-name="ce13"/>
        <table:table-column table:style-name="co22" table:default-cell-style-name="Default"/>
        <table:table-column table:style-name="co23" table:default-cell-style-name="ce13"/>
        <table:table-row table:style-name="ro1" table:number-rows-repeated="2">
          <table:table-cell table:number-columns-repeated="2"/>
          <table:table-cell table:style-name="Default" table:number-columns-repeated="6"/>
          <table:table-cell/>
          <table:table-cell table:style-name="Default"/>
        </table:table-row>
        <table:table-row table:style-name="ro1">
          <table:table-cell table:number-columns-repeated="3"/>
          <table:table-cell office:value-type="string">
            <text:p>code</text:p>
          </table:table-cell>
          <table:table-cell office:value-type="string">
            <text:p>Cat</text:p>
          </table:table-cell>
          <table:table-cell office:value-type="string">
            <text:p>Jmeno</text:p>
          </table:table-cell>
          <table:table-cell office:value-type="string">
            <text:p>Typ</text:p>
          </table:table-cell>
          <table:table-cell office:value-type="string">
            <text:p>Typ Img</text:p>
          </table:table-cell>
          <table:table-cell table:style-name="ce13" office:value-type="string">
            <text:p>Img</text:p>
          </table:table-cell>
          <table:table-cell office:value-type="string">
            <text:p>Popis</text:p>
          </table:table-cell>
        </table:table-row>
        <table:table-row table:style-name="ro1">
          <table:table-cell table:number-columns-repeated="3"/>
          <table:table-cell office:value-type="string">
            <text:p>U</text:p>
          </table:table-cell>
          <table:table-cell office:value-type="string">
            <text:p>Ukol</text:p>
          </table:table-cell>
          <table:table-cell office:value-type="string">
            <text:p>Odchod</text:p>
          </table:table-cell>
          <table:table-cell office:value-type="string">
            <text:p>Cesta</text:p>
          </table:table-cell>
          <table:table-cell office:value-type="string">
            <text:p>icons/boot.png</text:p>
          </table:table-cell>
          <table:table-cell office:value-type="string">
            <text:p>png/question.png</text:p>
          </table:table-cell>
          <table:table-cell office:value-type="string">
            <text:p>Posbirat mise celkem za_X.</text:p>
          </table:table-cell>
        </table:table-row>
        <table:table-row table:style-name="ro1">
          <table:table-cell table:number-columns-repeated="3"/>
          <table:table-cell office:value-type="string">
            <text:p>U</text:p>
          </table:table-cell>
          <table:table-cell office:value-type="string">
            <text:p>Ukol</text:p>
          </table:table-cell>
          <table:table-cell office:value-type="string">
            <text:p>Bourka</text:p>
          </table:table-cell>
          <table:table-cell office:value-type="string">
            <text:p>Misto</text:p>
          </table:table-cell>
          <table:table-cell office:value-type="string">
            <text:p>icons/house.png</text:p>
          </table:table-cell>
          <table:table-cell office:value-type="string">
            <text:p>png/question.png</text:p>
          </table:table-cell>
          <table:table-cell office:value-type="string">
            <text:p>Posbirat jidlo navic. Celkem_X.</text:p>
          </table:table-cell>
        </table:table-row>
        <table:table-row table:style-name="ro1">
          <table:table-cell table:number-columns-repeated="3"/>
          <table:table-cell office:value-type="string">
            <text:p>U</text:p>
          </table:table-cell>
          <table:table-cell office:value-type="string">
            <text:p>Ukol</text:p>
          </table:table-cell>
          <table:table-cell office:value-type="string">
            <text:p>Informace</text:p>
          </table:table-cell>
          <table:table-cell office:value-type="string">
            <text:p>Misto</text:p>
          </table:table-cell>
          <table:table-cell office:value-type="string">
            <text:p>icons/house.png</text:p>
          </table:table-cell>
          <table:table-cell office:value-type="string">
            <text:p>png/question.png</text:p>
          </table:table-cell>
          <table:table-cell office:value-type="string">
            <text:p>Pro [spec] tahni nahodu. Cervena je Informator.|Najit ho_X_krat.</text:p>
          </table:table-cell>
        </table:table-row>
        <table:table-row table:style-name="ro1" table:number-rows-repeated="2">
          <table:table-cell table:number-columns-repeated="8"/>
          <table:table-cell table:style-name="ce13"/>
          <table:table-cell/>
        </table:table-row>
        <table:table-row table:style-name="ro1">
          <table:table-cell table:number-columns-repeated="8"/>
          <table:table-cell table:style-name="ce13"/>
          <table:table-cell/>
        </table:table-row>
      </table:table>
      <table:table table:name="Kampane" table:style-name="ta1">
        <table:table-column table:style-name="co1" table:default-cell-style-name="Default"/>
        <table:table-column table:style-name="co1" table:number-columns-repeated="2" table:default-cell-style-name="ce13"/>
        <table:table-column table:style-name="co34" table:number-columns-repeated="2" table:default-cell-style-name="ce13"/>
        <table:table-column table:style-name="co35" table:number-columns-repeated="5" table:default-cell-style-name="ce13"/>
        <table:table-row table:style-name="ro2">
          <table:table-cell/>
          <table:table-cell table:style-name="Default" table:number-columns-repeated="9"/>
        </table:table-row>
        <table:table-row table:style-name="ro2">
          <table:table-cell table:number-columns-repeated="2"/>
          <table:table-cell office:value-type="string">
            <text:p>code</text:p>
          </table:table-cell>
          <table:table-cell office:value-type="string">
            <text:p>home</text:p>
          </table:table-cell>
          <table:table-cell office:value-type="string">
            <text:p>Jmeno</text:p>
          </table:table-cell>
          <table:table-cell office:value-type="string">
            <text:p>Cast1</text:p>
          </table:table-cell>
          <table:table-cell office:value-type="string">
            <text:p>Cast2</text:p>
          </table:table-cell>
          <table:table-cell office:value-type="string">
            <text:p>Cast3</text:p>
          </table:table-cell>
          <table:table-cell office:value-type="string">
            <text:p>Cast4</text:p>
          </table:table-cell>
          <table:table-cell office:value-type="string">
            <text:p>Cast5</text:p>
          </table:table-cell>
        </table:table-row>
        <table:table-row table:style-name="ro2">
          <table:table-cell table:number-columns-repeated="2"/>
          <table:table-cell office:value-type="string">
            <text:p>K</text:p>
          </table:table-cell>
          <table:table-cell office:value-type="string">
            <text:p>Kampan</text:p>
          </table:table-cell>
          <table:table-cell office:value-type="string">
            <text:p>Pomsta bossovi</text:p>
          </table:table-cell>
          <table:table-cell office:value-type="string">
            <text:p>Mesto|Odchod_20</text:p>
          </table:table-cell>
          <table:table-cell office:value-type="string">
            <text:p>Krajina|Boure_24</text:p>
          </table:table-cell>
          <table:table-cell office:value-type="string">
            <text:p>Venkov|Informace_10</text:p>
          </table:table-cell>
          <table:table-cell office:value-type="string">
            <text:p>-------</text:p>
          </table:table-cell>
          <table:table-cell office:value-type="string">
            <text:p>Tabor|(M)_Boss</text:p>
          </table:table-cell>
        </table:table-row>
        <table:table-row table:style-name="ro2" table:number-rows-repeated="7">
          <table:table-cell table:number-columns-repeated="10"/>
        </table:table-row>
        <table:table-row table:style-name="ro2">
          <table:table-cell table:number-columns-repeated="10"/>
        </table:table-row>
      </table:table>
      <table:table table:name="Pruzkum" table:style-name="ta1">
        <table:table-column table:style-name="co1" table:number-columns-repeated="5" table:default-cell-style-name="Default"/>
        <table:table-row table:style-name="ro1" table:number-rows-repeated="11">
          <table:table-cell table:number-columns-repeated="5"/>
        </table:table-row>
        <table:table-row table:style-name="ro1">
          <table:table-cell/>
          <table:table-cell office:value-type="string">
            <text:p>cnt</text:p>
          </table:table-cell>
          <table:table-cell office:value-type="string">
            <text:p>top</text:p>
          </table:table-cell>
          <table:table-cell office:value-type="string">
            <text:p>middle</text:p>
          </table:table-cell>
          <table:table-cell office:value-type="string">
            <text:p>bottom</text:p>
          </table:table-cell>
        </table:table-row>
        <table:table-row table:style-name="ro1">
          <table:table-cell/>
          <table:table-cell office:value-type="float" office:value="4">
            <text:p>4</text:p>
          </table:table-cell>
          <table:table-cell office:value-type="string">
            <text:p>Jidlo</text:p>
          </table:table-cell>
          <table:table-cell table:number-columns-repeated="2" office:value-type="string">
            <text:p>----</text:p>
          </table:table-cell>
        </table:table-row>
        <table:table-row table:style-name="ro1">
          <table:table-cell/>
          <table:table-cell office:value-type="float" office:value="4">
            <text:p>4</text:p>
          </table:table-cell>
          <table:table-cell office:value-type="string">
            <text:p>SPEC</text:p>
          </table:table-cell>
          <table:table-cell office:value-type="string">
            <text:p>Jidlo</text:p>
          </table:table-cell>
          <table:table-cell office:value-type="string">
            <text:p>[Jidlo]</text:p>
          </table:table-cell>
        </table:table-row>
        <table:table-row table:style-name="ro1">
          <table:table-cell/>
          <table:table-cell office:value-type="float" office:value="4">
            <text:p>4</text:p>
          </table:table-cell>
          <table:table-cell office:value-type="string">
            <text:p>SPEC</text:p>
          </table:table-cell>
          <table:table-cell office:value-type="string">
            <text:p>Material</text:p>
          </table:table-cell>
          <table:table-cell office:value-type="string">
            <text:p>[Jidlo]</text:p>
          </table:table-cell>
        </table:table-row>
        <table:table-row table:style-name="ro1">
          <table:table-cell/>
          <table:table-cell office:value-type="float" office:value="4">
            <text:p>4</text:p>
          </table:table-cell>
          <table:table-cell office:value-type="string">
            <text:p>SPEC</text:p>
          </table:table-cell>
          <table:table-cell office:value-type="string">
            <text:p>Material</text:p>
          </table:table-cell>
          <table:table-cell office:value-type="string">
            <text:p>[Material]</text:p>
          </table:table-cell>
        </table:table-row>
        <table:table-row table:style-name="ro1">
          <table:table-cell/>
          <table:table-cell office:value-type="float" office:value="4">
            <text:p>4</text:p>
          </table:table-cell>
          <table:table-cell office:value-type="string">
            <text:p>-Vec-</text:p>
          </table:table-cell>
          <table:table-cell office:value-type="string">
            <text:p>Material</text:p>
          </table:table-cell>
          <table:table-cell office:value-type="string">
            <text:p>----</text:p>
          </table:table-cell>
        </table:table-row>
        <table:table-row table:style-name="ro1">
          <table:table-cell/>
          <table:table-cell office:value-type="float" office:value="4">
            <text:p>4</text:p>
          </table:table-cell>
          <table:table-cell office:value-type="string">
            <text:p>-Vec-</text:p>
          </table:table-cell>
          <table:table-cell office:value-type="string">
            <text:p>Material</text:p>
          </table:table-cell>
          <table:table-cell office:value-type="string">
            <text:p>[Jidlo]</text:p>
          </table:table-cell>
        </table:table-row>
      </table:table>
      <table:table table:name="Frajeriny" table:style-name="ta1">
        <table:table-column table:style-name="co1" table:number-columns-repeated="3" table:default-cell-style-name="Default"/>
        <table:table-column table:style-name="co1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number-rows-repeated="10">
          <table:table-cell table:number-columns-repeated="9"/>
        </table:table-row>
        <table:table-row table:style-name="ro1">
          <table:table-cell table:number-columns-repeated="2"/>
          <table:table-cell office:value-type="string">
            <text:p>Cnt</text:p>
          </table:table-cell>
          <table:table-cell office:value-type="string">
            <text:p>Code</text:p>
          </table:table-cell>
          <table:table-cell office:value-type="string">
            <text:p>Category</text:p>
          </table:table-cell>
          <table:table-cell office:value-type="string">
            <text:p>Name</text:p>
          </table:table-cell>
          <table:table-cell office:value-type="string">
            <text:p>Img</text:p>
          </table:table-cell>
          <table:table-cell office:value-type="string">
            <text:p>Effect</text:p>
          </table:table-cell>
          <table:table-cell office:value-type="string">
            <text:p>Text</text:p>
          </table:table-cell>
        </table:table-row>
        <table:table-row table:style-name="ro1">
          <table:table-cell table:number-columns-repeated="2"/>
          <table:table-cell office:value-type="float" office:value="2">
            <text:p>2</text:p>
          </table:table-cell>
          <table:table-cell office:value-type="string">
            <text:p>F</text:p>
          </table:table-cell>
          <table:table-cell office:value-type="string">
            <text:p>Frajerina</text:p>
          </table:table-cell>
          <table:table-cell office:value-type="string">
            <text:p>Pretazeni</text:p>
          </table:table-cell>
          <table:table-cell office:value-type="string">
            <text:p>icons/fist.png</text:p>
          </table:table-cell>
          <table:table-cell office:value-type="string">
            <text:p>Stoji o_1_energii vice</text:p>
          </table:table-cell>
          <table:table-cell office:value-type="string">
            <text:p>Cekal jsem ze to bude snazsi</text:p>
          </table:table-cell>
        </table:table-row>
        <table:table-row table:style-name="ro1">
          <table:table-cell table:number-columns-repeated="2"/>
          <table:table-cell office:value-type="float" office:value="4">
            <text:p>4</text:p>
          </table:table-cell>
          <table:table-cell office:value-type="string">
            <text:p>F</text:p>
          </table:table-cell>
          <table:table-cell office:value-type="string">
            <text:p>Frajerina</text:p>
          </table:table-cell>
          <table:table-cell office:value-type="string">
            <text:p>Uspech</text:p>
          </table:table-cell>
          <table:table-cell office:value-type="string">
            <text:p>icons/fist.png</text:p>
          </table:table-cell>
          <table:table-cell office:value-type="string">
            <text:p>Nic se nedeje</text:p>
          </table:table-cell>
          <table:table-cell office:value-type="string">
            <text:p>A kdyz to preskocim tudy</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Zbrani?</text:p>
          </table:table-cell>
          <table:table-cell office:value-type="string">
            <text:p>icons/fist.png</text:p>
          </table:table-cell>
          <table:table-cell office:value-type="string">
            <text:p>Na pristi lokaci boj_-1</text:p>
          </table:table-cell>
          <table:table-cell office:value-type="string">
            <text:p>Jako rikali mi at jsem na ni opatrnej</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Blato</text:p>
          </table:table-cell>
          <table:table-cell office:value-type="string">
            <text:p>icons/fist.png</text:p>
          </table:table-cell>
          <table:table-cell office:value-type="string">
            <text:p>Na pristi lokaci pruzkum_-1</text:p>
          </table:table-cell>
          <table:table-cell office:value-type="string">
            <text:p>Fuj. To zas budu cistit</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Kreativne</text:p>
          </table:table-cell>
          <table:table-cell office:value-type="string">
            <text:p>icons/fist.png</text:p>
          </table:table-cell>
          <table:table-cell office:value-type="string">
            <text:p>Ztracite 1_material</text:p>
          </table:table-cell>
          <table:table-cell office:value-type="string">
            <text:p>Nikdy bych nerek ze se to da pouzit takhle</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S Navnadou</text:p>
          </table:table-cell>
          <table:table-cell office:value-type="string">
            <text:p>icons/fist.png</text:p>
          </table:table-cell>
          <table:table-cell office:value-type="string">
            <text:p>Ztracite 1_jidlo</text:p>
          </table:table-cell>
          <table:table-cell office:value-type="string">
            <text:p>Nedas si svacinku?</text:p>
          </table:table-cell>
        </table:table-row>
        <table:table-row table:style-name="ro1">
          <table:table-cell table:number-columns-repeated="2"/>
          <table:table-cell office:value-type="float" office:value="4">
            <text:p>4</text:p>
          </table:table-cell>
          <table:table-cell office:value-type="string">
            <text:p>F</text:p>
          </table:table-cell>
          <table:table-cell office:value-type="string">
            <text:p>Frajerina</text:p>
          </table:table-cell>
          <table:table-cell office:value-type="string">
            <text:p>Hladce</text:p>
          </table:table-cell>
          <table:table-cell office:value-type="string">
            <text:p>icons/fist.png</text:p>
          </table:table-cell>
          <table:table-cell office:value-type="string">
            <text:p>Tahle nestala energii</text:p>
          </table:table-cell>
          <table:table-cell office:value-type="string">
            <text:p>Sem nejakej frajer ne?</text:p>
          </table:table-cell>
        </table:table-row>
        <table:table-row table:style-name="ro1">
          <table:table-cell table:number-columns-repeated="2"/>
          <table:table-cell office:value-type="float" office:value="2">
            <text:p>2</text:p>
          </table:table-cell>
          <table:table-cell office:value-type="string">
            <text:p>F</text:p>
          </table:table-cell>
          <table:table-cell office:value-type="string">
            <text:p>Frajerina</text:p>
          </table:table-cell>
          <table:table-cell office:value-type="string">
            <text:p>S Kamosem</text:p>
          </table:table-cell>
          <table:table-cell office:value-type="string">
            <text:p>icons/fist.png</text:p>
          </table:table-cell>
          <table:table-cell office:value-type="string">
            <text:p>Nekdo jiny take musi -1_energii</text:p>
          </table:table-cell>
          <table:table-cell office:value-type="string">
            <text:p>Trochu pomoc prosim</text:p>
          </table:table-cell>
        </table:table-row>
        <table:table-row table:style-name="ro1">
          <table:table-cell table:number-columns-repeated="2"/>
          <table:table-cell office:value-type="float" office:value="2">
            <text:p>2</text:p>
          </table:table-cell>
          <table:table-cell office:value-type="string">
            <text:p>F</text:p>
          </table:table-cell>
          <table:table-cell office:value-type="string">
            <text:p>Frajerina</text:p>
          </table:table-cell>
          <table:table-cell office:value-type="string">
            <text:p>Obetave</text:p>
          </table:table-cell>
          <table:table-cell office:value-type="string">
            <text:p>icons/fist.png</text:p>
          </table:table-cell>
          <table:table-cell office:value-type="string">
            <text:p>Pokud to myslis vazne tak -1_zdravi</text:p>
          </table:table-cell>
          <table:table-cell office:value-type="string">
            <text:p>Za stranu a za lidi</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Necekane</text:p>
          </table:table-cell>
          <table:table-cell office:value-type="string">
            <text:p>icons/fist.png</text:p>
          </table:table-cell>
          <table:table-cell office:value-type="string">
            <text:p>Ziskavate 1_vec</text:p>
          </table:table-cell>
          <table:table-cell office:value-type="string">
            <text:p>Co to z nej vypadlo?</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Kreju se</text:p>
          </table:table-cell>
          <table:table-cell office:value-type="string">
            <text:p>icons/fist.png</text:p>
          </table:table-cell>
          <table:table-cell office:value-type="string">
            <text:p>Ziskavate 1_material</text:p>
          </table:table-cell>
          <table:table-cell office:value-type="string">
            <text:p>Hele tenhle kus se i bude hodit</text:p>
          </table:table-cell>
        </table:table-row>
        <table:table-row table:style-name="ro1">
          <table:table-cell table:number-columns-repeated="2"/>
          <table:table-cell office:value-type="float" office:value="1">
            <text:p>1</text:p>
          </table:table-cell>
          <table:table-cell office:value-type="string">
            <text:p>F</text:p>
          </table:table-cell>
          <table:table-cell office:value-type="string">
            <text:p>Frajerina</text:p>
          </table:table-cell>
          <table:table-cell office:value-type="string">
            <text:p>Tref sveho</text:p>
          </table:table-cell>
          <table:table-cell office:value-type="string">
            <text:p>icons/fist.png</text:p>
          </table:table-cell>
          <table:table-cell office:value-type="string">
            <text:p>Ziskavate 1_jidlo</text:p>
          </table:table-cell>
          <table:table-cell office:value-type="string">
            <text:p>Kdyz se skrcim bude to jak v grotesce</text:p>
          </table:table-cell>
        </table:table-row>
      </table:table>
      <table:table table:name="Bonusy" table:style-name="ta1">
        <table:table-column table:style-name="co1"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row table:style-name="ro1" table:number-rows-repeated="2">
          <table:table-cell table:number-columns-repeated="8"/>
        </table:table-row>
        <table:table-row table:style-name="ro1">
          <table:table-cell/>
          <table:table-cell office:value-type="string">
            <text:p>Cnt</text:p>
          </table:table-cell>
          <table:table-cell office:value-type="string">
            <text:p>Code</text:p>
          </table:table-cell>
          <table:table-cell office:value-type="string">
            <text:p>Cat</text:p>
          </table:table-cell>
          <table:table-cell office:value-type="string">
            <text:p>Name</text:p>
          </table:table-cell>
          <table:table-cell office:value-type="string">
            <text:p>Image</text:p>
          </table:table-cell>
          <table:table-cell office:value-type="string">
            <text:p>Text</text:p>
          </table:table-cell>
          <table:table-cell office:value-type="string">
            <text:p>Comment</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Divka a psy</text:p>
          </table:table-cell>
          <table:table-cell office:value-type="string">
            <text:p>icons/dolar.png</text:p>
          </table:table-cell>
          <table:table-cell office:value-type="string">
            <text:p>Za 3 odvahy vam zachranena da 3j</text:p>
          </table:table-cell>
          <table:table-cell office:value-type="string">
            <text:p>Divka je zahnana do kouta. Pomuzete ji?</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Municni expert</text:p>
          </table:table-cell>
          <table:table-cell office:value-type="string">
            <text:p>icons/dolar.png</text:p>
          </table:table-cell>
          <table:table-cell office:value-type="string">
            <text:p>Za 2j vam vyrobi az 5ks munice</text:p>
          </table:table-cell>
          <table:table-cell office:value-type="string">
            <text:p>Vsimli jste si maleho domku s rozsvicenym oknem</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Prepper</text:p>
          </table:table-cell>
          <table:table-cell office:value-type="string">
            <text:p>icons/dolar.png</text:p>
          </table:table-cell>
          <table:table-cell office:value-type="string">
            <text:p>Vymeni vam az 5m za 5j</text:p>
          </table:table-cell>
          <table:table-cell office:value-type="string">
            <text:p>Psst. Ozvalo se z poza rohu. Co takhle nejaky kseftik!</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Horda</text:p>
          </table:table-cell>
          <table:table-cell office:value-type="string">
            <text:p>icons/dolar.png</text:p>
          </table:table-cell>
          <table:table-cell office:value-type="string">
            <text:p>Zaplatte munici na 4 utoky a najdete 3j a 3m</text:p>
          </table:table-cell>
          <table:table-cell office:value-type="string">
            <text:p>Nad cim se ta banda tak sbiha? Kdyz se jich zbavite dozvite se to.</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Zkusena zalesacka</text:p>
          </table:table-cell>
          <table:table-cell office:value-type="string">
            <text:p>icons/dolar.png</text:p>
          </table:table-cell>
          <table:table-cell office:value-type="string">
            <text:p>Za 2j vam prida dalsi kartu znalosti</text:p>
          </table:table-cell>
          <table:table-cell office:value-type="string">
            <text:p>Pomohla vam kousek cesty. Chcete aby se s vami podelila o sve znalosti?</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Opustene skladiste</text:p>
          </table:table-cell>
          <table:table-cell office:value-type="string">
            <text:p>icons/dolar.png</text:p>
          </table:table-cell>
          <table:table-cell office:value-type="string">
            <text:p>Tahnete si predmet navic k vasemu vyberu</text:p>
          </table:table-cell>
          <table:table-cell office:value-type="string">
            <text:p>Mate jeste cas? Tamhle je asi neco zajimaveho.</text:p>
          </table:table-cell>
        </table:table-row>
        <table:table-row table:style-name="ro1">
          <table:table-cell/>
          <table:table-cell office:value-type="float" office:value="1">
            <text:p>1</text:p>
          </table:table-cell>
          <table:table-cell office:value-type="string">
            <text:p>BZ</text:p>
          </table:table-cell>
          <table:table-cell office:value-type="string">
            <text:p>Bonus</text:p>
          </table:table-cell>
          <table:table-cell office:value-type="string">
            <text:p>Policejni dodavka</text:p>
          </table:table-cell>
          <table:table-cell office:value-type="string">
            <text:p>icons/dolar.png</text:p>
          </table:table-cell>
          <table:table-cell office:value-type="string">
            <text:p>Tahnete si zbran navic k vyberu predmetu</text:p>
          </table:table-cell>
          <table:table-cell office:value-type="string">
            <text:p>Asi nekam jeli kdyz je to dohnalo.</text:p>
          </table:table-cell>
        </table:table-row>
        <table:table-row table:style-name="ro1">
          <table:table-cell/>
          <table:table-cell office:value-type="float" office:value="3">
            <text:p>3</text:p>
          </table:table-cell>
          <table:table-cell office:value-type="string">
            <text:p>BZ</text:p>
          </table:table-cell>
          <table:table-cell office:value-type="string">
            <text:p>Bonus</text:p>
          </table:table-cell>
          <table:table-cell office:value-type="string">
            <text:p>Stanice prvni pomoci</text:p>
          </table:table-cell>
          <table:table-cell office:value-type="string">
            <text:p>icons/dolar.png</text:p>
          </table:table-cell>
          <table:table-cell office:value-type="string">
            <text:p>Muzete vylecit az 3 zraneni ci 1 nakazu ci zraneni</text:p>
          </table:table-cell>
          <table:table-cell office:value-type="string">
            <text:p>Opustena ale asi v ni budou nejake zasoby.</text:p>
          </table:table-cell>
        </table:table-row>
        <table:table-row table:style-name="ro1">
          <table:table-cell/>
          <table:table-cell office:value-type="float" office:value="3">
            <text:p>3</text:p>
          </table:table-cell>
          <table:table-cell office:value-type="string">
            <text:p>BZ</text:p>
          </table:table-cell>
          <table:table-cell office:value-type="string">
            <text:p>Bonus</text:p>
          </table:table-cell>
          <table:table-cell office:value-type="string">
            <text:p>Prekvapeni v zakouti</text:p>
          </table:table-cell>
          <table:table-cell office:value-type="string">
            <text:p>icons/dolar.png</text:p>
          </table:table-cell>
          <table:table-cell office:value-type="string">
            <text:p>Za 1 odvahu naleznete 1j nebo 1m</text:p>
          </table:table-cell>
          <table:table-cell office:value-type="string">
            <text:p>Trocha pruzkumu na zaver.</text:p>
          </table:table-cell>
        </table:table-row>
        <table:table-row table:style-name="ro1">
          <table:table-cell/>
          <table:table-cell office:value-type="float" office:value="3">
            <text:p>3</text:p>
          </table:table-cell>
          <table:table-cell office:value-type="string">
            <text:p>BZ</text:p>
          </table:table-cell>
          <table:table-cell office:value-type="string">
            <text:p>Bonus</text:p>
          </table:table-cell>
          <table:table-cell office:value-type="string">
            <text:p>Kramek</text:p>
          </table:table-cell>
          <table:table-cell office:value-type="string">
            <text:p>icons/dolar.png</text:p>
          </table:table-cell>
          <table:table-cell office:value-type="string">
            <text:p>Za 2 odvahy vam prida 1v</text:p>
          </table:table-cell>
          <table:table-cell office:value-type="string">
            <text:p>Kratka odbocka do taaaamhletech dveri.</text:p>
          </table:table-cell>
        </table:table-row>
      </table:table>
      <table:table table:name="Prostredi" table:style-name="ta1">
        <table:table-column table:style-name="co1" table:default-cell-style-name="Default"/>
        <table:table-column table:style-name="co48" table:default-cell-style-name="Default"/>
        <table:table-column table:style-name="co49" table:default-cell-style-name="Default"/>
        <table:table-column table:style-name="co1" table:default-cell-style-name="Default"/>
        <table:table-column table:style-name="co44" table:default-cell-style-name="Default"/>
        <table:table-column table:style-name="co45" table:default-cell-style-name="Default"/>
        <table:table-column table:style-name="co50" table:default-cell-style-name="Default"/>
        <table:table-column table:style-name="co51" table:default-cell-style-name="Default"/>
        <table:table-row table:style-name="ro1" table:number-rows-repeated="2">
          <table:table-cell table:number-columns-repeated="8"/>
        </table:table-row>
        <table:table-row table:style-name="ro1">
          <table:table-cell/>
          <table:table-cell office:value-type="string">
            <text:p>Cnt</text:p>
          </table:table-cell>
          <table:table-cell office:value-type="string">
            <text:p>Code</text:p>
          </table:table-cell>
          <table:table-cell office:value-type="string">
            <text:p>Cat</text:p>
          </table:table-cell>
          <table:table-cell office:value-type="string">
            <text:p>Name</text:p>
          </table:table-cell>
          <table:table-cell office:value-type="string">
            <text:p>Image</text:p>
          </table:table-cell>
          <table:table-cell office:value-type="string">
            <text:p>Text</text:p>
          </table:table-cell>
          <table:table-cell office:value-type="string">
            <text:p>Comment</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Obytna ctvrt</text:p>
          </table:table-cell>
          <table:table-cell office:value-type="string">
            <text:p>png/house.png</text:p>
          </table:table-cell>
          <table:table-cell office:value-type="string">
            <text:p>Za misi +2j pokud jste alespon jednou prohledavali</text:p>
          </table:table-cell>
          <table:table-cell office:value-type="string">
            <text:p>Zahrady a domy kde byval zivot</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Obchodni ctvrt</text:p>
          </table:table-cell>
          <table:table-cell office:value-type="string">
            <text:p>png/house.png</text:p>
          </table:table-cell>
          <table:table-cell office:value-type="string">
            <text:p>Boj S je o 1 snazsi</text:p>
          </table:table-cell>
          <table:table-cell office:value-type="string">
            <text:p>Prosklene budovy a krasne vybydlene kancelare</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Prumyslova ctvrt</text:p>
          </table:table-cell>
          <table:table-cell office:value-type="string">
            <text:p>png/house.png</text:p>
          </table:table-cell>
          <table:table-cell office:value-type="string">
            <text:p>Kazdy pruzkum je +1 vec</text:p>
          </table:table-cell>
          <table:table-cell office:value-type="string">
            <text:p>Sklady a sklady. Jak tady mohl nekdo zit?</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Historicka ctvrt</text:p>
          </table:table-cell>
          <table:table-cell office:value-type="string">
            <text:p>png/house.png</text:p>
          </table:table-cell>
          <table:table-cell office:value-type="string">
            <text:p>Boj Z je o 1 tezsi</text:p>
          </table:table-cell>
          <table:table-cell office:value-type="string">
            <text:p>Krivolake ulicky a necekana zakouti</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Slumova ctvrt</text:p>
          </table:table-cell>
          <table:table-cell office:value-type="string">
            <text:p>png/house.png</text:p>
          </table:table-cell>
          <table:table-cell office:value-type="string">
            <text:p>Boj V je o 1 tezsi</text:p>
          </table:table-cell>
          <table:table-cell office:value-type="string">
            <text:p>Uzke pruchody podchody a nadchody</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Zabavni ctvrt</text:p>
          </table:table-cell>
          <table:table-cell office:value-type="string">
            <text:p>png/house.png</text:p>
          </table:table-cell>
          <table:table-cell office:value-type="string">
            <text:p>Boj V je o 1 snazsi</text:p>
          </table:table-cell>
          <table:table-cell office:value-type="string">
            <text:p>Volna prostranstvi kde dobre uvidite</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Ctvrt nemocnice</text:p>
          </table:table-cell>
          <table:table-cell office:value-type="string">
            <text:p>png/house.png</text:p>
          </table:table-cell>
          <table:table-cell office:value-type="string">
            <text:p>Na konci mise muzete za 1j lecit nakazu ci zraneni</text:p>
          </table:table-cell>
          <table:table-cell office:value-type="string">
            <text:p>Komplex budov ktery kdysi slouzil nemocnici</text:p>
          </table:table-cell>
        </table:table-row>
        <table:table-row table:style-name="ro1">
          <table:table-cell/>
          <table:table-cell office:value-type="float" office:value="1">
            <text:p>1</text:p>
          </table:table-cell>
          <table:table-cell office:value-type="string">
            <text:p>M0</text:p>
          </table:table-cell>
          <table:table-cell office:value-type="string">
            <text:p>+Mesto+</text:p>
          </table:table-cell>
          <table:table-cell office:value-type="string">
            <text:p>Olympijska ctvrt</text:p>
          </table:table-cell>
          <table:table-cell office:value-type="string">
            <text:p>png/house.png</text:p>
          </table:table-cell>
          <table:table-cell office:value-type="string">
            <text:p>Kazdy hrac ma +1 odvahu</text:p>
          </table:table-cell>
          <table:table-cell office:value-type="string">
            <text:p>Slouzilo to tu asi jako sin slavy sportovcu</text:p>
          </table:table-cell>
        </table:table-row>
      </table:table>
      <table:table table:name="Udalosti" table:style-name="ta1">
        <table:table-column table:style-name="co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5" table:default-cell-style-name="Default"/>
        <table:table-column table:style-name="co56" table:default-cell-style-name="Default"/>
        <table:table-column table:style-name="co57" table:default-cell-style-name="Default"/>
        <table:table-row table:style-name="ro1" table:number-rows-repeated="2">
          <table:table-cell table:number-columns-repeated="8"/>
        </table:table-row>
        <table:table-row table:style-name="ro1">
          <table:table-cell/>
          <table:table-cell office:value-type="string">
            <text:p>Cnt</text:p>
          </table:table-cell>
          <table:table-cell office:value-type="string">
            <text:p>Code</text:p>
          </table:table-cell>
          <table:table-cell office:value-type="string">
            <text:p>Cat</text:p>
          </table:table-cell>
          <table:table-cell office:value-type="string">
            <text:p>Name</text:p>
          </table:table-cell>
          <table:table-cell office:value-type="string">
            <text:p>Image</text:p>
          </table:table-cell>
          <table:table-cell office:value-type="string">
            <text:p>Text</text:p>
          </table:table-cell>
          <table:table-cell office:value-type="string">
            <text:p>Comment</text:p>
          </table:table-cell>
        </table:table-row>
        <table:table-row table:style-name="ro1">
          <table:table-cell/>
          <table:table-cell office:value-type="float" office:value="1">
            <text:p>1</text:p>
          </table:table-cell>
          <table:table-cell office:value-type="string">
            <text:p>UU</text:p>
          </table:table-cell>
          <table:table-cell office:value-type="string">
            <text:p>Udalost</text:p>
          </table:table-cell>
          <table:table-cell office:value-type="string">
            <text:p>Zraneni</text:p>
          </table:table-cell>
          <table:table-cell office:value-type="string">
            <text:p>png/question.png</text:p>
          </table:table-cell>
          <table:table-cell office:value-type="string">
            <text:p>Vedouci hrac je zranen. -1 sila a odvaha</text:p>
          </table:table-cell>
          <table:table-cell office:value-type="string">
            <text:p>Tak to byl vazne pech. Ted to boli a omezuje te to.</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Prach</text:p>
          </table:table-cell>
          <table:table-cell office:value-type="string">
            <text:p>png/question.png</text:p>
          </table:table-cell>
          <table:table-cell office:value-type="string">
            <text:p>Vy i nepritel V a Z mate boj -1 (min 1)</text:p>
          </table:table-cell>
          <table:table-cell office:value-type="string">
            <text:p>Kdo by nemiloval prachove smrste? Vy ne a nastesti nepratele take ne.</text:p>
          </table:table-cell>
        </table:table-row>
        <table:table-row table:style-name="ro1">
          <table:table-cell/>
          <table:table-cell office:value-type="float" office:value="3">
            <text:p>3</text:p>
          </table:table-cell>
          <table:table-cell office:value-type="string">
            <text:p>UU</text:p>
          </table:table-cell>
          <table:table-cell office:value-type="string">
            <text:p>Udalost</text:p>
          </table:table-cell>
          <table:table-cell office:value-type="string">
            <text:p>Stado</text:p>
          </table:table-cell>
          <table:table-cell office:value-type="string">
            <text:p>png/question.png</text:p>
          </table:table-cell>
          <table:table-cell office:value-type="string">
            <text:p>Kazdy hrac muze dat boj -1 a ulovit 1j</text:p>
          </table:table-cell>
          <table:table-cell office:value-type="string">
            <text:p>Hele stado podejte mi pusku! A strilet do nepratel bude kdo?</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Strilna</text:p>
          </table:table-cell>
          <table:table-cell office:value-type="string">
            <text:p>png/question.png</text:p>
          </table:table-cell>
          <table:table-cell office:value-type="string">
            <text:p>Nepratele V a Z bojuji dohromady</text:p>
          </table:table-cell>
          <table:table-cell office:value-type="string">
            <text:p>Z tohohle okna to mate jako na dlani.</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Vyhlidka</text:p>
          </table:table-cell>
          <table:table-cell office:value-type="string">
            <text:p>png/question.png</text:p>
          </table:table-cell>
          <table:table-cell office:value-type="string">
            <text:p>Pro pristi lokaci odhalte nepratele V a Z</text:p>
          </table:table-cell>
          <table:table-cell office:value-type="string">
            <text:p>Kdyz nekdo vyleze tamhle nahoru a poradne se rozhlidne.</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Mapa</text:p>
          </table:table-cell>
          <table:table-cell office:value-type="string">
            <text:p>png/question.png</text:p>
          </table:table-cell>
          <table:table-cell office:value-type="string">
            <text:p>Pristi lokaci si vyberte ze 2 karet</text:p>
          </table:table-cell>
          <table:table-cell office:value-type="string">
            <text:p>Hele rozcestnik a s mapou. Jsou tu v okoli nejake cukrarny?</text:p>
          </table:table-cell>
        </table:table-row>
        <table:table-row table:style-name="ro1">
          <table:table-cell/>
          <table:table-cell office:value-type="float" office:value="3">
            <text:p>3</text:p>
          </table:table-cell>
          <table:table-cell office:value-type="string">
            <text:p>UU</text:p>
          </table:table-cell>
          <table:table-cell office:value-type="string">
            <text:p>Udalost</text:p>
          </table:table-cell>
          <table:table-cell office:value-type="string">
            <text:p>Balicek</text:p>
          </table:table-cell>
          <table:table-cell office:value-type="string">
            <text:p>png/question.png</text:p>
          </table:table-cell>
          <table:table-cell office:value-type="string">
            <text:p>Na pristi lokaci kdo ma Z zaroven ma 1v</text:p>
          </table:table-cell>
          <table:table-cell office:value-type="string">
            <text:p>Tamhle na vas nekdo mava. To vypada na sanci na smelinu.</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Vybuch</text:p>
          </table:table-cell>
          <table:table-cell office:value-type="string">
            <text:p>png/question.png</text:p>
          </table:table-cell>
          <table:table-cell office:value-type="string">
            <text:p>Tahni Cernou. Jinak hraci P a S maji -1 zivot</text:p>
          </table:table-cell>
          <table:table-cell office:value-type="string">
            <text:p>V tomhle Tady je citit plyn. Mimo otevrene prostranstvi to asi bude nebezpecne.</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Rabovani</text:p>
          </table:table-cell>
          <table:table-cell office:value-type="string">
            <text:p>png/question.png</text:p>
          </table:table-cell>
          <table:table-cell office:value-type="string">
            <text:p>Nepritel Z a S bojuji dohromady</text:p>
          </table:table-cell>
          <table:table-cell office:value-type="string">
            <text:p>Tady se jim to nejak libi. Vsichni jsou nalezli vevnitr!</text:p>
          </table:table-cell>
        </table:table-row>
        <table:table-row table:style-name="ro1">
          <table:table-cell/>
          <table:table-cell office:value-type="float" office:value="1">
            <text:p>1</text:p>
          </table:table-cell>
          <table:table-cell office:value-type="string">
            <text:p>UU</text:p>
          </table:table-cell>
          <table:table-cell office:value-type="string">
            <text:p>Udalost</text:p>
          </table:table-cell>
          <table:table-cell office:value-type="string">
            <text:p>Beznadej</text:p>
          </table:table-cell>
          <table:table-cell office:value-type="string">
            <text:p>png/question.png</text:p>
          </table:table-cell>
          <table:table-cell office:value-type="string">
            <text:p>Nelze delat frajeriny</text:p>
          </table:table-cell>
          <table:table-cell office:value-type="string">
            <text:p>Jdou zepredu a jdou i zezadu! Utikejte!!!</text:p>
          </table:table-cell>
        </table:table-row>
        <table:table-row table:style-name="ro1">
          <table:table-cell/>
          <table:table-cell office:value-type="float" office:value="1">
            <text:p>1</text:p>
          </table:table-cell>
          <table:table-cell office:value-type="string">
            <text:p>UU</text:p>
          </table:table-cell>
          <table:table-cell office:value-type="string">
            <text:p>Udalost</text:p>
          </table:table-cell>
          <table:table-cell office:value-type="string">
            <text:p>Vztek mistnich</text:p>
          </table:table-cell>
          <table:table-cell office:value-type="string">
            <text:p>png/question.png</text:p>
          </table:table-cell>
          <table:table-cell office:value-type="string">
            <text:p>Nepritel S ma boj +1</text:p>
          </table:table-cell>
          <table:table-cell office:value-type="string">
            <text:p>Tady je cedule vsem vstup zakazan. Co tim asi myslej?</text:p>
          </table:table-cell>
        </table:table-row>
        <table:table-row table:style-name="ro1">
          <table:table-cell/>
          <table:table-cell office:value-type="float" office:value="1">
            <text:p>1</text:p>
          </table:table-cell>
          <table:table-cell office:value-type="string">
            <text:p>UU</text:p>
          </table:table-cell>
          <table:table-cell office:value-type="string">
            <text:p>Udalost</text:p>
          </table:table-cell>
          <table:table-cell office:value-type="string">
            <text:p>Unava</text:p>
          </table:table-cell>
          <table:table-cell office:value-type="string">
            <text:p>png/question.png</text:p>
          </table:table-cell>
          <table:table-cell office:value-type="string">
            <text:p>Vedouci hrac -1 odvaha</text:p>
          </table:table-cell>
          <table:table-cell office:value-type="string">
            <text:p>Sednout si a odpocinout. Aspon na chvili. Prosiiim!</text:p>
          </table:table-cell>
        </table:table-row>
        <table:table-row table:style-name="ro1">
          <table:table-cell/>
          <table:table-cell office:value-type="float" office:value="3">
            <text:p>3</text:p>
          </table:table-cell>
          <table:table-cell office:value-type="string">
            <text:p>UU</text:p>
          </table:table-cell>
          <table:table-cell office:value-type="string">
            <text:p>Udalost</text:p>
          </table:table-cell>
          <table:table-cell office:value-type="string">
            <text:p>Jidlo v bahne</text:p>
          </table:table-cell>
          <table:table-cell office:value-type="string">
            <text:p>png/question.png</text:p>
          </table:table-cell>
          <table:table-cell office:value-type="string">
            <text:p>Ihned -1j</text:p>
          </table:table-cell>
          <table:table-cell office:value-type="string">
            <text:p>Jako zakopnu. Ok. Ale proc se mi to muselo vysypat?</text:p>
          </table:table-cell>
        </table:table-row>
        <table:table-row table:style-name="ro1">
          <table:table-cell/>
          <table:table-cell office:value-type="float" office:value="2">
            <text:p>2</text:p>
          </table:table-cell>
          <table:table-cell office:value-type="string">
            <text:p>UU</text:p>
          </table:table-cell>
          <table:table-cell office:value-type="string">
            <text:p>Udalost</text:p>
          </table:table-cell>
          <table:table-cell office:value-type="string">
            <text:p>Skazene jidlo</text:p>
          </table:table-cell>
          <table:table-cell office:value-type="string">
            <text:p>png/question.png</text:p>
          </table:table-cell>
          <table:table-cell office:value-type="string">
            <text:p>Ihned +1j ale vedouc hrac dostava otravu</text:p>
          </table:table-cell>
          <table:table-cell office:value-type="string">
            <text:p>Tohle ste brat nemeli. Nebo si aspon zkontrolovat v jakem stavu to je.</text:p>
          </table:table-cell>
        </table:table-row>
        <table:table-row table:style-name="ro1">
          <table:table-cell/>
          <table:table-cell office:value-type="float" office:value="3">
            <text:p>3</text:p>
          </table:table-cell>
          <table:table-cell office:value-type="string">
            <text:p>UU</text:p>
          </table:table-cell>
          <table:table-cell office:value-type="string">
            <text:p>Udalost</text:p>
          </table:table-cell>
          <table:table-cell office:value-type="string">
            <text:p>Kralovstvi rzi</text:p>
          </table:table-cell>
          <table:table-cell office:value-type="string">
            <text:p>png/question.png</text:p>
          </table:table-cell>
          <table:table-cell office:value-type="string">
            <text:p>Ihned -1m</text:p>
          </table:table-cell>
          <table:table-cell office:value-type="string">
            <text:p>Skoda ze az vecer zjistite jak prisernou kvalitu tohle melo.</text:p>
          </table:table-cell>
        </table:table-row>
        <table:table-row table:style-name="ro1">
          <table:table-cell/>
          <table:table-cell office:value-type="float" office:value="1">
            <text:p>1</text:p>
          </table:table-cell>
          <table:table-cell office:value-type="string">
            <text:p>UU</text:p>
          </table:table-cell>
          <table:table-cell office:value-type="string">
            <text:p>Udalost</text:p>
          </table:table-cell>
          <table:table-cell office:value-type="string">
            <text:p>Dest</text:p>
          </table:table-cell>
          <table:table-cell office:value-type="string">
            <text:p>png/question.png</text:p>
          </table:table-cell>
          <table:table-cell office:value-type="string">
            <text:p>Pro boj Z maji hraci -1 (min 1)</text:p>
          </table:table-cell>
          <table:table-cell office:value-type="string">
            <text:p>Louze a hnusnej slejvak. To je nejaky postapo nebo co?</text:p>
          </table:table-cell>
        </table:table-row>
        <table:table-row table:style-name="ro1">
          <table:table-cell/>
          <table:table-cell office:value-type="float" office:value="3">
            <text:p>3</text:p>
          </table:table-cell>
          <table:table-cell office:value-type="string">
            <text:p>UU</text:p>
          </table:table-cell>
          <table:table-cell office:value-type="string">
            <text:p>Udalost</text:p>
          </table:table-cell>
          <table:table-cell office:value-type="string">
            <text:p>Parkoviste</text:p>
          </table:table-cell>
          <table:table-cell office:value-type="string">
            <text:p>png/question.png</text:p>
          </table:table-cell>
          <table:table-cell office:value-type="string">
            <text:p>Ihned +2 obycejne veci</text:p>
          </table:table-cell>
          <table:table-cell office:value-type="string">
            <text:p>Hele stoji tu auto co neni uplny vrak.</text:p>
          </table:table-cell>
        </table:table-row>
      </table:table>
      <table:table table:name="Pribehy" table:style-name="ta1" table:print="false">
        <table:table-column table:style-name="co58" table:default-cell-style-name="Default"/>
        <table:table-column table:style-name="co59" table:default-cell-style-name="ce2"/>
        <table:table-column table:style-name="co58" table:default-cell-style-name="ce2"/>
        <table:table-column table:style-name="co59" table:default-cell-style-name="ce2"/>
        <table:table-column table:style-name="co60" table:default-cell-style-name="ce2"/>
        <table:table-column table:style-name="co61" table:default-cell-style-name="Default"/>
        <table:table-row table:style-name="ro2">
          <table:table-cell/>
          <table:table-cell table:style-name="Default" table:number-columns-repeated="4"/>
          <table:table-cell/>
        </table:table-row>
        <table:table-row table:style-name="ro2">
          <table:table-cell/>
          <table:table-cell table:style-name="Default" office:value-type="string">
            <text:p>code</text:p>
          </table:table-cell>
          <table:table-cell table:style-name="Default" office:value-type="string">
            <text:p>cat</text:p>
          </table:table-cell>
          <table:table-cell table:style-name="Default" office:value-type="string">
            <text:p>page</text:p>
          </table:table-cell>
          <table:table-cell table:style-name="Default" office:value-type="string">
            <text:p>andNext</text:p>
          </table:table-cell>
          <table:table-cell office:value-type="string">
            <text:p>text</text:p>
          </table:table-cell>
        </table:table-row>
        <table:table-row table:style-name="ro2">
          <table:table-cell/>
          <table:table-cell office:value-type="string">
            <text:p>S 01</text:p>
          </table:table-cell>
          <table:table-cell office:value-type="string">
            <text:p>Utek</text:p>
          </table:table-cell>
          <table:table-cell office:value-type="float" office:value="1">
            <text:p>1</text:p>
          </table:table-cell>
          <table:table-cell office:value-type="string">
            <text:p>Zombies - Mesto|CH Odchod_20</text:p>
          </table:table-cell>
          <table:table-cell office:value-type="string">
            <text:p>Na co vas zadne cteni romanu neprpravi je, ze skutecne peklo prijde az po pokalypse. Prezili jsme konec sveta. Zalozili si malou enklavu. Pestovali zeleninu a najednou bum. Patrik, velitel nasi enklavy je pryc a my jsme na uteku. Zase mezi zombiky bez valne nadeje na budoucnost.</text:p>
          </table:table-cell>
        </table:table-row>
        <table:table-row table:style-name="ro2">
          <table:table-cell/>
          <table:table-cell office:value-type="string">
            <text:p>S 01</text:p>
          </table:table-cell>
          <table:table-cell office:value-type="string">
            <text:p>Utek</text:p>
          </table:table-cell>
          <table:table-cell office:value-type="float" office:value="2">
            <text:p>2</text:p>
          </table:table-cell>
          <table:table-cell office:value-type="string">
            <text:p>Vyhrana Mise</text:p>
          </table:table-cell>
          <table:table-cell office:value-type="string">
            <text:p>Prisli v prostredku noci. Meli jsme samozrejme rozestavene straze ale oni vedeli kdo kde hlida, kudy proniknout do lezeni a jak nas co nejrychleji porazit. Ze vsech stran to na me krici: Zrada. Ted se musime presunout z jejich dosahu, mimo jejich hlidky a mezitim muzeme zaccit pomalu zjistovat, co se vastne stalo.</text:p>
          </table:table-cell>
        </table:table-row>
        <table:table-row table:style-name="ro2">
          <table:table-cell/>
          <table:table-cell office:value-type="string">
            <text:p>S 01</text:p>
          </table:table-cell>
          <table:table-cell office:value-type="string">
            <text:p>Utek</text:p>
          </table:table-cell>
          <table:table-cell office:value-type="float" office:value="3">
            <text:p>3</text:p>
          </table:table-cell>
          <table:table-cell office:value-type="string">
            <text:p>Vyhrana Mise</text:p>
          </table:table-cell>
          <table:table-cell office:value-type="string">
            <text:p>Vyptavame se opatrne uz nekolik dni. Zacina se nam formovat co se vastne stalo. Vice lidi videlo mezi utocniky barvu klanu Stinu. Zakryte znaky ale kdyz mate jen jedine dobre obleceni, tezko na nem dobre zakryjete klanovou prislusnost. Stiny si a nas revir delaly zalusk uz dlouho. Jsou spise agresivni, kdyzto Patrik preferoval mirne obchodni praktiky.</text:p>
          </table:table-cell>
        </table:table-row>
        <table:table-row table:style-name="ro2">
          <table:table-cell/>
          <table:table-cell office:value-type="string">
            <text:p>S 01</text:p>
          </table:table-cell>
          <table:table-cell office:value-type="string">
            <text:p>Utek</text:p>
          </table:table-cell>
          <table:table-cell office:value-type="float" office:value="4">
            <text:p>4</text:p>
          </table:table-cell>
          <table:table-cell office:value-type="string">
            <text:p>Vyhrany Ukol</text:p>
          </table:table-cell>
          <table:table-cell office:value-type="string">
            <text:p>Podarilo se nam zajmout jednu hlidku Stinu. Doznali se ze to bylo loupezne prepadeni. Pry chteji rozsirovat sve teritorium. Proc ale zajmuli Patrika? Proslicha se ze je nazivu. Klec s nim vstavovali po nekolik dni v hlavnim lezeni aby si mohl kazdy plivnout.</text:p>
          </table:table-cell>
        </table:table-row>
        <table:table-row table:style-name="ro2">
          <table:table-cell/>
          <table:table-cell office:value-type="string">
            <text:p>S 01</text:p>
          </table:table-cell>
          <table:table-cell office:value-type="string">
            <text:p>Utek</text:p>
          </table:table-cell>
          <table:table-cell office:value-type="float" office:value="5">
            <text:p>5</text:p>
          </table:table-cell>
          <table:table-cell office:value-type="string">
            <text:p>Zombies - Krajina|MM Boure_24</text:p>
          </table:table-cell>
          <table:table-cell office:value-type="string">
            <text:p>Pomalu se blizime ke kraji mesta. Vcera nam zvedove donesli znepokojive zpravy. Za se ze se blizi dalsi z velkych pisecnych bouri. Kdybychom meli enklavu a nase zasoby, byla by to jen dalsi boure. Takovych prezivame tucet kazdy rok. Ale takhle? Mame malo casu a zasoby si musime opatrit nejak jinak.</text:p>
          </table:table-cell>
        </table:table-row>
        <table:table-row table:style-name="ro2">
          <table:table-cell/>
          <table:table-cell office:value-type="string">
            <text:p>S 01</text:p>
          </table:table-cell>
          <table:table-cell office:value-type="string">
            <text:p>Utek</text:p>
          </table:table-cell>
          <table:table-cell office:value-type="float" office:value="6">
            <text:p>6</text:p>
          </table:table-cell>
          <table:table-cell office:value-type="string">
            <text:p>Vyhrana Mise</text:p>
          </table:table-cell>
          <table:table-cell office:value-type="string">
            <text:p>Pred Koncem bylo tohle mesto pro milion lidi. Vozily se sem zasoby z poli vzdalenych i tisic mil. Pred 10 lety prisel Konec a vse se zastavilo. Nejdriv se mesto otrasalo, pak horelo, pak doutnalo a nakonec zavladlo ticho. Lide umreli nebo odesli. Mesta se zmocnila priroda.</text:p>
          </table:table-cell>
        </table:table-row>
        <table:table-row table:style-name="ro2">
          <table:table-cell/>
          <table:table-cell office:value-type="string">
            <text:p>S 01</text:p>
          </table:table-cell>
          <table:table-cell office:value-type="string">
            <text:p>Utek</text:p>
          </table:table-cell>
          <table:table-cell office:value-type="float" office:value="7">
            <text:p>7</text:p>
          </table:table-cell>
          <table:table-cell office:value-type="string">
            <text:p>Vyhrana Mise</text:p>
          </table:table-cell>
          <table:table-cell office:value-type="string">
            <text:p>Prvni nakazeni prisli ndlouho po Konci. Ze nektera zvirata vykazovala znamky nemoci, deformaci a zmen odporujicich zdravemu rozumua to si lide z nove formovanych enklav zvykli. Necekali ale jak rychle se to prenese i na lidi. Kdyz si enklavy zvykli sem tam zastrelit lidskeho Zombika, zacali se nakazeni organizovat do utocnych band.</text:p>
          </table:table-cell>
        </table:table-row>
        <table:table-row table:style-name="ro2">
          <table:table-cell/>
          <table:table-cell office:value-type="string">
            <text:p>S 01</text:p>
          </table:table-cell>
          <table:table-cell office:value-type="string">
            <text:p>Utek</text:p>
          </table:table-cell>
          <table:table-cell office:value-type="float" office:value="8">
            <text:p>8</text:p>
          </table:table-cell>
          <table:table-cell office:value-type="string">
            <text:p>Vyhrany Ukol</text:p>
          </table:table-cell>
          <table:table-cell office:value-type="string">
            <text:p>Lide se prizpusobi vsemu. V dnesnim svete kde zijeme v malych obrnenych enklavach, bojujeme se zombiky a pestujeme si zeleninu mezi troskami rozpadajicich se mrakorapu. Mame zase cily obchod mezi enklavami. Zelezni letos rozjeli prvni hut. A ve meste na vychode se pry formuje nova vlada. Bude potreba. Nektere bandy, jako tyhle Stiny, se zacaly specializovat na prepady slabsich enklav.</text:p>
          </table:table-cell>
        </table:table-row>
        <table:table-row table:style-name="ro2">
          <table:table-cell/>
          <table:table-cell office:value-type="string">
            <text:p>S 01</text:p>
          </table:table-cell>
          <table:table-cell office:value-type="string">
            <text:p>Utek</text:p>
          </table:table-cell>
          <table:table-cell office:value-type="float" office:value="9">
            <text:p>9</text:p>
          </table:table-cell>
          <table:table-cell office:value-type="string">
            <text:p>Zombies - Venkov|CH Informace_10</text:p>
          </table:table-cell>
          <table:table-cell office:value-type="string">
            <text:p>TBD</text:p>
          </table:table-cell>
        </table:table-row>
        <table:table-row table:style-name="ro2">
          <table:table-cell/>
          <table:table-cell office:value-type="string">
            <text:p>S 01</text:p>
          </table:table-cell>
          <table:table-cell office:value-type="string">
            <text:p>Utek</text:p>
          </table:table-cell>
          <table:table-cell office:value-type="float" office:value="10">
            <text:p>10</text:p>
          </table:table-cell>
          <table:table-cell office:value-type="string">
            <text:p>Vyhrana Mise</text:p>
          </table:table-cell>
          <table:table-cell office:value-type="string">
            <text:p>TBD</text:p>
          </table:table-cell>
        </table:table-row>
        <table:table-row table:style-name="ro2">
          <table:table-cell/>
          <table:table-cell office:value-type="string">
            <text:p>S 01</text:p>
          </table:table-cell>
          <table:table-cell office:value-type="string">
            <text:p>Utek</text:p>
          </table:table-cell>
          <table:table-cell office:value-type="float" office:value="11">
            <text:p>11</text:p>
          </table:table-cell>
          <table:table-cell office:value-type="string">
            <text:p>Vyhrana Mise</text:p>
          </table:table-cell>
          <table:table-cell office:value-type="string">
            <text:p>TBD</text:p>
          </table:table-cell>
        </table:table-row>
        <table:table-row table:style-name="ro2">
          <table:table-cell/>
          <table:table-cell office:value-type="string">
            <text:p>S 01</text:p>
          </table:table-cell>
          <table:table-cell office:value-type="string">
            <text:p>Utek</text:p>
          </table:table-cell>
          <table:table-cell office:value-type="float" office:value="12">
            <text:p>12</text:p>
          </table:table-cell>
          <table:table-cell office:value-type="string">
            <text:p>Vyhrany Ukol</text:p>
          </table:table-cell>
          <table:table-cell office:value-type="string">
            <text:p>TBD</text:p>
          </table:table-cell>
        </table:table-row>
        <table:table-row table:style-name="ro2">
          <table:table-cell/>
          <table:table-cell office:value-type="string">
            <text:p>S 01</text:p>
          </table:table-cell>
          <table:table-cell office:value-type="string">
            <text:p>Utek</text:p>
          </table:table-cell>
          <table:table-cell office:value-type="float" office:value="13">
            <text:p>13</text:p>
          </table:table-cell>
          <table:table-cell office:value-type="string">
            <text:p>Zombies - Tabor|Mise Boss</text:p>
          </table:table-cell>
          <table:table-cell office:value-type="string">
            <text:p>Cas na odplatu je zde.</text:p>
          </table:table-cell>
        </table:table-row>
        <table:table-row table:style-name="ro2" table:number-rows-repeated="2">
          <table:table-cell table:number-columns-repeated="6"/>
        </table:table-row>
        <table:table-row table:style-name="ro2">
          <table:table-cell table:number-columns-repeated="6"/>
        </table:table-row>
      </table:table>
      <table:database-ranges>
        <table:database-range table:name="__Anonymous_Sheet_DB__2" table:target-range-address="Dovednosti.A17:Dovednosti.G5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Noto Sans CJK SC"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102in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7">04/07/2020</text:date>, <text:time>00:0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5:16:24.988801989</meta:creation-date>
    <meta:generator>OpenOffice/4.1.4$Win32 OpenOffice.org_project/414m5$Build-9788</meta:generator>
    <dc:date>2020-04-07T00:06:25.67</dc:date>
    <meta:editing-duration>P19DT16H42M49S</meta:editing-duration>
    <meta:editing-cycles>231</meta:editing-cycles>
    <meta:document-statistic meta:table-count="18" meta:cell-count="2121" meta:object-count="0"/>
  </office:meta>
</office:document-meta>
</file>